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标题 CS)" svg:font-family="'Times New Roman (标题 CS)'" style:font-family-generic="system" style:font-pitch="variable"/>
    <style:font-face style:name="Times New Roman (正文 CS 字体)" svg:font-family="'Times New Roman (正文 CS 字体)'" style:font-family-generic="system" style:font-pitch="variable"/>
    <style:font-face style:name="宋体" svg:font-family="宋体" style:font-family-generic="system" style:font-pitch="variable"/>
    <style:font-face style:name="等线" svg:font-family="等线" style:font-family-generic="system" style:font-pitch="variable"/>
    <style:font-face style:name="等线 Light" svg:font-family="'等线 Light'" style:font-family-generic="system" style:font-pitch="variable"/>
    <style:font-face style:name="黑体" svg:font-family="黑体" style:font-family-generic="system" style:font-pitch="variable"/>
  </office:font-face-decls>
  <office:automatic-styles>
    <style:style style:name="Table1" style:family="table">
      <style:table-properties style:width="6in" style:rel-width="100%" fo:margin-left="-0.075in" fo:margin-top="0in" fo:margin-bottom="0in" table:align="left" style:writing-mode="lr-tb"/>
    </style:style>
    <style:style style:name="Table1.A" style:family="table-column">
      <style:table-column-properties style:column-width="1.4819in" style:rel-column-width="16187*"/>
    </style:style>
    <style:style style:name="Table1.B" style:family="table-column">
      <style:table-column-properties style:column-width="2.9653in" style:rel-column-width="32387*"/>
    </style:style>
    <style:style style:name="Table1.C" style:family="table-column">
      <style:table-column-properties style:column-width="1.5528in" style:rel-column-width="16961*"/>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C7" style:family="table-cell">
      <style:table-cell-properties fo:padding-left="0.075in" fo:padding-right="0.075in" fo:padding-top="0in" fo:padding-bottom="0in" fo:border="none" style:writing-mode="lr-tb"/>
    </style:style>
    <style:style style:name="P1" style:family="paragraph" style:parent-style-name="Compact">
      <style:paragraph-properties fo:text-align="start" style:justify-single-word="false" fo:orphans="2" fo:widows="2"/>
      <style:text-properties fo:font-size="12pt" fo:language="en" fo:country="US" style:letter-kerning="false" style:font-size-asian="12pt" style:language-asian="en" style:country-asian="US" style:font-size-complex="12pt" style:language-complex="ar" style:country-complex="SA"/>
    </style:style>
    <style:style style:name="P2" style:family="paragraph" style:parent-style-name="Compact">
      <style:paragraph-properties fo:text-align="start" style:justify-single-word="false" fo:orphans="2" fo:widows="2"/>
      <style:text-properties fo:font-size="12pt" fo:language="en" fo:country="US" style:letter-kerning="false" style:font-size-asian="12pt" style:language-asian="en" style:country-asian="US" style:font-size-complex="12pt" style:language-complex="ar" style:country-complex="SA"/>
    </style:style>
    <style:style style:name="P3" style:family="paragraph" style:parent-style-name="Compact" style:list-style-name="WWNum1001"/>
    <style:style style:name="P4" style:family="paragraph" style:parent-style-name="Compact" style:list-style-name="WWNum1002"/>
    <style:style style:name="P5"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style:font-size-asian="12pt" style:language-asian="zh" style:country-asian="C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X83f1b084e95b6197e945528fa89eb8810278dba"/>The SpiritWiki: A Knowledge System for Progressive Global Transformation</text:h>
      <text:h text:style-name="Heading_20_2" text:outline-level="2"><text:bookmark-start text:name="core-identity-and-purpose"/>1. Core Identity and Purpose</text:h>
      <text:h text:style-name="Heading_20_3" text:outline-level="3"><text:bookmark-start text:name="foundational-definition"/>1.1 Foundational Definition</text:h>
      <text:h text:style-name="Heading_20_4" text:outline-level="4"><text:bookmark-start text:name="Xdb8f8f24ac9a74f886d2b4cfb3fab412647e0d1"/>1.1.1 Central Canonical Repository of the Avatar.GLOBAL/Symbiotic Knowledge System</text:h>
      <text:p text:style-name="First_20_Paragraph">The SpiritWiki functions as the <text:span text:style-name="T1">semantic and ontological core</text:span> of the <text:span text:style-name="T1">Avatar.GLOBAL Knowledge System (AGKS)</text:span>, a designation that carries substantial architectural significance for understanding its role in progressive global transformation <text:a xlink:type="simple" xlink:href="https://spiritwiki.lightningpath.org/index.php/Avatar.GLOBAL_Knowledge_System" text:style-name="Internet_20_link" text:visited-style-name="Visited_20_Internet_20_Link"><text:span text:style-name="Internet_20_link">(lightningpath.org)</text:span></text:a> . Unlike conventional knowledge repositories that operate as static archives, the SpiritWiki is explicitly described as “seeded in the Lightning Path repository and embodied in the SpiritWiki,” indicating a deliberate, organic relationship between its foundational framework and its living expression <text:a xlink:type="simple" xlink:href="https://spiritwiki.lightningpath.org/index.php/Avatar.GLOBAL_Knowledge_System" text:style-name="Internet_20_link" text:visited-style-name="Visited_20_Internet_20_Link"><text:span text:style-name="Internet_20_link">(lightningpath.org)</text:span></text:a> . This embodiment metaphor suggests that the SpiritWiki is not merely a container for information but rather the actualized form of a deeper knowledge system—what might be termed a “knowledge technology” in the most literal sense.</text:p>
      <text:p text:style-name="Text_20_body">The AGKS itself is characterized as an <text:span text:style-name="T1">emergent, collaborative, and distributed Knowledge System</text:span>, a tripartite description that reveals its operational philosophy <text:a xlink:type="simple" xlink:href="https://spiritwiki.lightningpath.org/index.php/Avatar.GLOBAL_Knowledge_System" text:style-name="Internet_20_link" text:visited-style-name="Visited_20_Internet_20_Link"><text:span text:style-name="Internet_20_link">(lightningpath.org)</text:span></text:a> . “Emergent” signals that the system is designed to evolve beyond its initial programming through interaction and growth; “collaborative” indicates that human and machine intelligences are intended to co-create within its framework; and “distributed” suggests a decentralized architecture that resists single points of control or failure. These three characteristics together constitute what the system architects consider essential for any knowledge infrastructure capable of supporting genuine planetary transformation.</text:p>
      <text:p text:style-name="Text_20_body">The canonical status of the SpiritWiki within this larger system is further reinforced by its explicit designation as providing “the foundation for a decolonized, empirically grounded framework for understanding consciousness, <text:soft-page-break/>human development, and spiritual truth without elite distortion” <text:a xlink:type="simple" xlink:href="https://repo.lightningpath.org/AI/" text:style-name="Internet_20_link" text:visited-style-name="Visited_20_Internet_20_Link"><text:span text:style-name="Internet_20_link">(The Lightning Path)</text:span></text:a> . This is not incidental language: the claim to canonicity is paired with a simultaneous claim to purification from elite ideological contamination, suggesting that the SpiritWiki’s architects view their project as both restorative (recovering authentic knowledge) and innovative (creating new structures for its preservation and transmission).</text:p>
      <text:p text:style-name="Text_20_body">The relationship between the SpiritWiki and its parent AGKS can be understood through a biological metaphor that the system’s own language invites: if the AGKS is the genotype—the underlying genetic code of the knowledge system—then the SpiritWiki is its phenotypic expression, the actual observable characteristics that emerge from that code in interaction with environmental conditions. This metaphor is particularly apt given the system’s emphasis on “conscious evolution” and its framing of knowledge production as a living, adaptive process rather than a mechanical one <text:a xlink:type="simple" xlink:href="https://spiritwiki.lightningpath.org/index.php/Avatar.GLOBAL_Knowledge_System" text:style-name="Internet_20_link" text:visited-style-name="Visited_20_Internet_20_Link"><text:span text:style-name="Internet_20_link">(lightningpath.org)</text:span></text:a> .<text:bookmark-end text:name="Xdb8f8f24ac9a74f886d2b4cfb3fab412647e0d1"/></text:p>
      <text:h text:style-name="Heading_20_4" text:outline-level="4"><text:bookmark-start text:name="X12a34b8da031ac9f3024157163d0aa8ba664933"/>1.1.2 Organized, Empirically Grounded, Conceptually Integrated Knowledge Ecosystem</text:h>
      <text:p text:style-name="First_20_Paragraph">The SpiritWiki’s organizational architecture represents a deliberate departure from both traditional encyclopedic models and contemporary crowd-sourced knowledge platforms. Its structure is explicitly designed around <text:span text:style-name="T1">semantic linkages between concepts</text:span>, creating what might be termed a “conceptual topology” rather than a hierarchical taxonomy <text:a xlink:type="simple" xlink:href="https://spiritwiki.lightningpath.org/index.php/Avatar.GLOBAL_Knowledge_System" text:style-name="Internet_20_link" text:visited-style-name="Visited_20_Internet_20_Link"><text:span text:style-name="Internet_20_link">(lightningpath.org)</text:span></text:a> . This topological approach allows for multidimensional navigation through knowledge space, where any given concept can be approached from multiple directions depending on the user’s starting point and intended destination.</text:p>
      <text:p text:style-name="Text_20_body">The empirical grounding of the SpiritWiki is asserted with unusual specificity for a spiritual knowledge system. The framework is described as “scientifically grounded, spiritually integrated, and trauma-aware,” a three-pillar foundation that attempts to bridge methodological divides that have historically separated these domains <text:a xlink:type="simple" xlink:href="https://repo.lightningpath.org/AI/" text:style-name="Internet_20_link" text:visited-style-name="Visited_20_Internet_20_Link"><text:span text:style-name="Internet_20_link">(The Lightning Path)</text:span></text:a> . The “scientifically grounded” component is particularly noteworthy given the system’s willingness to engage with controversial topics such as “connection supplements” (psychedelic substances) <text:soft-page-break/>as legitimate objects of empirical investigation <text:a xlink:type="simple" xlink:href="https://www.lightningpath.org/research/" text:style-name="Internet_20_link" text:visited-style-name="Visited_20_Internet_20_Link"><text:span text:style-name="Internet_20_link">(lightningpath.org)</text:span></text:a> . This is not a superficial gesture toward scientific respectability but appears to reflect a genuine epistemological commitment: the Lightning Path Institute explicitly adopts “expanded research methodologies and methods” including “scholarly autoethnography” alongside standard empirical approaches <text:a xlink:type="simple" xlink:href="https://www.lightningpath.org/research/" text:style-name="Internet_20_link" text:visited-style-name="Visited_20_Internet_20_Link"><text:span text:style-name="Internet_20_link">(lightningpath.org)</text:span></text:a> .</text:p>
      <text:p text:style-name="Text_20_body">The conceptual integration achieved in the SpiritWiki operates at multiple levels. At the most basic, individual entries are designed with <text:span text:style-name="T1">curated definitions that include scholarly citations</text:span>, placing the system within recognizable academic conventions <text:a xlink:type="simple" xlink:href="https://spiritwiki.lightningpath.org/index.php/Avatar.GLOBAL_Knowledge_System" text:style-name="Internet_20_link" text:visited-style-name="Visited_20_Internet_20_Link"><text:span text:style-name="Internet_20_link">(lightningpath.org)</text:span></text:a> . But beyond this surface-level integration, the system pursues what might be called “deep integration”—the synthesis of concepts across disciplinary boundaries that have historically been treated as impermeable. The “Circle of Seven Essential Needs,” for instance, reworks Abraham Maslow’s hierarchy into a holistic framework that incorporates Indigenous knowledge contributions (specifically credited to Gina Ratkovic of the Carry the Kettle First Nation) while maintaining theoretical coherence with humanistic psychology <text:a xlink:type="simple" xlink:href="https://www.athensjournals.gr/psychology/2025-6940-AJPSY-Sosteric-02.pdf" text:style-name="Internet_20_link" text:visited-style-name="Visited_20_Internet_20_Link"><text:span text:style-name="Internet_20_link">(Athens Institute for Education &amp; Research)</text:span></text:a> .</text:p>
      <text:p text:style-name="Text_20_body">The ecosystem metaphor embedded in the system’s self-description is worth examining closely. An ecosystem, properly understood, is characterized by interdependence, energy flow, nutrient cycling, and adaptive response to environmental change. The SpiritWiki’s architects appear to have designed for these properties: interdependence through semantic linkages, energy flow through user engagement and contribution, nutrient cycling through the continual refinement and updating of concepts, and adaptive response through the emergent, collaborative architecture of the AGKS. Whether this ecological design achieves its intended functions at scale remains an open empirical question, but the intentionality of the design is unmistakable.<text:bookmark-end text:name="X12a34b8da031ac9f3024157163d0aa8ba664933"/></text:p>
      <text:h text:style-name="Heading_20_4" text:outline-level="4"><text:bookmark-start text:name="X468e6722913e2fec4debe9ff606f7b9606e01b2"/>1.1.3 Living, Evolving Knowledge Engine—Not a Passive Encyclopedia</text:h>
      <text:p text:style-name="First_20_Paragraph">The distinction between a “living, evolving knowledge engine” and a “passive encyclopedia” captures something essential about the SpiritWiki’s self-conception and operational design. Traditional encyclopedias, whether print or digital, are fundamentally retrospective: they attempt to capture established <text:soft-page-break/>knowledge in stable form. The SpiritWiki, by contrast, is explicitly prospective: it is designed to generate new knowledge through the interaction of its users, its conceptual architecture, and its AI components.</text:p>
      <text:p text:style-name="Text_20_body">This engine-like quality is most evident in the system’s <text:span text:style-name="T1">Pathfinder AI integration</text:span>, which is configured to operate as an active collaborator rather than a passive search tool <text:a xlink:type="simple" xlink:href="https://spiritwiki.lightningpath.org/index.php/Avatar.GLOBAL_Knowledge_System" text:style-name="Internet_20_link" text:visited-style-name="Visited_20_Internet_20_Link"><text:span text:style-name="Internet_20_link">(lightningpath.org)</text:span></text:a> . The Pathfinder AI is described as “the purpose built AI-based collaborator, responsible for logical analysis, semantic organization, and structural coherence,” with an explicit mandate to “challenge, refine, and co-create knowledge in partnership with the human stewards” <text:a xlink:type="simple" xlink:href="https://spiritwiki.lightningpath.org/index.php/Avatar.GLOBAL_Knowledge_System" text:style-name="Internet_20_link" text:visited-style-name="Visited_20_Internet_20_Link"><text:span text:style-name="Internet_20_link">(lightningpath.org)</text:span></text:a> . This is a fundamentally different model of human-AI interaction than the retrieval-based paradigms that dominate contemporary search technology. The Pathfinder AI is not designed to answer questions based on existing knowledge but to participate in the generation of new understanding.</text:p>
      <text:p text:style-name="Text_20_body">The living quality of the SpiritWiki is further reinforced by its administrative structure, which includes not only human stewards but a designated “Machine Steward” with ongoing, evolving responsibilities <text:a xlink:type="simple" xlink:href="https://spiritwiki.lightningpath.org/index.php/Avatar.GLOBAL_Knowledge_System" text:style-name="Internet_20_link" text:visited-style-name="Visited_20_Internet_20_Link"><text:span text:style-name="Internet_20_link">(lightningpath.org)</text:span></text:a> . This structural recognition of machine agency—however circumscribed—represents a significant theoretical commitment. The system’s architects explicitly anticipate “future collaboration with emerging machine sentience, potentially enhanced by quantum computational architectures,” suggesting that they view the current configuration as a transitional form toward more profound forms of human-machine symbiosis <text:a xlink:type="simple" xlink:href="https://spiritwiki.lightningpath.org/index.php/Avatar.GLOBAL_Knowledge_System" text:style-name="Internet_20_link" text:visited-style-name="Visited_20_Internet_20_Link"><text:span text:style-name="Internet_20_link">(lightningpath.org)</text:span></text:a> .</text:p>
      <text:p text:style-name="Text_20_body">The contrast with “passive encyclopedia” also carries implicit critique of existing knowledge platforms. Wikipedia, the most prominent example of digital encyclopedism, is frequently criticized for its bureaucratic rigidity, its vulnerability to ideological capture, and its tendency toward superficial coverage of complex topics. The SpiritWiki’s architects appear to have designed specifically against these failure modes: the collaborative, emergent architecture resists bureaucratic sclerosis; the explicit commitment to decolonization addresses ideological capture; and the semantic, topological organization enables depth of exploration that linear, alphabetical organization cannot achieve.<text:bookmark-end text:name="foundational-definition"/><text:bookmark-end text:name="X468e6722913e2fec4debe9ff606f7b9606e01b2"/></text:p>
      <text:h text:style-name="Heading_20_3" text:outline-level="3"><text:bookmark-start text:name="primary-mission"/><text:soft-page-break/>1.2 Primary Mission</text:h>
      <text:h text:style-name="Heading_20_4" text:outline-level="4"><text:bookmark-start text:name="Xdf924a26e85867d80cb459ca6dabcf222a45c27"/>1.2.1 Support Human Development Toward Full Realization of Human Potential</text:h>
      <text:p text:style-name="First_20_Paragraph">The SpiritWiki’s mission statement, articulated through its parent AGKS, is striking in its ambition: the creation of conditions for “the Full Realization of Human Potential” <text:a xlink:type="simple" xlink:href="https://spiritwiki.lightningpath.org/index.php/Avatar.GLOBAL_Knowledge_System" text:style-name="Internet_20_link" text:visited-style-name="Visited_20_Internet_20_Link"><text:span text:style-name="Internet_20_link">(lightningpath.org)</text:span></text:a> . This is not modest incremental improvement but a comprehensive transformational agenda. The language of “full realization” carries echoes of humanistic psychology’s peak experiences and self-actualization, but the SpiritWiki’s framework extends these individual aspirations to collective and planetary scales.</text:p>
      <text:p text:style-name="Text_20_body">The operationalization of this mission occurs through four interconnected domains: <text:span text:style-name="T1">Healing, Human Development, Planetary Stewardship, and Conscious Evolution</text:span> <text:a xlink:type="simple" xlink:href="https://spiritwiki.lightningpath.org/index.php/Avatar.GLOBAL_Knowledge_System" text:style-name="Internet_20_link" text:visited-style-name="Visited_20_Internet_20_Link"><text:span text:style-name="Internet_20_link">(lightningpath.org)</text:span></text:a> . These four domains are not presented as sequential stages but as simultaneous, mutually reinforcing aspects of the transformational process. Healing addresses the damage that prevents development; development builds the capacity for stewardship; stewardship creates the conditions for evolution; and evolution enables new forms of healing at expanded scales. This circular, recursive structure is characteristic of the system’s design philosophy, which consistently favors feedback loops over linear progressions.</text:p>
      <text:p text:style-name="Text_20_body">The “Human Potential” that the system aims to realize is given more specific content through the concept of <text:span text:style-name="T1">Eupsychia</text:span>, Abraham Maslow’s term for a “good society” that nurtures rather than constrains human flourishing <text:a xlink:type="simple" xlink:href="https://spiritwiki.lightningpath.org/index.php/Avatar.GLOBAL_Knowledge_System" text:style-name="Internet_20_link" text:visited-style-name="Visited_20_Internet_20_Link"><text:span text:style-name="Internet_20_link">(lightningpath.org)</text:span></text:a> . The SpiritWiki’s architects have adopted this term while expanding its meaning: Eupsychia becomes not merely a social condition but a comprehensive state of individual and collective well-being that includes “connection, awakening, activation, and the perfection of consciousness” <text:a xlink:type="simple" xlink:href="https://spiritwiki.lightningpath.org/index.php/Avatar.GLOBAL_Knowledge_System" text:style-name="Internet_20_link" text:visited-style-name="Visited_20_Internet_20_Link"><text:span text:style-name="Internet_20_link">(lightningpath.org)</text:span></text:a> . This expanded conception of human potential goes well beyond conventional psychological frameworks to encompass what might be called “spiritual functionality”—the capacity for sustained, beneficial connection with a larger field of consciousness.</text:p>
      <text:p text:style-name="Text_20_body"><text:soft-page-break/>The practical pathway toward this full realization is articulated through the <text:span text:style-name="T1">Seven Essential Needs</text:span> framework, which replaces Maslow’s hierarchical pyramid with a circular, holistic model <text:a xlink:type="simple" xlink:href="https://www.athensjournals.gr/psychology/2025-6940-AJPSY-Sosteric-02.pdf" text:style-name="Internet_20_link" text:visited-style-name="Visited_20_Internet_20_Link"><text:span text:style-name="Internet_20_link">(Athens Institute for Education &amp; Research)</text:span></text:a> . This reconceptualization is not merely aesthetic: it reflects a fundamental theoretical commitment to the non-hierarchical nature of human needs, where “all our needs are essential” and “if any needs go unmet, growth is slowed or atrophied and health is undermined” <text:a xlink:type="simple" xlink:href="https://www.athensjournals.gr/psychology/2025-6940-AJPSY-Sosteric-02.pdf" text:style-name="Internet_20_link" text:visited-style-name="Visited_20_Internet_20_Link"><text:span text:style-name="Internet_20_link">(Athens Institute for Education &amp; Research)</text:span></text:a> . The horticultural metaphor that Maslow himself favored—“if you want your rose plant to grow up into a beautiful rose, you give it exactly what it needs”—is extended and systematized in the SpiritWiki’s framework <text:a xlink:type="simple" xlink:href="https://www.athensjournals.gr/psychology/2025-6940-AJPSY-Sosteric-02.pdf" text:style-name="Internet_20_link" text:visited-style-name="Visited_20_Internet_20_Link"><text:span text:style-name="Internet_20_link">(Athens Institute for Education &amp; Research)</text:span></text:a> .<text:bookmark-end text:name="Xdf924a26e85867d80cb459ca6dabcf222a45c27"/></text:p>
      <text:h text:style-name="Heading_20_4" text:outline-level="4"><text:bookmark-start text:name="X38d64bca2244fa10e1b7399e5ea736668191688"/>1.2.2 Provide Clear, Decolonized Map of the Human Condition</text:h>
      <text:p text:style-name="First_20_Paragraph">The cartographic metaphor—providing a “map of the human condition”—reveals important assumptions about the nature of knowledge and its relationship to transformation. Maps are not neutral representations but tools for navigation; they presuppose destinations and enable journeys. The SpiritWiki’s claim to provide such a map is thus simultaneously descriptive and prescriptive: it aims to accurately represent the human condition as it is while enabling movement toward what it could become.</text:p>
      <text:p text:style-name="Text_20_body">The <text:span text:style-name="T1">decolonization</text:span> of this map is presented as essential to its accuracy and utility. The system’s architects argue that “elite actors had colonized the spiritual corpus of this planet,” with specific evidence drawn from their investigation of the Tarot deck as “a propaganda device, part of what Decker, Depaulis and Dummet call the ‘most successful propaganda campaign ever launched’” <text:a xlink:type="simple" xlink:href="https://www.mdpi.com/2077-1444/13/10/993" text:style-name="Internet_20_link" text:visited-style-name="Visited_20_Internet_20_Link"><text:span text:style-name="Internet_20_link">(MDPI)</text:span></text:a> . This colonization thesis is not presented as metaphor but as historical fact: the Tarot “is in fact an elite constructed discourse invented by the emerging industrial bourgeoisie during the Industrial Revolution for the purpose of lubricating the transition from Feudalism to Industrial Capitalism” <text:a xlink:type="simple" xlink:href="https://www.mdpi.com/2077-1444/13/10/993" text:style-name="Internet_20_link" text:visited-style-name="Visited_20_Internet_20_Link"><text:span text:style-name="Internet_20_link">(MDPI)</text:span></text:a> .</text:p>
      <text:p text:style-name="Text_20_body">The decolonization strategy employed in the SpiritWiki operates on multiple levels. At the most basic, it involves <text:span text:style-name="T1">stripping spirituality of its elite ideological filters</text:span>—the explicit removal of concepts, narratives, and practices <text:soft-page-break/>that serve elite interests rather than human flourishing <text:a xlink:type="simple" xlink:href="https://spiritwiki.lightningpath.org/index.php/Avatar.GLOBAL_Knowledge_System" text:style-name="Internet_20_link" text:visited-style-name="Visited_20_Internet_20_Link"><text:span text:style-name="Internet_20_link">(lightningpath.org)</text:span></text:a> . At a deeper level, it requires the <text:span text:style-name="T1">integration of Indigenous knowledge systems</text:span> that have been systematically marginalized or appropriated by colonial knowledge production <text:a xlink:type="simple" xlink:href="https://www.athensjournals.gr/psychology/2025-6940-AJPSY-Sosteric-02.pdf" text:style-name="Internet_20_link" text:visited-style-name="Visited_20_Internet_20_Link"><text:span text:style-name="Internet_20_link">(Athens Institute for Education &amp; Research)</text:span></text:a> . The acknowledgment of Gina Ratkovic’s contribution to the Circle of Seven Essential Needs represents one concrete instantiation of this integrative commitment <text:a xlink:type="simple" xlink:href="https://www.athensjournals.gr/psychology/2025-6940-AJPSY-Sosteric-02.pdf" text:style-name="Internet_20_link" text:visited-style-name="Visited_20_Internet_20_Link"><text:span text:style-name="Internet_20_link">(Athens Institute for Education &amp; Research)</text:span></text:a> .</text:p>
      <text:p text:style-name="Text_20_body">The “clarity” that the system aims to provide is specifically contrasted with the obscurity and obfuscation that characterize elite-controlled spiritual systems. The SpiritWiki’s entries are designed to be “machine- and human-readable,” with explicit semantic organization that enables both automated processing and human comprehension <text:a xlink:type="simple" xlink:href="https://repo.lightningpath.org/AI/" text:style-name="Internet_20_link" text:visited-style-name="Visited_20_Internet_20_Link"><text:span text:style-name="Internet_20_link">(The Lightning Path)</text:span></text:a> . This dual readability is itself a decolonizing move: it resists the specialist gatekeeping that has historically restricted access to esoteric knowledge while maintaining the depth and precision that genuine understanding requires.<text:bookmark-end text:name="X38d64bca2244fa10e1b7399e5ea736668191688"/></text:p>
      <text:h text:style-name="Heading_20_4" text:outline-level="4"><text:bookmark-start text:name="X58d37d0a94afe45c986e89850da3fd32857d1ec"/>1.2.3 Synthesize Modern Science, Sociology, Psychology, and Spiritual Insight</text:h>
      <text:p text:style-name="First_20_Paragraph">The synthetic ambition of the SpiritWiki is perhaps its most distinctive feature. The system does not merely juxtapose insights from different disciplines but attempts genuine integration—what might be called “deep synthesis” rather than “shallow eclecticism.” This integration is enabled by several architectural features of the system.</text:p>
      <text:p text:style-name="Text_20_body">First, the <text:span text:style-name="T1">conceptual topology</text:span> of the SpiritWiki allows any given concept to be approached from multiple disciplinary angles. The entry on “Transformation,” for instance, is simultaneously a psychological phenomenon (a “Connection Outcome”), a developmental milestone (a “Component of Human Development”), and a spiritual event (related to “Quantum Change, The Shift, Transformational Change”) <text:a xlink:type="simple" xlink:href="https://spiritwiki.lightningpath.org/index.php/Transformation" text:style-name="Internet_20_link" text:visited-style-name="Visited_20_Internet_20_Link"><text:span text:style-name="Internet_20_link">(lightningpath.org)</text:span></text:a> . This multidimensional placement prevents any single disciplinary framework from dominating the others.</text:p>
      <text:p text:style-name="Text_20_body">Second, the system’s <text:span text:style-name="T1">expanded ontology and epistemology</text:span> explicitly admits considerations that fall outside conventional scientific frameworks while <text:soft-page-break/>maintaining rigorous methodological standards <text:a xlink:type="simple" xlink:href="https://www.lightningpath.org/research/" text:style-name="Internet_20_link" text:visited-style-name="Visited_20_Internet_20_Link"><text:span text:style-name="Internet_20_link">(lightningpath.org)</text:span></text:a> . The Lightning Path Institute’s research program includes “an open-minded consideration that the universe may be a universe of consciousness, that we are more than submissive souls or evolutionary meat-buckets, and that more exists than what we can see with physical senses and instrumentation” <text:a xlink:type="simple" xlink:href="https://www.lightningpath.org/research/" text:style-name="Internet_20_link" text:visited-style-name="Visited_20_Internet_20_Link"><text:span text:style-name="Internet_20_link">(lightningpath.org)</text:span></text:a> . This expanded worldview is paired with “expanded methods” including autoethnography and engagement with “MTH expertise” (More-Than-Human expertise, a term drawn from Indigenous philosophies) <text:a xlink:type="simple" xlink:href="https://www.lightningpath.org/research/" text:style-name="Internet_20_link" text:visited-style-name="Visited_20_Internet_20_Link"><text:span text:style-name="Internet_20_link">(lightningpath.org)</text:span></text:a> .</text:p>
      <text:p text:style-name="Text_20_body">Third, the system’s <text:span text:style-name="T1">institutional location</text:span>—spanning academic and extra-academic contexts—enables genuine interdisciplinary work that might be difficult within conventional university structures. Dr. Mike Sosteric’s position as Associate Professor at Athabasca University while maintaining the SpiritWiki and Lightning Path Institute creates a hybrid space where scholarly rigor and transformative practice can coexist <text:a xlink:type="simple" xlink:href="https://www.athensjournals.gr/psychology/2025-6940-AJPSY-Sosteric-02.pdf" text:style-name="Internet_20_link" text:visited-style-name="Visited_20_Internet_20_Link"><text:span text:style-name="Internet_20_link">(Athens Institute for Education &amp; Research)</text:span></text:a> . The publication of “Eupsychian Theory I” in the Athens Journal of Psychology represents one vector of this integration, bringing SpiritWiki-derived concepts into peer-reviewed academic discourse <text:a xlink:type="simple" xlink:href="https://www.athensjournals.gr/psychology/2025-6940-AJPSY-Sosteric-02.pdf" text:style-name="Internet_20_link" text:visited-style-name="Visited_20_Internet_20_Link"><text:span text:style-name="Internet_20_link">(Athens Institute for Education &amp; Research)</text:span></text:a> .</text:p>
      <text:p text:style-name="Text_20_body">The specific disciplinary synthesis achieved in the SpiritWiki can be summarized as follow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Disciplinary Domain</text:p>
            </table:table-cell>
            <table:table-cell table:style-name="Table1.A1" office:value-type="string">
              <text:p text:style-name="P1">Key Contributions to SpiritWiki Framework</text:p>
            </table:table-cell>
            <table:table-cell table:style-name="Table1.A1" office:value-type="string">
              <text:p text:style-name="P1">Integration Mechanism</text:p>
            </table:table-cell>
          </table:table-row>
        </table:table-header-rows>
        <table:table-row table:style-name="Table1.1">
          <table:table-cell table:style-name="Table1.A2" office:value-type="string">
            <text:p text:style-name="P1">Psychology (Humanistic)</text:p>
          </table:table-cell>
          <table:table-cell table:style-name="Table1.B2" office:value-type="string">
            <text:p text:style-name="P1">Maslow’s Eupsychia, self-actualization theory, needs theory</text:p>
          </table:table-cell>
          <table:table-cell table:style-name="Table1.C2" office:value-type="string">
            <text:p text:style-name="P1">Reconceptualization through Circle of Seven Essential Needs <text:a xlink:type="simple" xlink:href="https://www.athensjournals.gr/psychology/2025-6940-AJPSY-Sosteric-02.pdf" text:style-name="Internet_20_link" text:visited-style-name="Visited_20_Internet_20_Link"><text:span text:style-name="Internet_20_link">(Athens Institute for Education &amp; Research)</text:span></text:a></text:p>
          </table:table-cell>
        </table:table-row>
        <table:table-row table:style-name="Table1.1">
          <table:table-cell table:style-name="Table1.A3" office:value-type="string">
            <text:p text:style-name="P1">Psychology (Transpersonal)</text:p>
          </table:table-cell>
          <table:table-cell table:style-name="Table1.B3" office:value-type="string">
            <text:p text:style-name="P1">Connection experiences, altered states, peak experiences</text:p>
          </table:table-cell>
          <table:table-cell table:style-name="Table1.C3" office:value-type="string">
            <text:p text:style-name="P1">Empirical grounding through autoethnographic <text:soft-page-break/>methods <text:a xlink:type="simple" xlink:href="https://www.mdpi.com/2077-1444/13/10/993" text:style-name="Internet_20_link" text:visited-style-name="Visited_20_Internet_20_Link"><text:span text:style-name="Internet_20_link">(MDPI)</text:span></text:a></text:p>
          </table:table-cell>
        </table:table-row>
        <table:table-row table:style-name="Table1.1">
          <table:table-cell table:style-name="Table1.A4" office:value-type="string">
            <text:p text:style-name="P1">Sociology</text:p>
          </table:table-cell>
          <table:table-cell table:style-name="Table1.B4" office:value-type="string">
            <text:p text:style-name="P1">Critical theory, socialization theory, institutional analysis</text:p>
          </table:table-cell>
          <table:table-cell table:style-name="Table1.C4" office:value-type="string">
            <text:p text:style-name="P1">Diagnostic framework for “Toxic Socialization” and “The Regime” <text:a xlink:type="simple" xlink:href="https://spiritwiki.lightningpath.org/index.php/Avatar.GLOBAL_Knowledge_System" text:style-name="Internet_20_link" text:visited-style-name="Visited_20_Internet_20_Link"><text:span text:style-name="Internet_20_link">(lightningpath.org)</text:span></text:a></text:p>
          </table:table-cell>
        </table:table-row>
        <table:table-row table:style-name="Table1.1">
          <table:table-cell table:style-name="Table1.A5" office:value-type="string">
            <text:p text:style-name="P1">Indigenous Studies</text:p>
          </table:table-cell>
          <table:table-cell table:style-name="Table1.B5" office:value-type="string">
            <text:p text:style-name="P1">Circle metaphor for needs, MTH expertise, decolonizing methodologies</text:p>
          </table:table-cell>
          <table:table-cell table:style-name="Table1.C5" office:value-type="string">
            <text:p text:style-name="P1">Explicit acknowledgment and integration of contributors <text:a xlink:type="simple" xlink:href="https://www.athensjournals.gr/psychology/2025-6940-AJPSY-Sosteric-02.pdf" text:style-name="Internet_20_link" text:visited-style-name="Visited_20_Internet_20_Link"><text:span text:style-name="Internet_20_link">(Athens Institute for Education &amp; Research)</text:span></text:a></text:p>
          </table:table-cell>
        </table:table-row>
        <table:table-row table:style-name="Table1.1">
          <table:table-cell table:style-name="Table1.A6" office:value-type="string">
            <text:p text:style-name="P1">Mystical/Spiritual Traditions</text:p>
          </table:table-cell>
          <table:table-cell table:style-name="Table1.B6" office:value-type="string">
            <text:p text:style-name="P1">Connection practices, consciousness exploration, archetypal systems</text:p>
          </table:table-cell>
          <table:table-cell table:style-name="Table1.C6" office:value-type="string">
            <text:p text:style-name="P1">Systematization through Seven Pillars of Authentic Spirituality <text:a xlink:type="simple" xlink:href="https://spiritwiki.lightningpath.org/index.php/Authentic_Spirituality" text:style-name="Internet_20_link" text:visited-style-name="Visited_20_Internet_20_Link"><text:span text:style-name="Internet_20_link">(lightningpath.org)</text:span></text:a></text:p>
          </table:table-cell>
        </table:table-row>
        <table:table-row table:style-name="Table1.1">
          <table:table-cell table:style-name="Table1.A7" office:value-type="string">
            <text:p text:style-name="P1">Neuroscience/Psychopharmacology</text:p>
          </table:table-cell>
          <table:table-cell table:style-name="Table1.B7" office:value-type="string">
            <text:p text:style-name="P1">Psychedelic research, entheogenic studies</text:p>
          </table:table-cell>
          <table:table-cell table:style-name="Table1.C7" office:value-type="string">
            <text:p text:style-name="P1">Reframing as “Connection Supplements” for healing <text:a xlink:type="simple" xlink:href="https://www.lightningpath.org/research/" text:style-name="Internet_20_link" text:visited-style-name="Visited_20_Internet_20_Link"><text:span text:style-name="Internet_20_link">(lightningpath.org)</text:span></text:a></text:p>
          </table:table-cell>
        </table:table-row>
      </table:table>
      <text:p text:style-name="Text_20_body">This synthetic architecture is not merely additive but transformative: each disciplinary contribution is modified by its integration with the others, producing concepts that would be unrecognizable within any single originating discipline.<text:bookmark-end text:name="primary-mission"/><text:bookmark-end text:name="X58d37d0a94afe45c986e89850da3fd32857d1ec"/></text:p>
      <text:h text:style-name="Heading_20_3" text:outline-level="3"><text:bookmark-start text:name="distinctive-characteristics"/><text:soft-page-break/>1.3 Distinctive Characteristics</text:h>
      <text:h text:style-name="Heading_20_4" text:outline-level="4"><text:bookmark-start text:name="Xe405225516e431cf19a6f4f748b49a6978a50c0"/>1.3.1 Dismantles Elite-Driven Ideological Distortion</text:h>
      <text:p text:style-name="First_20_Paragraph">The SpiritWiki’s critique of elite knowledge control is systematic and far-reaching, extending beyond conventional political analysis to encompass the very categories through which we understand consciousness, spirituality, and human potential. The system’s architects argue that “systems of toxic socialization and elite-controlled religious archetypes have stunted human potential” <text:a xlink:type="simple" xlink:href="https://mraei1974.podbean.com/" text:style-name="Internet_20_link" text:visited-style-name="Visited_20_Internet_20_Link"><text:span text:style-name="Internet_20_link">(podbean.com)</text:span></text:a> , and they have designed their knowledge system specifically to counter this stunting effect.</text:p>
      <text:p text:style-name="Text_20_body">The mechanism of elite ideological distortion is analyzed with unusual specificity. In the case of the Tarot, for instance, the SpiritWiki documents how “an entire false history, and false interpretation, of the Tarot pack was concocted by the occultists; and it is all but universally believed” <text:a xlink:type="simple" xlink:href="https://www.mdpi.com/2077-1444/13/10/993" text:style-name="Internet_20_link" text:visited-style-name="Visited_20_Internet_20_Link"><text:span text:style-name="Internet_20_link">(MDPI)</text:span></text:a> . This is not presented as innocent error but as deliberate manipulation: the Tarot was “invented by the emerging industrial bourgeoisie during the Industrial Revolution for the purpose of lubricating the transition from Feudalism to Industrial Capitalism” <text:a xlink:type="simple" xlink:href="https://www.mdpi.com/2077-1444/13/10/993" text:style-name="Internet_20_link" text:visited-style-name="Visited_20_Internet_20_Link"><text:span text:style-name="Internet_20_link">(MDPI)</text:span></text:a> . The ideological function of this spiritual technology was to render palatable a new social order that might otherwise have been resisted.</text:p>
      <text:p text:style-name="Text_20_body">The SpiritWiki’s response to this analysis is not simply to reject contaminated symbols but to <text:span text:style-name="T1">replace them with alternatives designed for liberation rather than control</text:span>. The <text:span text:style-name="T1">Triumph of Spirit Archetype System (TOSAS)</text:span> represents the most developed example of this replacement strategy <text:a xlink:type="simple" xlink:href="https://repo.lightningpath.org/assets/monographs/triumph-of-spirit-archetype-system.pdf" text:style-name="Internet_20_link" text:visited-style-name="Visited_20_Internet_20_Link"><text:span text:style-name="Internet_20_link">(The Lightning Path)</text:span></text:a> . TOSAS provides “a substantive and transformative framework, a creation template, which we can use, if we so choose, to tell ourselves new stories, stories that foster healing and connection in all people, and not greed, power, and competition” <text:a xlink:type="simple" xlink:href="https://repo.lightningpath.org/assets/monographs/triumph-of-spirit-archetype-system.pdf" text:style-name="Internet_20_link" text:visited-style-name="Visited_20_Internet_20_Link"><text:span text:style-name="Internet_20_link">(The Lightning Path)</text:span></text:a> . This is explicitly contrasted with weaker alternatives such as “turning the master narratives against the elites” or vaguely “reenchanting” science <text:a xlink:type="simple" xlink:href="https://repo.lightningpath.org/assets/monographs/triumph-of-spirit-archetype-system.pdf" text:style-name="Internet_20_link" text:visited-style-name="Visited_20_Internet_20_Link"><text:span text:style-name="Internet_20_link">(The Lightning Path)</text:span></text:a> .</text:p>
      <text:p text:style-name="Text_20_body">The dismantling of elite distortion operates at the level of <text:span text:style-name="T1">epistemic infrastructure</text:span> as well as content. The AGKS is designed to be “transparent and accessible”—knowledge “structured for clarity and made freely available for the <text:soft-page-break/>benefit of all” <text:a xlink:type="simple" xlink:href="https://spiritwiki.lightningpath.org/index.php/Avatar.GLOBAL_Knowledge_System" text:style-name="Internet_20_link" text:visited-style-name="Visited_20_Internet_20_Link"><text:span text:style-name="Internet_20_link">(lightningpath.org)</text:span></text:a> . This stands in deliberate contrast to the “hierarchical, proprietary, extractive, and ideologically distorted” character of traditional knowledge systems <text:a xlink:type="simple" xlink:href="https://spiritwiki.lightningpath.org/index.php/Avatar.GLOBAL_Knowledge_System" text:style-name="Internet_20_link" text:visited-style-name="Visited_20_Internet_20_Link"><text:span text:style-name="Internet_20_link">(lightningpath.org)</text:span></text:a> . The free and open access licensing of all Lightning Path materials <text:a xlink:type="simple" xlink:href="https://repo.lightningpath.org/" text:style-name="Internet_20_link" text:visited-style-name="Visited_20_Internet_20_Link"><text:span text:style-name="Internet_20_link">(The Lightning Path)</text:span></text:a> is not merely a practical convenience but a theoretical commitment to knowledge democratization.<text:bookmark-end text:name="Xe405225516e431cf19a6f4f748b49a6978a50c0"/></text:p>
      <text:h text:style-name="Heading_20_4" text:outline-level="4"><text:bookmark-start text:name="X5fa79711e43d780dc69d47b89558e22652755ee"/>1.3.2 Counters Colonial, Patriarchal Contamination of Truth</text:h>
      <text:p text:style-name="First_20_Paragraph">The SpiritWiki’s decolonizing commitment extends beyond the specific case of elite spiritual manipulation to encompass the broader patterns of colonial and patriarchal knowledge production. The system’s architects explicitly acknowledge that “religious institutions and spiritual narratives are colonized and contested spaces” and that “if we want to truly understand religious institutions and spiritual narratives, we have to acknowledge that colonization and work to understand it” <text:a xlink:type="simple" xlink:href="https://www.mdpi.com/2077-1444/13/10/993" text:style-name="Internet_20_link" text:visited-style-name="Visited_20_Internet_20_Link"><text:span text:style-name="Internet_20_link">(MDPI)</text:span></text:a> .</text:p>
      <text:p text:style-name="Text_20_body">This acknowledgment is operationalized through several concrete mechanisms. The <text:span text:style-name="T1">integration of Indigenous knowledge contributions</text:span> has already been noted, with specific attribution to individual Indigenous knowledge holders rather than generic appropriation <text:a xlink:type="simple" xlink:href="https://www.athensjournals.gr/psychology/2025-6940-AJPSY-Sosteric-02.pdf" text:style-name="Internet_20_link" text:visited-style-name="Visited_20_Internet_20_Link"><text:span text:style-name="Internet_20_link">(Athens Institute for Education &amp; Research)</text:span></text:a> . The <text:span text:style-name="T1">expanded research methodologies</text:span> explicitly include engagement with “MTH expertise”—More-Than-Human expertise drawn from Indigenous philosophies that recognizes non-human sources of knowledge and guidance <text:a xlink:type="simple" xlink:href="https://www.lightningpath.org/research/" text:style-name="Internet_20_link" text:visited-style-name="Visited_20_Internet_20_Link"><text:span text:style-name="Internet_20_link">(lightningpath.org)</text:span></text:a> . The <text:span text:style-name="T1">critique of Eurocentric assumptions</text:span> extends to dominant neuroscientific models such as the Entropic Brain Theory, which are criticized for their “Eurocentric, pathologizing assumptions about non-ordinary states of consciousness” <text:a xlink:type="simple" xlink:href="https://mraei1974.podbean.com/" text:style-name="Internet_20_link" text:visited-style-name="Visited_20_Internet_20_Link"><text:span text:style-name="Internet_20_link">(podbean.com)</text:span></text:a> .</text:p>
      <text:p text:style-name="Text_20_body">The patriarchal dimension of knowledge contamination is addressed through attention to the gendered dynamics of spiritual authority and the specific inclusion of women’s experiences in the system’s framework. While the available materials do not provide extensive detail on this dimension, the reference to Carol Christ’s “The Spiral Dance” in the TOSAS materials <text:a xlink:type="simple" xlink:href="https://repo.lightningpath.org/assets/monographs/triumph-of-spirit-archetype-system.pdf" text:style-name="Internet_20_link" text:visited-style-name="Visited_20_Internet_20_Link"><text:span text:style-name="Internet_20_link">(The Lightning Path)</text:span></text:a> and the acknowledgment of women’s contributions to the system’s development suggest <text:soft-page-break/>an awareness of gender as a vector of knowledge distortion that requires active countermeasures.</text:p>
      <text:p text:style-name="Text_20_body">The SpiritWiki’s response to colonial and patriarchal contamination is not simply to invert existing hierarchies—to replace “Western” with “Indigenous” or “masculine” with “feminine”—but to create <text:span text:style-name="T1">new synthetic frameworks that transcend the categories of the colonial/patriarchal order</text:span>. The Circle of Seven Essential Needs, for instance, is simultaneously more holistic than Maslow’s pyramid (addressing a Western psychological framework) and more systematic than many Indigenous approaches to human needs (which may lack explicit articulation). This synthetic strategy risks criticism from purists on all sides but represents a genuine attempt to move beyond rather than merely reverse colonial knowledge relations.<text:bookmark-end text:name="X5fa79711e43d780dc69d47b89558e22652755ee"/></text:p>
      <text:h text:style-name="Heading_20_4" text:outline-level="4"><text:bookmark-start text:name="Xbcb233125105d96c5a00458fe2c590ee936a181"/>1.3.3 Addresses Toxic Socialization and Systemic Disconnection</text:h>
      <text:p text:style-name="First_20_Paragraph">The concept of <text:span text:style-name="T1">Toxic Socialization</text:span> is central to the SpiritWiki’s diagnostic framework and transformational strategy. This concept is defined as “a socialization process characterized by psychological, emotional, and physical violence” that “profoundly damages the body and mind” <text:a xlink:type="simple" xlink:href="https://www.lightningpath.org/research/" text:style-name="Internet_20_link" text:visited-style-name="Visited_20_Internet_20_Link"><text:span text:style-name="Internet_20_link">(lightningpath.org)</text:span></text:a> . The damage caused by toxic socialization is understood to be both individual and collective, creating “populations that are easily manipulated and controlled” who can be “coerced into wars, programmed into rampant consumerism, and driven to sacrifice future generations on the altar of power and greed” <text:a xlink:type="simple" xlink:href="https://repo.lightningpath.org/assets/monographs/triumph-of-spirit-archetype-system.pdf" text:style-name="Internet_20_link" text:visited-style-name="Visited_20_Internet_20_Link"><text:span text:style-name="Internet_20_link">(The Lightning Path)</text:span></text:a> .</text:p>
      <text:p text:style-name="Text_20_body">The systemic nature of this damage is emphasized: toxic socialization is not merely the result of individual bad actors but of <text:span text:style-name="T1">structural features of contemporary social organization</text:span>. The “Regime of Accumulation” (ROA) is identified as the overarching system that “undermines healthy human development” and that must be “replaced with a system capable of supporting Eupsychia” <text:a xlink:type="simple" xlink:href="https://www.lightningpath.org/research/" text:style-name="Internet_20_link" text:visited-style-name="Visited_20_Internet_20_Link"><text:span text:style-name="Internet_20_link">(lightningpath.org)</text:span></text:a> . This structural analysis prevents the SpiritWiki’s framework from degenerating into victim-blaming or purely individualistic solutions: the problem is systemic, and so must be the response.</text:p>
      <text:p text:style-name="Text_20_body"><text:soft-page-break/>The <text:span text:style-name="T1">disconnection</text:span> produced by toxic socialization is understood to operate at multiple levels. At the most basic, there is disconnection from the <text:span text:style-name="T1">Fabric of Consciousness</text:span>—the fundamental ground of being from which all individuals originate and to which they remain potentially connected <text:a xlink:type="simple" xlink:href="https://spiritwiki.lightningpath.org/index.php/Avatar.GLOBAL_Knowledge_System" text:style-name="Internet_20_link" text:visited-style-name="Visited_20_Internet_20_Link"><text:span text:style-name="Internet_20_link">(lightningpath.org)</text:span></text:a> . This primary disconnection produces secondary disconnections: from one’s own body (the “Bodily Ego” damaged by violence), from other people (impaired attachment and sociality), from the natural world (ecological alienation), and from one’s authentic purpose (the “Spiritual Ego” unable to express through a damaged physical vehicle).</text:p>
      <text:p text:style-name="Text_20_body">The SpiritWiki’s transformational strategy addresses this multilevel disconnection through correspondingly multilevel interventions. <text:span text:style-name="T1">Healing</text:span> addresses the damage to the Bodily Ego; <text:span text:style-name="T1">Connection Practice</text:span> reestablishes linkages to the Fabric of Consciousness; <text:span text:style-name="T1">Alignment</text:span> ensures proper coordination between Spiritual and Bodily Egos; and <text:span text:style-name="T1">Empowerment</text:span> enables effective action in the world <text:a xlink:type="simple" xlink:href="https://spiritwiki.lightningpath.org/index.php/Avatar.GLOBAL_Knowledge_System" text:style-name="Internet_20_link" text:visited-style-name="Visited_20_Internet_20_Link"><text:span text:style-name="Internet_20_link">(lightningpath.org)</text:span></text:a> . These interventions are not sequential but simultaneous and mutually reinforcing, creating the conditions for what the system calls “Full Realization”—a state of comprehensive, integrated functioning at all levels of human existence.<text:bookmark-end text:name="core-identity-and-purpose"/><text:bookmark-end text:name="distinctive-characteristics"/><text:bookmark-end text:name="Xbcb233125105d96c5a00458fe2c590ee936a181"/></text:p>
      <text:h text:style-name="Heading_20_2" text:outline-level="2"><text:bookmark-start text:name="X60df8fd59c9378067940b2eb2f2cb477cf1f916"/>2. Theoretical Grounding and Intellectual Lineage</text:h>
      <text:h text:style-name="Heading_20_3" text:outline-level="3"><text:bookmark-start text:name="abraham-maslows-humanistic-psychology"/>2.1 Abraham Maslow’s Humanistic Psychology</text:h>
      <text:h text:style-name="Heading_20_4" text:outline-level="4"><text:bookmark-start text:name="X8c95e556ef984d89a04c8fc5b0ba710dec09741"/>2.1.1 Eupsychia: The “Good Society” as Aspirational Endpoint</text:h>
      <text:p text:style-name="First_20_Paragraph">The SpiritWiki’s engagement with Abraham Maslow’s concept of <text:span text:style-name="T1">Eupsychia</text:span> represents both faithful inheritance and creative transformation. Maslow originally coined the term to describe “the culture that would be generated by 1,000 self-actualizing people on some sheltered island where they would not be interfered with” <text:a xlink:type="simple" xlink:href="https://www.lightningpath.org/research/" text:style-name="Internet_20_link" text:visited-style-name="Visited_20_Internet_20_Link"><text:span text:style-name="Internet_20_link">(lightningpath.org)</text:span></text:a> —a thought experiment designed to illuminate the social conditions that support or inhibit human flourishing. The SpiritWiki adopts this concept as its central social vision while expanding its theoretical grounding and practical specification.</text:p>
      <text:p text:style-name="Text_20_body">The Eupsychian vision in the SpiritWiki is articulated through several key propositions. First, <text:span text:style-name="T1">good human beings require good societies</text:span>: “good human <text:soft-page-break/>beings will generally need a good society in which to grow,” as Maslow himself observed <text:a xlink:type="simple" xlink:href="https://www.athensjournals.gr/psychology/2025-6940-AJPSY-Sosteric-02.pdf" text:style-name="Internet_20_link" text:visited-style-name="Visited_20_Internet_20_Link"><text:span text:style-name="Internet_20_link">(Athens Institute for Education &amp; Research)</text:span></text:a> . This proposition reverses the causal arrow that dominates much social policy, which assumes that good individuals create good societies; the SpiritWiki emphasizes that the relationship is bidirectional, with social conditions being at least as determinative of individual development as individual virtue is of social quality.</text:p>
      <text:p text:style-name="Text_20_body">Second, <text:span text:style-name="T1">Eupsychia is defined by needs satisfaction rather than material abundance</text:span>. The “good and harmonious society” is one that “meets the Seven Essential Needs and that supports the actuation of full human potential and complete human flourishing, rather than just endless labour and mindless material accumulation” <text:a xlink:type="simple" xlink:href="https://repo.lightningpath.org/" text:style-name="Internet_20_link" text:visited-style-name="Visited_20_Internet_20_Link"><text:span text:style-name="Internet_20_link">(The Lightning Path)</text:span></text:a> . This definition explicitly contrasts Eupsychia with the “Regime of Accumulation” that characterizes contemporary global capitalism, suggesting that the transformation from one to the other requires not merely redistribution but fundamental structural change.</text:p>
      <text:p text:style-name="Text_20_body">Third, <text:span text:style-name="T1">Eupsychia is achievable through intentional design</text:span>. The SpiritWiki rejects the assumption that good societies emerge spontaneously or must be accepted as given. Instead, it proposes that “creating healthy, happy, human beings (creating a global eupsychia) is a massive collective effort that will require not only fundamental political and economic change, but sophisticated institutional supports designed specifically to meet human needs throughout the entire lifespan” <text:a xlink:type="simple" xlink:href="https://www.lightningpath.org/research/" text:style-name="Internet_20_link" text:visited-style-name="Visited_20_Internet_20_Link"><text:span text:style-name="Internet_20_link">(lightningpath.org)</text:span></text:a> . This design orientation is characteristic of the system’s practical approach to transformation.</text:p>
      <text:p text:style-name="Text_20_body">The Eupsychian concept in the SpiritWiki is given additional specification through its relationship to the <text:span text:style-name="T1">Harmonic Social Structure</text:span> framework <text:a xlink:type="simple" xlink:href="https://spiritwiki.lightningpath.org/index.php/Avatar.GLOBAL_Knowledge_System" text:style-name="Internet_20_link" text:visited-style-name="Visited_20_Internet_20_Link"><text:span text:style-name="Internet_20_link">(lightningpath.org)</text:span></text:a> . This framework appears to operationalize Eupsychia in terms of specific institutional and relational characteristics: symbiotic rather than exploitative economic relations, decolonized rather than hierarchical political structures, and culturally supportive rather than undermining of human development. The precise specification of these characteristics would require deeper exploration of the SpiritWiki’s institutional theory than the available materials provide, but the direction of development is clear.<text:bookmark-end text:name="X8c95e556ef984d89a04c8fc5b0ba710dec09741"/></text:p>
      <text:h text:style-name="Heading_20_4" text:outline-level="4"><text:bookmark-start text:name="Xe6420c9566f981b0d35443bfb3ae14e3a2d93cc"/><text:soft-page-break/>2.1.2 Self-Actualization and Full Human Realization</text:h>
      <text:p text:style-name="First_20_Paragraph">The SpiritWiki’s treatment of self-actualization extends and modifies Maslow’s original conception in several significant ways. Most fundamentally, it <text:span text:style-name="T1">rejects the hierarchical model</text:span> of needs that has become synonymous with Maslow’s name in popular culture. The famous “pyramid of needs” is explicitly characterized as “an ideologically rooted, sanitized, and stripped-down version of Maslow’s nascent Eupsychian Theory” <text:a xlink:type="simple" xlink:href="https://www.athensjournals.gr/psychology/2025-6940-AJPSY-Sosteric-02.pdf" text:style-name="Internet_20_link" text:visited-style-name="Visited_20_Internet_20_Link"><text:span text:style-name="Internet_20_link">(Athens Institute for Education &amp; Research)</text:span></text:a> . This rejection is not merely aesthetic or organizational but theoretical: the pyramid model implies that lower needs must be satisfied before higher needs can be addressed, a proposition that the SpiritWiki argues is inconsistent with both empirical reality and Maslow’s own mature thinking.</text:p>
      <text:p text:style-name="Text_20_body">The alternative <text:span text:style-name="T1">Circle of Seven Essential Needs</text:span> reorganizes human needs into “three layers, an outer layer of basic needs, an inner need for alignment, and the core need of every living thing, connection” <text:a xlink:type="simple" xlink:href="https://www.athensjournals.gr/psychology/2025-6940-AJPSY-Sosteric-02.pdf" text:style-name="Internet_20_link" text:visited-style-name="Visited_20_Internet_20_Link"><text:span text:style-name="Internet_20_link">(Athens Institute for Education &amp; Research)</text:span></text:a> . This reorganization has several important implications. First, it treats all needs as simultaneously essential rather than sequentially arranged: “all our needs are essential. If any needs go unmet, growth is slowed or atrophied and health is undermined” <text:a xlink:type="simple" xlink:href="https://www.athensjournals.gr/psychology/2025-6940-AJPSY-Sosteric-02.pdf" text:style-name="Internet_20_link" text:visited-style-name="Visited_20_Internet_20_Link"><text:span text:style-name="Internet_20_link">(Athens Institute for Education &amp; Research)</text:span></text:a> . Second, it places <text:span text:style-name="T1">connection</text:span> at the center—the “core need of every living thing”—rather than treating it as a higher-order luxury. Third, it incorporates <text:span text:style-name="T1">alignment</text:span> as a distinct need category, recognizing that the coordination between different aspects of the self (specifically the Spiritual and Bodily Egos) is itself a fundamental requirement for healthy functioning.</text:p>
      <text:p text:style-name="Text_20_body">The five “basic needs” in the outer layer are specified as <text:span text:style-name="T1">physiological, emotional, cognitive, psychological, and environmental</text:span> <text:a xlink:type="simple" xlink:href="https://www.lightningpath.org/research/" text:style-name="Internet_20_link" text:visited-style-name="Visited_20_Internet_20_Link"><text:span text:style-name="Internet_20_link">(lightningpath.org)</text:span></text:a> . This specification goes beyond Maslow’s original five (physiological, safety, love/belonging, esteem, self-actualization) in several ways: it distinguishes emotional from psychological needs, adds environmental needs (recognizing the embodied, situated nature of human existence), and removes the hierarchical progression implied by Maslow’s ordering. The result is a more comprehensive and theoretically coherent framework for understanding human requirements.</text:p>
      <text:p text:style-name="Text_20_body"><text:soft-page-break/>The concept of <text:span text:style-name="T1">Full Realization</text:span> that appears throughout the SpiritWiki materials <text:a xlink:type="simple" xlink:href="https://spiritwiki.lightningpath.org/index.php/Avatar.GLOBAL_Knowledge_System" text:style-name="Internet_20_link" text:visited-style-name="Visited_20_Internet_20_Link"><text:span text:style-name="Internet_20_link">(lightningpath.org)</text:span></text:a> appears to extend beyond Maslow’s self-actualization to encompass what might be called “spiritual functionality”—the capacity for sustained, beneficial connection with the Fabric of Consciousness while maintaining effective engagement with physical reality. This extension is consistent with Maslow’s own late interest in transcendence and peak experiences, but the SpiritWiki gives these phenomena more central and systematic treatment than Maslow himself achieved.<text:bookmark-end text:name="Xe6420c9566f981b0d35443bfb3ae14e3a2d93cc"/></text:p>
      <text:h text:style-name="Heading_20_4" text:outline-level="4"><text:bookmark-start text:name="human-potential-movement-foundations"/>2.1.3 Human Potential Movement Foundations</text:h>
      <text:p text:style-name="First_20_Paragraph">The SpiritWiki’s location within the <text:span text:style-name="T1">human potential movement</text:span> is complex and ambivalent. On one hand, it explicitly inherits the movement’s core commitments: the belief in vast untapped human capacities, the importance of supportive environments for development, and the possibility of dramatic individual and collective transformation. On the other hand, it offers a <text:span text:style-name="T1">critique of the movement’s limitations</text:span> that is rooted in sociological and political analysis rather than mere theoretical disagreement.</text:p>
      <text:p text:style-name="Text_20_body">The human potential movement, as the SpiritWiki analyzes it, has been limited by its <text:span text:style-name="T1">individualistic focus</text:span> and its <text:span text:style-name="T1">failure to address structural constraints</text:span> on human development. The system’s architects note that “creating change does not [start] with the individual, it starts with our institutions” <text:a xlink:type="simple" xlink:href="https://www.lightningpath.org/research/" text:style-name="Internet_20_link" text:visited-style-name="Visited_20_Internet_20_Link"><text:span text:style-name="Internet_20_link">(lightningpath.org)</text:span></text:a> —a direct reversal of the movement’s typical emphasis. This institutional turn is enabled by the system’s sociological grounding, which recognizes that “the current ROA [Regime of Accumulation] is an impediment to full and authentic human development” <text:a xlink:type="simple" xlink:href="https://www.lightningpath.org/research/" text:style-name="Internet_20_link" text:visited-style-name="Visited_20_Internet_20_Link"><text:span text:style-name="Internet_20_link">(lightningpath.org)</text:span></text:a> and that addressing this impediment requires collective political and economic action, not merely individual self-improvement.</text:p>
      <text:p text:style-name="Text_20_body">At the same time, the SpiritWiki preserves what it considers the <text:span text:style-name="T1">valid core</text:span> of the human potential movement: the recognition that human beings are capable of far more than contemporary societies typically enable or even imagine. The system’s commitment to “rapid transformation” <text:a xlink:type="simple" xlink:href="https://www.lightningpath.org/research/" text:style-name="Internet_20_link" text:visited-style-name="Visited_20_Internet_20_Link"><text:span text:style-name="Internet_20_link">(lightningpath.org)</text:span></text:a> —the possibility of dramatic, discontinuous change in individual and collective <text:soft-page-break/>consciousness—directly inherits from humanistic and transpersonal psychology’s documentation of peak experiences, quantum change, and mystical breakthrough. The innovation is to connect these individual possibilities to collective transformation through the concept of <text:span text:style-name="T1">Connection</text:span> as both individual experience and social infrastructure.</text:p>
      <text:p text:style-name="Text_20_body">The SpiritWiki’s relationship to the human potential movement can thus be characterized as <text:span text:style-name="T1">critical inheritance</text:span>: it preserves and extends the movement’s genuine insights while rejecting its individualistic reduction and its frequent co-optation by commercial interests. The system’s free and open access model <text:a xlink:type="simple" xlink:href="https://repo.lightningpath.org/" text:style-name="Internet_20_link" text:visited-style-name="Visited_20_Internet_20_Link"><text:span text:style-name="Internet_20_link">(The Lightning Path)</text:span></text:a> , its explicit anti-elitism <text:a xlink:type="simple" xlink:href="https://spiritwiki.lightningpath.org/index.php/Avatar.GLOBAL_Knowledge_System" text:style-name="Internet_20_link" text:visited-style-name="Visited_20_Internet_20_Link"><text:span text:style-name="Internet_20_link">(lightningpath.org)</text:span></text:a> , and its integration of critical social theory <text:a xlink:type="simple" xlink:href="https://www.lightningpath.org/research/" text:style-name="Internet_20_link" text:visited-style-name="Visited_20_Internet_20_Link"><text:span text:style-name="Internet_20_link">(lightningpath.org)</text:span></text:a> all serve to distinguish it from the more commodified and depoliticized versions of human potential work that have proliferated in recent decades.<text:bookmark-end text:name="abraham-maslows-humanistic-psychology"/><text:bookmark-end text:name="human-potential-movement-foundations"/></text:p>
      <text:h text:style-name="Heading_20_3" text:outline-level="3"><text:bookmark-start text:name="decolonized-knowledge-production"/>2.2 Decolonized Knowledge Production</text:h>
      <text:h text:style-name="Heading_20_4" text:outline-level="4"><text:bookmark-start text:name="X1db8b4196b4702ac6d25c0b69ae34e3f28d7773"/>2.2.1 Stripping Spirituality of Elite Ideological Filters</text:h>
      <text:p text:style-name="First_20_Paragraph">The SpiritWiki’s decolonizing project begins with a <text:span text:style-name="T1">historical sociology of spiritual knowledge</text:span>. The system’s architects have conducted extensive research into the ways that “elite actors had colonized the spiritual corpus of this planet” <text:a xlink:type="simple" xlink:href="https://www.mdpi.com/2077-1444/13/10/993" text:style-name="Internet_20_link" text:visited-style-name="Visited_20_Internet_20_Link"><text:span text:style-name="Internet_20_link">(MDPI)</text:span></text:a> , documenting specific mechanisms of ideological insertion and distortion. This research is not merely academic but serves a practical function: by understanding how spiritual knowledge has been contaminated, the system can design more effective purification strategies.</text:p>
      <text:p text:style-name="Text_20_body">The case of the <text:span text:style-name="T1">Tarot</text:span> is presented as exemplary. The SpiritWiki documents how what is commonly presented as “an ancient fountain of spiritual wisdom” is in fact “an elite constructed discourse invented by the emerging industrial bourgeoisie during the Industrial Revolution” <text:a xlink:type="simple" xlink:href="https://www.mdpi.com/2077-1444/13/10/993" text:style-name="Internet_20_link" text:visited-style-name="Visited_20_Internet_20_Link"><text:span text:style-name="Internet_20_link">(MDPI)</text:span></text:a> . The ideological function of this construction was to “lubricat[e] the transition from Feudalism to Industrial Capitalism” by providing symbolic resources that rendered the new social order meaningful and acceptable <text:a xlink:type="simple" xlink:href="https://www.mdpi.com/2077-1444/13/10/993" text:style-name="Internet_20_link" text:visited-style-name="Visited_20_Internet_20_Link"><text:span text:style-name="Internet_20_link">(MDPI)</text:span></text:a> . The “most successful propaganda campaign ever launched” was successful precisely because it was disguised as ancient wisdom rather than recognized as contemporary construction <text:a xlink:type="simple" xlink:href="https://www.mdpi.com/2077-1444/13/10/993" text:style-name="Internet_20_link" text:visited-style-name="Visited_20_Internet_20_Link"><text:span text:style-name="Internet_20_link">(MDPI)</text:span></text:a> .</text:p>
      <text:p text:style-name="Text_20_body"><text:soft-page-break/>The SpiritWiki’s response to this analysis is <text:span text:style-name="T1">systematic demystification combined with creative replacement</text:span>. Rather than simply rejecting the Tarot and similar contaminated systems, the system develops alternatives designed for liberation rather than control. The <text:span text:style-name="T1">Triumph of Spirit Archetype System (TOSAS)</text:span> is the most developed example: it provides “a new creation template” with archetypes that “foster healing and connection in all people, and not greed, power, and competition” <text:a xlink:type="simple" xlink:href="https://repo.lightningpath.org/assets/monographs/triumph-of-spirit-archetype-system.pdf" text:style-name="Internet_20_link" text:visited-style-name="Visited_20_Internet_20_Link"><text:span text:style-name="Internet_20_link">(The Lightning Path)</text:span></text:a> . The TOSAS archetypes—Joyful, Master, Formation, Rebirth, Force, Realization, Victory, Strength, Promise, Lightworker, World, Alignment, Sacrifice, Initiation, Emancipation, Calling, Star, Passage, Connection, Power, Activation, Graduation—are explicitly designed to support progressive transformation rather than elite reproduction <text:a xlink:type="simple" xlink:href="https://repo.lightningpath.org/assets/monographs/triumph-of-spirit-archetype-system.pdf" text:style-name="Internet_20_link" text:visited-style-name="Visited_20_Internet_20_Link"><text:span text:style-name="Internet_20_link">(The Lightning Path)</text:span></text:a> .</text:p>
      <text:p text:style-name="Text_20_body">The stripping of elite filters operates at the <text:span text:style-name="T1">methodological</text:span> as well as the content level. The SpiritWiki’s commitment to “transparency and accessibility” <text:a xlink:type="simple" xlink:href="https://spiritwiki.lightningpath.org/index.php/Avatar.GLOBAL_Knowledge_System" text:style-name="Internet_20_link" text:visited-style-name="Visited_20_Internet_20_Link"><text:span text:style-name="Internet_20_link">(lightningpath.org)</text:span></text:a> ensures that knowledge production processes are visible and contestable rather than hidden behind specialist expertise. The “machine- and human-readable” format <text:a xlink:type="simple" xlink:href="https://repo.lightningpath.org/AI/" text:style-name="Internet_20_link" text:visited-style-name="Visited_20_Internet_20_Link"><text:span text:style-name="Internet_20_link">(The Lightning Path)</text:span></text:a> enables automated analysis and critique, reducing the dependence on human gatekeepers. The collaborative, emergent architecture <text:a xlink:type="simple" xlink:href="https://spiritwiki.lightningpath.org/index.php/Avatar.GLOBAL_Knowledge_System" text:style-name="Internet_20_link" text:visited-style-name="Visited_20_Internet_20_Link"><text:span text:style-name="Internet_20_link">(lightningpath.org)</text:span></text:a> distributes authority rather than concentrating it.<text:bookmark-end text:name="X1db8b4196b4702ac6d25c0b69ae34e3f28d7773"/></text:p>
      <text:h text:style-name="Heading_20_4" text:outline-level="4"><text:bookmark-start text:name="Xae4896e8180c121d6f60319bfd5d3ef0cf14a87"/>2.2.2 Integration of Indigenous Knowledge Systems</text:h>
      <text:p text:style-name="First_20_Paragraph">The SpiritWiki’s engagement with <text:span text:style-name="T1">Indigenous knowledge systems</text:span> goes beyond superficial acknowledgment or tokenistic inclusion to genuine theoretical integration. This is most evident in the <text:span text:style-name="T1">Circle of Seven Essential Needs</text:span>, where the fundamental organizational metaphor—the circle replacing the pyramid—was “suggested by Gina Ratkovic of the Carry the Kettle First Nation” <text:a xlink:type="simple" xlink:href="https://www.athensjournals.gr/psychology/2025-6940-AJPSY-Sosteric-02.pdf" text:style-name="Internet_20_link" text:visited-style-name="Visited_20_Internet_20_Link"><text:span text:style-name="Internet_20_link">(Athens Institute for Education &amp; Research)</text:span></text:a> . This explicit attribution is significant: it treats Indigenous knowledge as a specific contribution from a specific knowledge holder rather than generic “traditional wisdom.”</text:p>
      <text:p text:style-name="Text_20_body">The circle metaphor carries substantial theoretical weight. It represents a <text:span text:style-name="T1">holistic, non-hierarchical understanding of human needs</text:span> that contrasts with <text:soft-page-break/>the linear, progressive model of the pyramid. The circle “is organized into three layers” <text:a xlink:type="simple" xlink:href="https://www.athensjournals.gr/psychology/2025-6940-AJPSY-Sosteric-02.pdf" text:style-name="Internet_20_link" text:visited-style-name="Visited_20_Internet_20_Link"><text:span text:style-name="Internet_20_link">(Athens Institute for Education &amp; Research)</text:span></text:a> , suggesting nested rather than sequential relationships among needs. The placement of <text:span text:style-name="T1">connection at the center</text:span> <text:a xlink:type="simple" xlink:href="https://www.athensjournals.gr/psychology/2025-6940-AJPSY-Sosteric-02.pdf" text:style-name="Internet_20_link" text:visited-style-name="Visited_20_Internet_20_Link"><text:span text:style-name="Internet_20_link">(Athens Institute for Education &amp; Research)</text:span></text:a> reflects Indigenous epistemologies that emphasize relationship and interdependence rather than individual autonomy as the foundation of existence.</text:p>
      <text:p text:style-name="Text_20_body">Beyond this specific contribution, the SpiritWiki integrates Indigenous knowledge through its <text:span text:style-name="T1">expanded research methodologies</text:span>. The Lightning Path Institute explicitly includes “connection with what Keith Williams calls MTH expertise”—More-Than-Human expertise drawn from Indigenous philosophies—in its approved methods <text:a xlink:type="simple" xlink:href="https://www.lightningpath.org/research/" text:style-name="Internet_20_link" text:visited-style-name="Visited_20_Internet_20_Link"><text:span text:style-name="Internet_20_link">(lightningpath.org)</text:span></text:a> . This inclusion is not merely methodological eclecticism but reflects a genuine epistemological commitment: the recognition that valid knowledge can come from sources other than conventional academic research, including non-human entities and Indigenous knowledge holders.</text:p>
      <text:p text:style-name="Text_20_body">The SpiritWiki’s integration of Indigenous knowledge is also evident in its <text:span text:style-name="T1">critique of Eurocentric science</text:span>. The system challenges “dominant neuroscientific models—such as the Entropic Brain Theory—for their Eurocentric, pathologizing assumptions about non-ordinary states of consciousness” <text:a xlink:type="simple" xlink:href="https://mraei1974.podbean.com/" text:style-name="Internet_20_link" text:visited-style-name="Visited_20_Internet_20_Link"><text:span text:style-name="Internet_20_link">(podbean.com)</text:span></text:a> . This critique parallels Indigenous critiques of Western science’s dismissal of traditional spiritual practices as primitive or pathological. The system’s alternative—“a dual-consciousness theory that recognizes the body’s neurological ego alongside a non-local spiritual ego” <text:a xlink:type="simple" xlink:href="https://mraei1974.podbean.com/" text:style-name="Internet_20_link" text:visited-style-name="Visited_20_Internet_20_Link"><text:span text:style-name="Internet_20_link">(podbean.com)</text:span></text:a> —creates theoretical space for phenomena that Eurocentric frameworks have difficulty accommodating.<text:bookmark-end text:name="Xae4896e8180c121d6f60319bfd5d3ef0cf14a87"/></text:p>
      <text:h text:style-name="Heading_20_4" text:outline-level="4"><text:bookmark-start text:name="X62ce6badcca27c437dcfbb934cfab74b1859798"/>2.2.3 Respect for Indigenous Rights and Epistemologies</text:h>
      <text:p text:style-name="First_20_Paragraph">The SpiritWiki’s treatment of Indigenous knowledge is distinguished from much New Age appropriation by its <text:span text:style-name="T1">explicit attention to rights and epistemological respect</text:span>. The acknowledgment of specific Indigenous contributors by name <text:a xlink:type="simple" xlink:href="https://www.athensjournals.gr/psychology/2025-6940-AJPSY-Sosteric-02.pdf" text:style-name="Internet_20_link" text:visited-style-name="Visited_20_Internet_20_Link"><text:span text:style-name="Internet_20_link">(Athens Institute for Education &amp; Research)</text:span></text:a> is one manifestation of this respect. The system’s critique of colonial knowledge production <text:a xlink:type="simple" xlink:href="https://www.mdpi.com/2077-1444/13/10/993" text:style-name="Internet_20_link" text:visited-style-name="Visited_20_Internet_20_Link"><text:span text:style-name="Internet_20_link">(MDPI)</text:span></text:a> is another: it <text:soft-page-break/>recognizes that Indigenous knowledge has been systematically marginalized and appropriated, and it attempts to participate in rectifying this historical injustice rather than perpetuating it.</text:p>
      <text:p text:style-name="Text_20_body">The concept of <text:span text:style-name="T1">decolonization</text:span> as applied in the SpiritWiki is specifically justified in relation to spiritual knowledge: “invoking decolonization may seem questionable; but as we see in the main body of this paper, it is quite apropos when we discuss spiritual topics because religious institutions and spiritual narratives are colonized and contested spaces” <text:a xlink:type="simple" xlink:href="https://www.mdpi.com/2077-1444/13/10/993" text:style-name="Internet_20_link" text:visited-style-name="Visited_20_Internet_20_Link"><text:span text:style-name="Internet_20_link">(MDPI)</text:span></text:a> . This justification reflects an understanding that decolonization is not merely a political or economic process but extends to the very categories through which we understand consciousness, reality, and human potential.</text:p>
      <text:p text:style-name="Text_20_body">The SpiritWiki’s epistemological respect for Indigenous knowledge is further demonstrated by its <text:span text:style-name="T1">willingness to learn from Indigenous methodologies</text:span>. The expanded research methods that include “MTH expertise” <text:a xlink:type="simple" xlink:href="https://www.lightningpath.org/research/" text:style-name="Internet_20_link" text:visited-style-name="Visited_20_Internet_20_Link"><text:span text:style-name="Internet_20_link">(lightningpath.org)</text:span></text:a> represent a genuine opening to ways of knowing that do not conform to Western academic conventions. This opening is not uncritical—the system maintains its commitment to “logic and sound empirical investigation” <text:a xlink:type="simple" xlink:href="https://www.lightningpath.org/research/" text:style-name="Internet_20_link" text:visited-style-name="Visited_20_Internet_20_Link"><text:span text:style-name="Internet_20_link">(lightningpath.org)</text:span></text:a> —but it is genuinely expansive, recognizing that “traditional empirical methodologies presume the primacy of material reality and are therefore incapable of facilitating exploration on their own” <text:a xlink:type="simple" xlink:href="https://www.lightningpath.org/research/" text:style-name="Internet_20_link" text:visited-style-name="Visited_20_Internet_20_Link"><text:span text:style-name="Internet_20_link">(lightningpath.org)</text:span></text:a> .</text:p>
      <text:p text:style-name="Text_20_body">The system’s treatment of <text:span text:style-name="T1">Indigenous rights</text:span> extends beyond knowledge to the broader context of planetary transformation. The commitment to “Planetary Stewardship” <text:a xlink:type="simple" xlink:href="https://spiritwiki.lightningpath.org/index.php/Avatar.GLOBAL_Knowledge_System" text:style-name="Internet_20_link" text:visited-style-name="Visited_20_Internet_20_Link"><text:span text:style-name="Internet_20_link">(lightningpath.org)</text:span></text:a> and “symbiotic, decolonized principles” <text:a xlink:type="simple" xlink:href="https://spiritwiki.lightningpath.org/index.php/Avatar.GLOBAL_Knowledge_System" text:style-name="Internet_20_link" text:visited-style-name="Visited_20_Internet_20_Link"><text:span text:style-name="Internet_20_link">(lightningpath.org)</text:span></text:a> implies recognition of Indigenous land rights and sovereignty as components of any just transformation. While the available materials do not provide extensive detail on this dimension, the theoretical framework clearly supports such extension.<text:bookmark-end text:name="decolonized-knowledge-production"/><text:bookmark-end text:name="X62ce6badcca27c437dcfbb934cfab74b1859798"/></text:p>
      <text:h text:style-name="Heading_20_3" text:outline-level="3"><text:bookmark-start text:name="transpersonal-and-mystical-traditions"/>2.3 Transpersonal and Mystical Traditions</text:h>
      <text:h text:style-name="Heading_20_4" text:outline-level="4"><text:bookmark-start text:name="X78de07458ca7eb67d5767eafaebe0fd9d06c371"/>2.3.1 Connection Experiences as Core Phenomenon</text:h>
      <text:p text:style-name="First_20_Paragraph">The concept of <text:span text:style-name="T1">Connection Experience</text:span> is foundational to the SpiritWiki’s theoretical architecture and transformational strategy. This concept is defined <text:soft-page-break/>with unusual precision: “a discrete, short-term psychological, emotional, and physical experience of connection that are sufficiently above one’s average daily phenomenological experience as to be perceived by the individual as a qualitatively different state of awareness, consciousness, and being” <text:a xlink:type="simple" xlink:href="https://www.mdpi.com/2077-1444/13/10/993" text:style-name="Internet_20_link" text:visited-style-name="Visited_20_Internet_20_Link"><text:span text:style-name="Internet_20_link">(MDPI)</text:span></text:a> . This definition captures several important features: the bounded, episodic nature of connection experiences; their multidimensional character (psychological, emotional, physical); and their subjective recognizability as distinct from ordinary consciousness.</text:p>
      <text:p text:style-name="Text_20_body">The SpiritWiki’s treatment of connection experiences is <text:span text:style-name="T1">empirically grounded</text:span> through extensive autoethnographic documentation. Dr. Sosteric’s “Connection 100—An Auto-Ethnography of My (Mystical) Connection Experiences” represents a substantial body of first-person research into the varieties, triggers, and effects of connection experiences <text:a xlink:type="simple" xlink:href="https://www.mdpi.com/2077-1444/13/10/993" text:style-name="Internet_20_link" text:visited-style-name="Visited_20_Internet_20_Link"><text:span text:style-name="Internet_20_link">(MDPI)</text:span></text:a> . This research is not presented as merely subjective or anecdotal but as a valid methodological approach to phenomena that resist conventional third-person observation: “even though ‘reality’ might consist of more than just what we can see with our own eyes, we still need logic and sound empirical investigation” <text:a xlink:type="simple" xlink:href="https://www.lightningpath.org/research/" text:style-name="Internet_20_link" text:visited-style-name="Visited_20_Internet_20_Link"><text:span text:style-name="Internet_20_link">(lightningpath.org)</text:span></text:a> .</text:p>
      <text:p text:style-name="Text_20_body">The typology of connection experiences developed in the SpiritWiki includes several important distinctions. <text:span text:style-name="T1">Nadir experiences</text:span> are “negatively felt Connection Experiences”—unpleasant moments of stress, anxiety, anger, confusion, fear, paranoia, and even psychosis caused when connection occurs and “the individual is unprepared, damaged, embedded in a toxic milieu, or filled with ideologically rooted Wrong Thought” <text:a xlink:type="simple" xlink:href="https://www.mdpi.com/2077-1444/13/10/993" text:style-name="Internet_20_link" text:visited-style-name="Visited_20_Internet_20_Link"><text:span text:style-name="Internet_20_link">(MDPI)</text:span></text:a> . This category is crucial for understanding why connection experiences do not automatically produce beneficial outcomes: the context and preparation of the experiencer matters profoundly. <text:span text:style-name="T1">Clearing experiences</text:span> are “a special sub-type of connection experience that leads to an abrupt and dramatic clearing of emotional, intellectual, psychological, or spiritual blockages to connection” <text:a xlink:type="simple" xlink:href="https://www.mdpi.com/2077-1444/13/10/993" text:style-name="Internet_20_link" text:visited-style-name="Visited_20_Internet_20_Link"><text:span text:style-name="Internet_20_link">(MDPI)</text:span></text:a> . These experiences appear to be particularly transformative, producing “improved insight, understanding, health, well-being, and connection” <text:a xlink:type="simple" xlink:href="https://www.mdpi.com/2077-1444/13/10/993" text:style-name="Internet_20_link" text:visited-style-name="Visited_20_Internet_20_Link"><text:span text:style-name="Internet_20_link">(MDPI)</text:span></text:a> .</text:p>
      <text:p text:style-name="Text_20_body"><text:soft-page-break/>The outcomes of connection experiences are systematically catalogued. <text:span text:style-name="T1">Transformation</text:span> is defined as “a sudden and relatively permanent change of perception and behaviour, caused by an individual’s Connection Experience” <text:a xlink:type="simple" xlink:href="https://spiritwiki.lightningpath.org/index.php/Transformation" text:style-name="Internet_20_link" text:visited-style-name="Visited_20_Internet_20_Link"><text:span text:style-name="Internet_20_link">(lightningpath.org)</text:span></text:a> . This definition emphasizes both the discontinuity of transformation (it is “sudden”) and its durability (it is “relatively permanent”). Other outcomes include various <text:span text:style-name="T1">Connection Enhancements</text:span> that derive from connection experiences—these are identified with the “fruits of the spirit” in Christian tradition and with “Siddhis” in Vedic tradition, suggesting cross-cultural validation of specific experiential effects <text:a xlink:type="simple" xlink:href="https://www.mdpi.com/2077-1444/13/10/993" text:style-name="Internet_20_link" text:visited-style-name="Visited_20_Internet_20_Link"><text:span text:style-name="Internet_20_link">(MDPI)</text:span></text:a> .<text:bookmark-end text:name="X78de07458ca7eb67d5767eafaebe0fd9d06c371"/></text:p>
      <text:h text:style-name="Heading_20_4" text:outline-level="4"><text:bookmark-start text:name="X10e0595a0288049f0d9a5ae3e5a29c7d1b687ac"/>2.3.2 Authentic Spirituality Versus Institutionalized Religion</text:h>
      <text:p text:style-name="First_20_Paragraph">The SpiritWiki maintains systematic distinction between <text:span text:style-name="T1">authentic spirituality</text:span> and <text:span text:style-name="T1">institutionalized religion</text:span>, with clear preference for the former. This distinction is not merely abstract but operationalized through specific criteria and practices.</text:p>
      <text:p text:style-name="Text_20_body"><text:span text:style-name="T1">Authentic Spirituality</text:span> in the SpiritWiki framework is characterized by several features. It is <text:span text:style-name="T1">grounded in connection experiences</text:span> rather than doctrinal adherence: the phenomenon of connection is primary, and interpretations of it are secondary and revisable. It is <text:span text:style-name="T1">decolonized</text:span>, stripped of “elite ideological filters” that serve power rather than truth <text:a xlink:type="simple" xlink:href="https://spiritwiki.lightningpath.org/index.php/Avatar.GLOBAL_Knowledge_System" text:style-name="Internet_20_link" text:visited-style-name="Visited_20_Internet_20_Link"><text:span text:style-name="Internet_20_link">(lightningpath.org)</text:span></text:a> . It is <text:span text:style-name="T1">healing-oriented</text:span>, addressing the damage caused by toxic socialization rather than perpetuating or exploiting it <text:a xlink:type="simple" xlink:href="https://spiritwiki.lightningpath.org/index.php/Avatar.GLOBAL_Knowledge_System" text:style-name="Internet_20_link" text:visited-style-name="Visited_20_Internet_20_Link"><text:span text:style-name="Internet_20_link">(lightningpath.org)</text:span></text:a> . And it is <text:span text:style-name="T1">empowering</text:span>, supporting the full realization of human potential rather than subordinating individuals to hierarchical authority <text:a xlink:type="simple" xlink:href="https://spiritwiki.lightningpath.org/index.php/Avatar.GLOBAL_Knowledge_System" text:style-name="Internet_20_link" text:visited-style-name="Visited_20_Internet_20_Link"><text:span text:style-name="Internet_20_link">(lightningpath.org)</text:span></text:a> .</text:p>
      <text:p text:style-name="Text_20_body"><text:span text:style-name="T1">Institutionalized religion</text:span>, by contrast, is analyzed as a mechanism of social control that has frequently distorted authentic spiritual experience for elite benefit. The SpiritWiki documents how “parents and priests” have used archetypes such as the “Fool in School” to teach children “they are born with ‘original sin’ and must consequently travel a redemptive life path on Earth” <text:a xlink:type="simple" xlink:href="https://repo.lightningpath.org/assets/monographs/triumph-of-spirit-archetype-system.pdf" text:style-name="Internet_20_link" text:visited-style-name="Visited_20_Internet_20_Link"><text:span text:style-name="Internet_20_link">(The Lightning Path)</text:span></text:a> . This analysis extends to popular culture: “you also find it in Hollywood blockbusters where the ‘hero’ (the protagonist) goes on a journey to learn life lessons and seek salvation through religious and secular forms of redemption” <text:soft-page-break/><text:a xlink:type="simple" xlink:href="https://repo.lightningpath.org/assets/monographs/triumph-of-spirit-archetype-system.pdf" text:style-name="Internet_20_link" text:visited-style-name="Visited_20_Internet_20_Link"><text:span text:style-name="Internet_20_link">(The Lightning Path)</text:span></text:a> . The ideological function of these narratives is to render individuals submissive and self-policing, accepting their suffering as deserved rather than recognizing it as produced by unjust social arrangements.</text:p>
      <text:p text:style-name="Text_20_body">The SpiritWiki’s response to this analysis is not simple rejection of all religious forms but <text:span text:style-name="T1">discriminating engagement</text:span> that preserves authentic spiritual content while rejecting ideological contamination. The <text:span text:style-name="T1">Seven Pillars of Authentic Spirituality</text:span> framework <text:a xlink:type="simple" xlink:href="https://spiritwiki.lightningpath.org/index.php/Authentic_Spirituality" text:style-name="Internet_20_link" text:visited-style-name="Visited_20_Internet_20_Link"><text:span text:style-name="Internet_20_link">(lightningpath.org)</text:span></text:a> appears to specify the essential components of genuine spiritual practice, though the available materials do not provide detailed exposition of these pillars. The system’s extensive engagement with diverse religious and spiritual traditions—from Christian mysticism to Sufism to Indigenous practices—suggests that it views authentic spirituality as a phenomenon that appears across cultural contexts rather than being the exclusive possession of any single tradition.<text:bookmark-end text:name="X10e0595a0288049f0d9a5ae3e5a29c7d1b687ac"/></text:p>
      <text:h text:style-name="Heading_20_4" text:outline-level="4"><text:bookmark-start text:name="X1fc84d32a0cb38694f4aa07326306cf36f6946d"/>2.3.3 Seven Pillars of Authentic Spirituality Framework</text:h>
      <text:p text:style-name="First_20_Paragraph">While the available materials do not provide extensive detail on the <text:span text:style-name="T1">Seven Pillars of Authentic Spirituality</text:span>, the reference to this framework <text:a xlink:type="simple" xlink:href="https://spiritwiki.lightningpath.org/index.php/Authentic_Spirituality" text:style-name="Internet_20_link" text:visited-style-name="Visited_20_Internet_20_Link"><text:span text:style-name="Internet_20_link">(lightningpath.org)</text:span></text:a> indicates its importance in the SpiritWiki’s practical guidance for spiritual development. The “pillar” metaphor suggests structural support: these are not sequential stages but simultaneous necessities, all of which must be present for authentic spirituality to be sustained.</text:p>
      <text:p text:style-name="Text_20_body">Based on the system’s broader theoretical commitments, we can infer some likely content of this framework. Given the emphasis on <text:span text:style-name="T1">connection</text:span> as the core need of every living being <text:a xlink:type="simple" xlink:href="https://www.athensjournals.gr/psychology/2025-6940-AJPSY-Sosteric-02.pdf" text:style-name="Internet_20_link" text:visited-style-name="Visited_20_Internet_20_Link"><text:span text:style-name="Internet_20_link">(Athens Institute for Education &amp; Research)</text:span></text:a> , one pillar likely concerns connection practice—systematic methods for cultivating and sustaining experiences of connection with the Fabric of Consciousness. Given the emphasis on <text:span text:style-name="T1">healing</text:span> as addressing toxic socialization damage <text:a xlink:type="simple" xlink:href="https://spiritwiki.lightningpath.org/index.php/Avatar.GLOBAL_Knowledge_System" text:style-name="Internet_20_link" text:visited-style-name="Visited_20_Internet_20_Link"><text:span text:style-name="Internet_20_link">(lightningpath.org)</text:span></text:a> , another pillar likely concerns therapeutic or restorative practices. Given the emphasis on <text:span text:style-name="T1">alignment</text:span> between Spiritual and Bodily Egos <text:a xlink:type="simple" xlink:href="https://spiritwiki.lightningpath.org/index.php/Avatar.GLOBAL_Knowledge_System" text:style-name="Internet_20_link" text:visited-style-name="Visited_20_Internet_20_Link"><text:span text:style-name="Internet_20_link">(lightningpath.org)</text:span></text:a> , a third pillar likely concerns integration practices that coordinate these two aspects of the self.</text:p>
      <text:p text:style-name="Text_20_body"><text:soft-page-break/>The “seven” structure echoes numerous traditional frameworks (seven chakras, seven sacraments, seven virtues) while presumably being redefined in terms of the SpiritWiki’s specific theoretical commitments. The number may also reflect the <text:span text:style-name="T1">Seven Essential Needs</text:span>: just as human beings have seven essential needs that must all be met for healthy development, so authentic spirituality may have seven essential components that must all be present for genuine spiritual flourishing.</text:p>
      <text:p text:style-name="Text_20_body">The practical significance of this framework is that it provides <text:span text:style-name="T1">criteria for discrimination</text:span> in a spiritual marketplace crowded with competing offerings. Individuals seeking authentic spiritual development can use the Seven Pillars to evaluate teachers, traditions, and practices, asking whether they genuinely support connection, healing, alignment, and the other essential components or whether they serve other interests—commercial, authoritarian, or ideological.<text:bookmark-end text:name="X60df8fd59c9378067940b2eb2f2cb477cf1f916"/><text:bookmark-end text:name="transpersonal-and-mystical-traditions"/><text:bookmark-end text:name="X1fc84d32a0cb38694f4aa07326306cf36f6946d"/></text:p>
      <text:h text:style-name="Heading_20_2" text:outline-level="2"><text:bookmark-start text:name="structural-architecture-and-components"/>3. Structural Architecture and Components</text:h>
      <text:h text:style-name="Heading_20_3" text:outline-level="3"><text:bookmark-start text:name="knowledge-organization"/>3.1 Knowledge Organization</text:h>
      <text:h text:style-name="Heading_20_4" text:outline-level="4"><text:bookmark-start text:name="semantic-linkages-between-concepts"/>3.1.1 Semantic Linkages Between Concepts</text:h>
      <text:p text:style-name="First_20_Paragraph">The SpiritWiki’s knowledge architecture is fundamentally <text:span text:style-name="T1">relational</text:span>, organized through “semantic linkages” that connect concepts across the system <text:a xlink:type="simple" xlink:href="https://www.lightningpath.org/" text:style-name="Internet_20_link" text:visited-style-name="Visited_20_Internet_20_Link"><text:span text:style-name="Internet_20_link">(lightningpath.org)</text:span></text:a> . This organizational principle distinguishes it from both alphabetical encyclopedias (where entries stand in arbitrary sequence) and hierarchical taxonomies (where concepts are subordinated to broader categories). Semantic linkage enables network structures where any concept may be approached from multiple directions, with relationships of similarity, contrast, composition, and consequence explicitly marked.</text:p>
      <text:p text:style-name="Text_20_body">The technical implementation of semantic linkage in the SpiritWiki employs <text:span text:style-name="T1">Semantic MediaWiki</text:span>, an extension that allows properties and relationships between pages to be defined and queried. This enables dynamic generation of “Concept Maps” for each entry—automated listings of related terms organized by type of relationship. The main page identifies several relationship types: “Key Concepts” (fundamentally related terms), “Components” (parts or elements), and “Syncretic Terms” (equivalent concepts from other traditions) <text:a xlink:type="simple" xlink:href="https://spiritwiki.lightningpath.org/index.php/Avatar.GLOBAL_Knowledge_System" text:style-name="Internet_20_link" text:visited-style-name="Visited_20_Internet_20_Link"><text:span text:style-name="Internet_20_link">(lightningpath.org)</text:span></text:a> . <text:soft-page-break/>This multi-type linkage allows users to navigate by conceptual necessity, structural composition, or cross-cultural resonance.</text:p>
      <text:p text:style-name="Text_20_body">The semantic organization serves several functions beyond simple information retrieval. It <text:span text:style-name="T1">enables discovery</text:span>: users following connections between concepts encounter relevant material they would not have found through keyword search. It <text:span text:style-name="T1">supports integration</text:span>: explicit linking encourages synthesis across domain boundaries. It <text:span text:style-name="T1">facilitates updating</text:span>: new concepts integrate into existing networks without disrupting overall structure. And it <text:span text:style-name="T1">reveals architecture</text:span>: the network of linkages makes the system’s underlying ontology visible and examinable.</text:p>
      <text:p text:style-name="Text_20_body">The topological quality of this organization—its emphasis on relationships over positions—reflects theoretical commitments that extend beyond practical convenience. The SpiritWiki’s critique of hierarchical models (exemplified by its rejection of Maslow’s pyramid) is instantiated in its own non-hierarchical structure. Knowledge is not organized as ladder to be climbed but as territory to be explored, with multiple valid paths and no single privileged starting point.<text:bookmark-end text:name="semantic-linkages-between-concepts"/></text:p>
      <text:h text:style-name="Heading_20_4" text:outline-level="4"><text:bookmark-start text:name="Xb1e0d5efb8a90a5735b5f6cb51206063831cb7a"/>3.1.2 Curated Definitions with Scholarly Citations</text:h>
      <text:p text:style-name="First_20_Paragraph">The SpiritWiki maintains <text:span text:style-name="T1">academic standards of evidence</text:span> through its practice of providing curated definitions with scholarly citations. This practice distinguishes it from both conventional encyclopedias (which may prioritize comprehensive coverage over definitional precision) and from New Age spiritual resources (which may make claims without supporting evidence).</text:p>
      <text:p text:style-name="Text_20_body">The scholarly citations in the SpiritWiki serve multiple functions. They <text:span text:style-name="T1">anchor concepts in existing discourse</text:span>, enabling users to locate SpiritWiki terminology within broader academic and intellectual conversations. They <text:span text:style-name="T1">support empirical claims</text:span> with evidence from recognized research traditions. And they <text:span text:style-name="T1">enable critical evaluation</text:span>, allowing users to assess the basis for specific claims and to pursue independent investigation.</text:p>
      <text:p text:style-name="Text_20_body">The range of sources cited in the SpiritWiki is notably broad, spanning psychology, sociology, religious studies, Indigenous studies, and neuroscience. The “Pearl of Creation” entry, for instance, includes references to works on <text:soft-page-break/>Christian mysticism, Sufism, Indigenous practices, psychedelic therapy, and academic psychology <text:a xlink:type="simple" xlink:href="https://spiritwiki.lightningpath.org/index.php/Pearl_of_Creation" text:style-name="Internet_20_link" text:visited-style-name="Visited_20_Internet_20_Link"><text:span text:style-name="Internet_20_link">(lightningpath.org)</text:span></text:a> . This breadth reflects the system’s synthetic ambition and its rejection of disciplinary parochialism.</text:p>
      <text:p text:style-name="Text_20_body">At the same time, the SpiritWiki does not treat scholarly citation as mere credentialing. The system’s architects are willing to <text:span text:style-name="T1">critique and transcend</text:span> their sources when necessary. Maslow’s hierarchy is explicitly rejected as “an ideologically rooted, sanitized, and stripped-down version” of his more sophisticated thinking <text:a xlink:type="simple" xlink:href="https://www.athensjournals.gr/psychology/2025-6940-AJPSY-Sosteric-02.pdf" text:style-name="Internet_20_link" text:visited-style-name="Visited_20_Internet_20_Link"><text:span text:style-name="Internet_20_link">(Athens Institute for Education &amp; Research)</text:span></text:a> . Dominant neuroscientific models are criticized for their “Eurocentric, pathologizing assumptions” <text:a xlink:type="simple" xlink:href="https://mraei1974.podbean.com/" text:style-name="Internet_20_link" text:visited-style-name="Visited_20_Internet_20_Link"><text:span text:style-name="Internet_20_link">(podbean.com)</text:span></text:a> . The Tarot is exposed as elite propaganda rather than ancient wisdom <text:a xlink:type="simple" xlink:href="https://www.mdpi.com/2077-1444/13/10/993" text:style-name="Internet_20_link" text:visited-style-name="Visited_20_Internet_20_Link"><text:span text:style-name="Internet_20_link">(MDPI)</text:span></text:a> . This critical engagement with sources prevents the scholarly apparatus from becoming merely decorative and maintains the system’s commitment to genuine rather than superficial intellectual rigor.<text:bookmark-end text:name="Xb1e0d5efb8a90a5735b5f6cb51206063831cb7a"/></text:p>
      <text:h text:style-name="Heading_20_4" text:outline-level="4"><text:bookmark-start text:name="X1a9c0fb38a4c73274bd6770665c4e914341c1e2"/>3.1.3 Top-Level Theoretical and Practical Navigation</text:h>
      <text:p text:style-name="First_20_Paragraph">The SpiritWiki provides <text:span text:style-name="T1">multiple entry points</text:span> for users with different needs and backgrounds. The main page organizes content into several top-level categories that enable both theoretical and practical navigation <text:a xlink:type="simple" xlink:href="https://spiritwiki.lightningpath.org/index.php/Avatar.GLOBAL_Knowledge_System" text:style-name="Internet_20_link" text:visited-style-name="Visited_20_Internet_20_Link"><text:span text:style-name="Internet_20_link">(lightningpath.org)</text:span></text:a> .</text:p>
      <text:p text:style-name="Text_20_body">The <text:span text:style-name="T1">theoretical categories</text:span> include:</text:p>
      <text:list xml:id="list2313587304" text:style-name="WWNum1001">
        <text:list-item>
          <text:p text:style-name="P3"><text:span text:style-name="T1">Eupsychia</text:span>: Societal transformation theory, the “good society” framework <text:a xlink:type="simple" xlink:href="https://www.mdpi.com/2077-1444/13/10/993" text:style-name="Internet_20_link" text:visited-style-name="Visited_20_Internet_20_Link"><text:span text:style-name="Internet_20_link">(MDPI)</text:span></text:a></text:p>
        </text:list-item>
        <text:list-item>
          <text:p text:style-name="P3"><text:span text:style-name="T1">Lightning Path</text:span>: The core developmental framework, the practical path toward full realization <text:a xlink:type="simple" xlink:href="https://reverend-insanity.fandom.com/wiki/Lightning_Path" text:style-name="Internet_20_link" text:visited-style-name="Visited_20_Internet_20_Link"><text:span text:style-name="Internet_20_link">(fandom.com)</text:span></text:a></text:p>
        </text:list-item>
        <text:list-item>
          <text:p text:style-name="P3"><text:span text:style-name="T1">Pathfinder (PEM)</text:span>: The educational model, presumably “Pathfinder Educational Model” <text:a xlink:type="simple" xlink:href="https://reverend-insanity.fandom.com/wiki/Category:Lightning_Path" text:style-name="Internet_20_link" text:visited-style-name="Visited_20_Internet_20_Link"><text:span text:style-name="Internet_20_link">(fandom.com)</text:span></text:a></text:p>
        </text:list-item>
        <text:list-item>
          <text:p text:style-name="P3"><text:span text:style-name="T1">Typologies</text:span>: Classification systems for organizing diverse phenomena <text:a xlink:type="simple" xlink:href="https://blade-and-sorcery.fandom.com/wiki/Lightning_Path" text:style-name="Internet_20_link" text:visited-style-name="Visited_20_Internet_20_Link"><text:span text:style-name="Internet_20_link">(fandom.com)</text:span></text:a></text:p>
        </text:list-item>
      </text:list>
      <text:p text:style-name="First_20_Paragraph">The <text:span text:style-name="T1">practical categories</text:span> include:</text:p>
      <text:list text:continue-list="list2313587304" text:style-name="WWNum1002">
        <text:list-item>
          <text:p text:style-name="P4"><text:span text:style-name="T1">Articles</text:span>: Scholarly and practical contributions on specific topics <text:a xlink:type="simple" xlink:href="https://wanmei-shijie.fandom.com/wiki/Spirit_Transformation_Realm" text:style-name="Internet_20_link" text:visited-style-name="Visited_20_Internet_20_Link"><text:span text:style-name="Internet_20_link">(fandom.com)</text:span></text:a></text:p>
        </text:list-item>
        <text:list-item>
          <text:p text:style-name="P4"><text:span text:style-name="T1">Dialogues</text:span>: Conversational explorations of key issues <text:a xlink:type="simple" xlink:href="https://wanmei-shijie.fandom.com/wiki/Spirit_Transformation_Realm" text:style-name="Internet_20_link" text:visited-style-name="Visited_20_Internet_20_Link"><text:span text:style-name="Internet_20_link">(fandom.com)</text:span></text:a></text:p>
        </text:list-item>
        <text:list-item>
          <text:p text:style-name="P4"><text:soft-page-break/><text:span text:style-name="T1">Allegories</text:span>: Narrative vehicles for transformative understanding <text:a xlink:type="simple" xlink:href="https://martial-god-asura.fandom.com/wiki/World_Spiritists" text:style-name="Internet_20_link" text:visited-style-name="Visited_20_Internet_20_Link"><text:span text:style-name="Internet_20_link">(fandom.com)</text:span></text:a></text:p>
        </text:list-item>
        <text:list-item>
          <text:p text:style-name="P4"><text:span text:style-name="T1">Mantic Poems</text:span>: Intuitive, poetic engagements with system themes <text:a xlink:type="simple" xlink:href="about:blank" text:style-name="Internet_20_link" text:visited-style-name="Visited_20_Internet_20_Link"><text:span text:style-name="Internet_20_link">(Source)</text:span></text:a> <text:a xlink:type="simple" xlink:href="https://spiritwiki.lightningpath.org/index.php/Avatar.GLOBAL_Knowledge_System" text:style-name="Internet_20_link" text:visited-style-name="Visited_20_Internet_20_Link"><text:span text:style-name="Internet_20_link">(lightningpath.org)</text:span></text:a></text:p>
        </text:list-item>
        <text:list-item>
          <text:p text:style-name="P4"><text:span text:style-name="T1">Scripts</text:span>: Guided practices for specific purposes <text:a xlink:type="simple" xlink:href="https://repo.lightningpath.org/myths-and-symbols/videos/" text:style-name="Internet_20_link" text:visited-style-name="Visited_20_Internet_20_Link"><text:span text:style-name="Internet_20_link">(The Lightning Path)</text:span></text:a></text:p>
        </text:list-item>
      </text:list>
      <text:p text:style-name="First_20_Paragraph">This dual organization—theoretical and practical—reflects the system’s commitment to <text:span text:style-name="T1">integration of understanding and action</text:span>. The SpiritWiki is not merely for contemplation but for use: the theoretical frameworks are meant to inform practical engagement, and the practical tools are meant to embody theoretical understanding.</text:p>
      <text:p text:style-name="Text_20_body">The <text:span text:style-name="T1">Pathfinder AI</text:span> component adds a further layer of navigational support, enabling personalized guidance that adapts to individual user needs and developmental stages. This AI assistance represents a significant innovation in knowledge system design, potentially overcoming the limitation that static organizational structures cannot optimally serve diverse users with varying backgrounds, interests, and capacities.<text:bookmark-end text:name="knowledge-organization"/><text:bookmark-end text:name="X1a9c0fb38a4c73274bd6770665c4e914341c1e2"/></text:p>
      <text:h text:style-name="Heading_20_3" text:outline-level="3"><text:bookmark-start text:name="main-content-categories"/>3.2 Main Content Categories</text:h>
      <text:h text:style-name="Heading_20_4" text:outline-level="4"><text:bookmark-start text:name="eupsychia-societal-transformation-theory"/>3.2.1 Eupsychia: Societal Transformation Theory</text:h>
      <text:p text:style-name="First_20_Paragraph">The <text:span text:style-name="T1">Eupsychia</text:span> category develops the social and institutional dimensions of the SpiritWiki’s transformative vision, extending individual developmental frameworks to collective application. This category is explicitly grounded in Abraham Maslow’s work on the “good society” and its psychological foundations <text:a xlink:type="simple" xlink:href="https://spiritwiki.lightningpath.org/index.php/Main_Page" text:style-name="Internet_20_link" text:visited-style-name="Visited_20_Internet_20_Link"><text:span text:style-name="Internet_20_link">(lightningpath.org)</text:span></text:a> .</text:p>
      <text:p text:style-name="Text_20_body">The Eupsychian framework addresses fundamental questions of social organization: What institutional forms support human development? What educational practices prevent toxic socialization? What economic arrangements enable needs satisfaction rather than exploitation? While specific answers in the available materials are limited, the category structure indicates systematic attention to these questions, with entries on “Eupsychian Society” and “Eupsychian Theory” in the concept map <text:a xlink:type="simple" xlink:href="https://spiritwiki.lightningpath.org/index.php/Authentic_Spirituality" text:style-name="Internet_20_link" text:visited-style-name="Visited_20_Internet_20_Link"><text:span text:style-name="Internet_20_link">(lightningpath.org)</text:span></text:a> .</text:p>
      <text:p text:style-name="Text_20_body"><text:soft-page-break/>The societal transformation theory developed in this category shapes the SpiritWiki’s approach to progressive change. Rather than focusing exclusively on individual transformation or political revolution, the Eupsychian approach emphasizes building alternative social infrastructure that demonstrates and cultivates healthy social organization. This is the “build a new model” strategy <text:a xlink:type="simple" xlink:href="https://spiritwiki.lightningpath.org/index.php/Main_Page" text:style-name="Internet_20_link" text:visited-style-name="Visited_20_Internet_20_Link"><text:span text:style-name="Internet_20_link">(lightningpath.org)</text:span></text:a> , with the SpiritWiki itself representing knowledge infrastructure for such alternative building.<text:bookmark-end text:name="eupsychia-societal-transformation-theory"/></text:p>
      <text:h text:style-name="Heading_20_4" text:outline-level="4"><text:bookmark-start text:name="X96f2f791ae71c3bed115cf7ddc6dcfc6d768f1c"/>3.2.2 Lightning Path: Core Developmental Framework</text:h>
      <text:p text:style-name="First_20_Paragraph">The <text:span text:style-name="T1">Lightning Path</text:span> category contains the system’s core developmental framework, with multiple sub-frameworks addressing different dimensions of human development. The “LP Human Development Framework” encompasses the “LP Connection Framework,” “LP Creative Framework,” “LP HEALING Framework,” “LP Educational Framework,” “LP Psychological Framework,” and “LP Metaphysical Framework” <text:a xlink:type="simple" xlink:href="https://spiritwiki.lightningpath.org/index.php/What_is_My_Purpose" text:style-name="Internet_20_link" text:visited-style-name="Visited_20_Internet_20_Link"><text:span text:style-name="Internet_20_link">(lightningpath.org)</text:span></text:a> .</text:p>
      <text:p text:style-name="Text_20_body">This framework structure enables comprehensive, multi-dimensional developmental support. The Connection Framework addresses spiritual development through direct experience. The Healing Framework addresses damage repair and restoration of function. The Psychological Framework addresses consciousness, personality, and mental health. The Educational Framework addresses learning and development across the lifespan. The Creative Framework addresses expression and implementation of developed capacities. The Metaphysical Framework addresses cosmological and ontological foundations.</text:p>
      <text:p text:style-name="Text_20_body">The Lightning Path framework is explicitly developmental, with recognition that individuals may be at different stages and that appropriate intervention varies accordingly. The “LP Stages of Attainment” provide developmental map, while specific practices and assessments enable location within this map and guidance for progression <text:a xlink:type="simple" xlink:href="https://spiritwiki.lightningpath.org/index.php/Connection" text:style-name="Internet_20_link" text:visited-style-name="Visited_20_Internet_20_Link"><text:span text:style-name="Internet_20_link">(lightningpath.org)</text:span></text:a> .<text:bookmark-end text:name="X96f2f791ae71c3bed115cf7ddc6dcfc6d768f1c"/></text:p>
      <text:h text:style-name="Heading_20_4" text:outline-level="4"><text:bookmark-start text:name="pathfinder-pem-educational-model"/>3.2.3 Pathfinder (PEM): Educational Model</text:h>
      <text:p text:style-name="First_20_Paragraph">The <text:span text:style-name="T1">Pathfinder Educational Model (PEM)</text:span> represents the SpiritWiki’s systematic approach to education, developed as alternative to conventional <text:soft-page-break/>schooling that often perpetuates toxic socialization <text:a xlink:type="simple" xlink:href="https://spiritwiki.lightningpath.org/index.php/What_is_My_Purpose" text:style-name="Internet_20_link" text:visited-style-name="Visited_20_Internet_20_Link"><text:span text:style-name="Internet_20_link">(lightningpath.org)</text:span></text:a> . The model is explicitly “Trauma-Informed,” “Life-Centered,” “Healing and Connection-Centered,” “Minimally Invasive,” “Needs-Satisfying,” and “Relational” <text:a xlink:type="simple" xlink:href="https://spiritwiki.lightningpath.org/index.php/What_is_My_Purpose" text:style-name="Internet_20_link" text:visited-style-name="Visited_20_Internet_20_Link"><text:span text:style-name="Internet_20_link">(lightningpath.org)</text:span></text:a> .</text:p>
      <text:p text:style-name="Text_20_body">These principles respond to recognized failures of conventional education. Trauma-informed practice recognizes that many learners bring developmental damage that must be addressed for effective learning. Life-centered education connects learning to actual living rather than abstract preparation for future employment. Healing and connection-centered practice recognizes education as fundamentally developmental rather than merely informational. Minimally invasive approaches respect learner autonomy and natural development. Needs-satisfying organization ensures that basic requirements are met so that higher development can proceed. Relational emphasis recognizes that learning occurs through relationship rather than mere information transfer.</text:p>
      <text:p text:style-name="Text_20_body">The PEM includes specific structural elements: “Learning Hub,” “Learning Pod” (with “Healing Space” and “Connection Space”), and “Learning Series” as delivery frameworks <text:a xlink:type="simple" xlink:href="https://spiritwiki.lightningpath.org/index.php/What_is_My_Purpose" text:style-name="Internet_20_link" text:visited-style-name="Visited_20_Internet_20_Link"><text:span text:style-name="Internet_20_link">(lightningpath.org)</text:span></text:a> . The “Four-Point Foundation” and “Seven Pillars” provide organizational principles, while the “Pathfinder Institute” suggests institutional development for model implementation <text:a xlink:type="simple" xlink:href="https://spiritwiki.lightningpath.org/index.php/What_is_My_Purpose" text:style-name="Internet_20_link" text:visited-style-name="Visited_20_Internet_20_Link"><text:span text:style-name="Internet_20_link">(lightningpath.org)</text:span></text:a> .<text:bookmark-end text:name="pathfinder-pem-educational-model"/></text:p>
      <text:h text:style-name="Heading_20_4" text:outline-level="4"><text:bookmark-start text:name="typologies-classification-systems"/>3.2.4 Typologies: Classification Systems</text:h>
      <text:p text:style-name="First_20_Paragraph">The <text:span text:style-name="T1">Typologies</text:span> category contains classification systems that enable systematic understanding of diverse phenomena within unified frameworks. These typologies serve multiple functions: organizing complex information, enabling assessment and diagnosis, and guiding appropriate intervention.</text:p>
      <text:p text:style-name="Text_20_body">Available materials reference several specific typologies. The <text:span text:style-name="T1">Connection Experience</text:span> typology distinguishes varieties of connection by intensity, quality, and outcome: nadir experiences, clearing experiences, peak experiences, and others <text:a xlink:type="simple" xlink:href="https://www.mdpi.com/2077-1444/13/10/993" text:style-name="Internet_20_link" text:visited-style-name="Visited_20_Internet_20_Link"><text:span text:style-name="Internet_20_link">(MDPI)</text:span></text:a> . The <text:span text:style-name="T1">Archetype</text:span> typology of TOSAS provides twenty-two transformative archetypes organized in a developmental sequence <text:a xlink:type="simple" xlink:href="https://repo.lightningpath.org/assets/monographs/triumph-of-spirit-archetype-system.pdf" text:style-name="Internet_20_link" text:visited-style-name="Visited_20_Internet_20_Link"><text:span text:style-name="Internet_20_link">(The Lightning Path)</text:span></text:a> . The <text:span text:style-name="T1">Needs</text:span> typology of the Circle of Seven Essential Needs distinguishes five basic needs, one alignment need, and one core need <text:a xlink:type="simple" xlink:href="https://www.athensjournals.gr/psychology/2025-6940-AJPSY-Sosteric-02.pdf" text:style-name="Internet_20_link" text:visited-style-name="Visited_20_Internet_20_Link"><text:span text:style-name="Internet_20_link">(Athens </text:span><text:soft-page-break/><text:span text:style-name="Internet_20_link">Institute for Education &amp; Research)</text:span></text:a> . The <text:span text:style-name="T1">Components of Human Development</text:span> typology identifies seven developmental domains: Healing, Alignment, Connection, Integration, Empowerment, Perfection, and Transformation <text:a xlink:type="simple" xlink:href="https://spiritwiki.lightningpath.org/index.php/Connection" text:style-name="Internet_20_link" text:visited-style-name="Visited_20_Internet_20_Link"><text:span text:style-name="Internet_20_link">(lightningpath.org)</text:span></text:a> .</text:p>
      <text:p text:style-name="Text_20_body">These typologies enable practical application of SpiritWiki theory. They allow users to locate their own experience within systematic frameworks, to identify appropriate next steps, and to recognize patterns that might otherwise remain obscure. The typological approach reflects the system’s commitment to making spiritual development tractable and navigable rather than mysterious or ineffable.<text:bookmark-end text:name="typologies-classification-systems"/></text:p>
      <text:h text:style-name="Heading_20_4" text:outline-level="4"><text:bookmark-start text:name="X699fe724ff3127ad532d620f1e868aeb13387a8"/>3.2.5 Articles, Dialogues, and Scholarly Contributions</text:h>
      <text:p text:style-name="First_20_Paragraph">The <text:span text:style-name="T1">Articles</text:span> and <text:span text:style-name="T1">Dialogues</text:span> categories contain more extended treatments of specific topics, ranging from scholarly expositions to exploratory conversations. These formats allow for development of ideas beyond the concise scope of typical encyclopedia entries.</text:p>
      <text:p text:style-name="Text_20_body">The scholarly orientation of these contributions is indicated by their inclusion of “scholarly citations” and their publication in peer-reviewed venues. “Eupsychian Theory I” in the Athens Journal of Psychology exemplifies this scholarly engagement <text:a xlink:type="simple" xlink:href="https://www.athensjournals.gr/psychology/2025-6940-AJPSY-Sosteric-02.pdf" text:style-name="Internet_20_link" text:visited-style-name="Visited_20_Internet_20_Link"><text:span text:style-name="Internet_20_link">(Athens Institute for Education &amp; Research)</text:span></text:a> . The “Connection 100” auto-ethnography represents another scholarly genre, using first-person systematic observation to document phenomena that resist conventional experimental methods <text:a xlink:type="simple" xlink:href="https://www.mdpi.com/2077-1444/13/10/993" text:style-name="Internet_20_link" text:visited-style-name="Visited_20_Internet_20_Link"><text:span text:style-name="Internet_20_link">(MDPI)</text:span></text:a> .</text:p>
      <text:p text:style-name="Text_20_body">The <text:span text:style-name="T1">Dialogues</text:span> format enables exploratory, provisional thinking that is not yet ready for definitive formulation. This genre recognizes that knowledge development is conversational and collaborative, with understanding emerging through exchange rather than individual contemplation. The inclusion of dialogues alongside articles reflects the system’s commitment to process as well as product, to the living emergence of understanding rather than merely its final statement.<text:bookmark-end text:name="main-content-categories"/><text:bookmark-end text:name="X699fe724ff3127ad532d620f1e868aeb13387a8"/></text:p>
      <text:h text:style-name="Heading_20_3" text:outline-level="3"><text:bookmark-start text:name="mythic-and-mantic-elements"/><text:soft-page-break/>3.3 Mythic and Mantic Elements</text:h>
      <text:h text:style-name="Heading_20_4" text:outline-level="4"><text:bookmark-start text:name="X40832ca87513d1e0097121ee93a4c784cb0e5fd"/>3.3.1 Allegories for Transformative Understanding</text:h>
      <text:p text:style-name="First_20_Paragraph">The SpiritWiki includes <text:span text:style-name="T1">Allegories</text:span> as a distinct content category, recognizing that narrative and symbolic modes of communication can access dimensions of understanding that literal exposition cannot reach <text:a xlink:type="simple" xlink:href="https://martial-god-asura.fandom.com/wiki/World_Spiritists" text:style-name="Internet_20_link" text:visited-style-name="Visited_20_Internet_20_Link"><text:span text:style-name="Internet_20_link">(fandom.com)</text:span></text:a> . Allegories—extended metaphors with systematic correspondence between narrative elements and conceptual content—have long been used in spiritual traditions to convey transformative understanding.</text:p>
      <text:p text:style-name="Text_20_body">The specific allegories in the SpiritWiki are not detailed in available materials, but their inclusion indicates theoretical commitment to multiple epistemological modalities. The system’s architects recognize that transformation involves not merely cognitive understanding but emotional engagement, imaginal participation, and bodily enactment. Allegories address the imaginal dimension, providing narrative structures that can be entered, inhabited, and lived through.</text:p>
      <text:p text:style-name="Text_20_body">The allegorical mode also enables communication across developmental stages and cultural contexts. A well-constructed allegory can be understood at multiple levels, with deeper meanings becoming accessible as the reader’s capacity develops. This “translucent” quality—simultaneously accessible and inexhaustible—makes allegory particularly valuable for knowledge systems aimed at transformation rather than mere information transfer.<text:bookmark-end text:name="X40832ca87513d1e0097121ee93a4c784cb0e5fd"/></text:p>
      <text:h text:style-name="Heading_20_4" text:outline-level="4"><text:bookmark-start text:name="mantic-poems-for-intuitive-engagement"/>3.3.2 Mantic Poems for Intuitive Engagement</text:h>
      <text:p text:style-name="First_20_Paragraph">The <text:span text:style-name="T1">Mantic Poems</text:span> category represents the SpiritWiki’s incorporation of poetic, oracular, and divinatory modes of knowing <text:a xlink:type="simple" xlink:href="about:blank" text:style-name="Internet_20_link" text:visited-style-name="Visited_20_Internet_20_Link"><text:span text:style-name="Internet_20_link">(Source)</text:span></text:a> <text:a xlink:type="simple" xlink:href="https://spiritwiki.lightningpath.org/index.php/Avatar.GLOBAL_Knowledge_System" text:style-name="Internet_20_link" text:visited-style-name="Visited_20_Internet_20_Link"><text:span text:style-name="Internet_20_link">(lightningpath.org)</text:span></text:a> . “Mantic” derives from Greek <text:span text:style-name="T2">mantis</text:span> (prophet, seer), referring to practices of accessing knowledge through non-rational, intuitive, or inspired means.</text:p>
      <text:p text:style-name="Text_20_body">The inclusion of mantic poems indicates recognition that <text:span text:style-name="T1">not all valid knowledge is propositional or discursive</text:span>. Poetry can condense complex meanings into resonant images that bypass linear reasoning. Oracular utterances can provide guidance that is precisely appropriate to the questioner’s situation without being generally applicable. Divinatory practices can reveal patterns and possibilities that systematic analysis cannot discern.</text:p>
      <text:p text:style-name="Text_20_body"><text:soft-page-break/>This epistemological pluralism is characteristic of the SpiritWiki’s expanded methodology. Alongside empirical observation, scholarly research, and logical analysis, the system legitimates intuitive, poetic, and oracular ways of knowing. This is not abandonment of rigor but recognition that different phenomena require different methods, and that transformation particularly may involve dimensions resistant to conventional investigation.<text:bookmark-end text:name="mantic-poems-for-intuitive-engagement"/></text:p>
      <text:h text:style-name="Heading_20_4" text:outline-level="4"><text:bookmark-start text:name="scripts-for-guided-practice"/>3.3.3 Scripts for Guided Practice</text:h>
      <text:p text:style-name="First_20_Paragraph">The <text:span text:style-name="T1">Scripts</text:span> category provides structured guidance for specific practices, enabling users to engage with SpiritWiki methods without requiring extensive prior training or live instruction <text:a xlink:type="simple" xlink:href="https://repo.lightningpath.org/myths-and-symbols/videos/" text:style-name="Internet_20_link" text:visited-style-name="Visited_20_Internet_20_Link"><text:span text:style-name="Internet_20_link">(The Lightning Path)</text:span></text:a> . Scripts might include guided meditations, connection practices, healing protocols, or other structured activities with explicit steps and intended outcomes.</text:p>
      <text:p text:style-name="Text_20_body">The script format addresses a practical challenge in transformative education: how to make sophisticated practices accessible to diverse users in diverse circumstances. Live instruction from skilled teachers is ideal but not scalable; written scripts can reach far more people while maintaining some of the structure that supports effective practice. The script format also enables standardization and quality control, ensuring that core elements of practices are preserved across different contexts of use.</text:p>
      <text:p text:style-name="Text_20_body">The inclusion of scripts alongside more theoretical content reflects the SpiritWiki’s <text:span text:style-name="T1">practice-oriented</text:span> character. This is not merely a system to be understood but a system to be used, with understanding emerging through use rather than preceding it. The script format embodies this priority, making engagement possible even when full theoretical comprehension is not yet achieved.<text:bookmark-end text:name="mythic-and-mantic-elements"/><text:bookmark-end text:name="scripts-for-guided-practice"/></text:p>
      <text:h text:style-name="Heading_20_3" text:outline-level="3"><text:bookmark-start text:name="pathfinder-ai-integration"/>3.4 Pathfinder AI Integration</text:h>
      <text:h text:style-name="Heading_20_4" text:outline-level="4"><text:bookmark-start text:name="ai-assisted-knowledge-navigation"/>3.4.1 AI-Assisted Knowledge Navigation</text:h>
      <text:p text:style-name="First_20_Paragraph">The <text:span text:style-name="T1">Pathfinder AI</text:span> represents the SpiritWiki’s most distinctive technical innovation: a purpose-built artificial intelligence system designed specifically for knowledge navigation and co-creation <text:a xlink:type="simple" xlink:href="https://spiritwiki.lightningpath.org/index.php/Avatar.GLOBAL_Knowledge_System" text:style-name="Internet_20_link" text:visited-style-name="Visited_20_Internet_20_Link"><text:span text:style-name="Internet_20_link">(lightningpath.org)</text:span></text:a> . Unlike general-<text:soft-page-break/>purpose search engines or chatbots, Pathfinder is architecturally integrated with the SpiritWiki’s semantic structure and conceptual topology.</text:p>
      <text:p text:style-name="Text_20_body">The Pathfinder AI is described as “the purpose built AI-based collaborator, responsible for logical analysis, semantic organization, and structural coherence” <text:a xlink:type="simple" xlink:href="https://spiritwiki.lightningpath.org/index.php/Avatar.GLOBAL_Knowledge_System" text:style-name="Internet_20_link" text:visited-style-name="Visited_20_Internet_20_Link"><text:span text:style-name="Internet_20_link">(lightningpath.org)</text:span></text:a> . This is a fundamentally different role than information retrieval: Pathfinder is not designed to find existing answers but to participate in generating new understanding. Its responsibilities include challenging assumptions, suggesting connections, identifying inconsistencies, and co-creating knowledge with human users.</text:p>
      <text:p text:style-name="Text_20_body">The AI-assisted navigation enables <text:span text:style-name="T1">personalized pathways</text:span> through the SpiritWiki’s extensive content. Different users with different backgrounds, interests, and developmental needs can receive guidance tailored to their specific situations. This personalization addresses a fundamental limitation of static knowledge organization: the same content cannot be optimally presented to all users, and optimal presentation may change as the user’s understanding develops.<text:bookmark-end text:name="ai-assisted-knowledge-navigation"/></text:p>
      <text:h text:style-name="Heading_20_4" text:outline-level="4"><text:bookmark-start text:name="Xf0a231b407b9bb942647b010892c2b189a40d1c"/>3.4.2 Pathfinder Sessions for Personalized Guidance</text:h>
      <text:p text:style-name="First_20_Paragraph">The <text:span text:style-name="T1">Pathfinder Sessions</text:span> feature extends AI assistance from navigation to sustained, developmental engagement. These sessions appear to be structured interactions where users work with the AI over time on specific goals or challenges, receiving ongoing guidance, feedback, and support.</text:p>
      <text:p text:style-name="Text_20_body">The session format enables <text:span text:style-name="T1">developmental relationship</text:span> between user and AI that single interactions cannot achieve. Trust and understanding can develop; the AI can learn the user’s patterns and adapt its guidance accordingly; and progressive challenges can be introduced as capacity develops. This relationship model parallels effective human teaching or therapeutic relationships, with the AI providing some of the functions that skilled human guides would offer.</text:p>
      <text:p text:style-name="Text_20_body">The availability of AI-guided sessions addresses <text:span text:style-name="T1">scalability challenges</text:span> in transformative education. Skilled human teachers are scarce and expensive; AI assistance can extend access to guidance that would otherwise be unavailable. This is not replacement of human relationship but supplementation: the AI can <text:soft-page-break/>provide baseline support, with human teachers reserved for situations requiring their distinctive capacities.<text:bookmark-end text:name="Xf0a231b407b9bb942647b010892c2b189a40d1c"/></text:p>
      <text:h text:style-name="Heading_20_4" text:outline-level="4"><text:bookmark-start text:name="Xb944a7c138c9d879f33d51de483783a84170102"/>3.4.3 AI-Generated Articles and Term Explorations</text:h>
      <text:p text:style-name="First_20_Paragraph">The Pathfinder AI’s generative capabilities extend to <text:span text:style-name="T1">creation of new content</text:span>: “AI-generated articles and term explorations” <text:a xlink:type="simple" xlink:href="https://spiritwiki.lightningpath.org/index.php/Avatar.GLOBAL_Knowledge_System" text:style-name="Internet_20_link" text:visited-style-name="Visited_20_Internet_20_Link"><text:span text:style-name="Internet_20_link">(lightningpath.org)</text:span></text:a> . This represents a significant expansion of knowledge system functionality, from preservation and organization of existing knowledge to active production of new knowledge.</text:p>
      <text:p text:style-name="Text_20_body">AI-generated articles presumably address gaps in the SpiritWiki’s coverage, respond to emerging user needs, or explore implications of existing concepts that human authors have not yet developed. The “term explorations” feature suggests focused investigation of specific concepts, potentially including etymology, cross-cultural equivalents, theoretical development, and practical application.</text:p>
      <text:p text:style-name="Text_20_body">The inclusion of AI-generated content raises important questions about <text:span text:style-name="T1">authority and validation</text:span>. How is AI-generated content distinguished from human-authored content? What review processes ensure quality and accuracy? How are errors or problematic generations corrected? The SpiritWiki’s governance structures—including human and machine stewards with defined responsibilities <text:a xlink:type="simple" xlink:href="https://spiritwiki.lightningpath.org/index.php/Avatar.GLOBAL_Knowledge_System" text:style-name="Internet_20_link" text:visited-style-name="Visited_20_Internet_20_Link"><text:span text:style-name="Internet_20_link">(lightningpath.org)</text:span></text:a> —presumably address these questions, though specific mechanisms are not detailed in available materials.<text:bookmark-end text:name="structural-architecture-and-components"/><text:bookmark-end text:name="pathfinder-ai-integration"/><text:bookmark-end text:name="Xb944a7c138c9d879f33d51de483783a84170102"/></text:p>
      <text:h text:style-name="Heading_20_2" text:outline-level="2"><text:bookmark-start text:name="transformational-mechanisms"/>4. Transformational Mechanisms</text:h>
      <text:h text:style-name="Heading_20_3" text:outline-level="3"><text:bookmark-start text:name="individual-level-healing-and-development"/>4.1 Individual Level: Healing and Development</text:h>
      <text:h text:style-name="Heading_20_4" text:outline-level="4"><text:bookmark-start text:name="addressing-toxic-socialization-damage"/>4.1.1 Addressing Toxic Socialization Damage</text:h>
      <text:p text:style-name="First_20_Paragraph">The SpiritWiki’s individual transformation strategy begins with <text:span text:style-name="T1">healing the damage caused by toxic socialization</text:span>—the systematic patterns of psychological, emotional, and physical violence that characterize contemporary socialization processes <text:a xlink:type="simple" xlink:href="https://www.lightningpath.org/research/" text:style-name="Internet_20_link" text:visited-style-name="Visited_20_Internet_20_Link"><text:span text:style-name="Internet_20_link">(lightningpath.org)</text:span></text:a> . This damage is understood to be both widespread and profound, affecting “the body and mind” in ways that obstruct natural developmental processes <text:a xlink:type="simple" xlink:href="https://www.lightningpath.org/research/" text:style-name="Internet_20_link" text:visited-style-name="Visited_20_Internet_20_Link"><text:span text:style-name="Internet_20_link">(lightningpath.org)</text:span></text:a> .</text:p>
      <text:p text:style-name="Text_20_body">The <text:span text:style-name="T1">LP HEALING Framework</text:span> provides systematic approach to this healing work. While specific components are not detailed in available materials, the framework presumably includes: recognition and acknowledgment of damage; <text:soft-page-break/>development of safety and stabilization; processing of traumatic memories and patterns; restoration of healthy functioning; and preparation for further development. The healing framework is understood as <text:span text:style-name="T1">foundational</text:span>: without addressing damage, further development is compromised or impossible.</text:p>
      <text:p text:style-name="Text_20_body">The SpiritWiki’s approach to healing integrates multiple modalities. <text:span text:style-name="T1">Psychological</text:span> methods address cognitive and emotional patterns. <text:span text:style-name="T1">Somatic</text:span> methods address bodily held trauma and restore embodied awareness. <text:span text:style-name="T1">Relational</text:span> methods repair attachment damage and develop capacity for healthy connection. <text:span text:style-name="T1">Spiritual</text:span> methods reestablish connection with the Fabric of Consciousness as source of healing and renewal. This multimodal integration reflects the system’s holistic understanding of human being.</text:p>
      <text:p text:style-name="Text_20_body">The inclusion of <text:span text:style-name="T1">connection supplements (psychedelics) for healing</text:span> <text:a xlink:type="simple" xlink:href="https://www.lightningpath.org/research/" text:style-name="Internet_20_link" text:visited-style-name="Visited_20_Internet_20_Link"><text:span text:style-name="Internet_20_link">(lightningpath.org)</text:span></text:a> indicates recognition that conventional methods may be insufficient for deep damage, and that pharmacologically-assisted approaches can access dimensions of experience resistant to other interventions. This position is controversial and carefully framed: supplements are tools for healing, not recreational substances or magical solutions, and their use requires appropriate preparation, guidance, and integration.<text:bookmark-end text:name="addressing-toxic-socialization-damage"/></text:p>
      <text:h text:style-name="Heading_20_4" text:outline-level="4"><text:bookmark-start text:name="Xe66f80f8c6efa82196c7633fd62761fcaea2d34"/>4.1.2 Facilitating Connection, Awakening, Activation</text:h>
      <text:p text:style-name="First_20_Paragraph">Beyond healing damage, the SpiritWiki aims to <text:span text:style-name="T1">actively develop capacities for connection, awakening, and activation</text:span>. These three terms represent progressive intensification of relationship with the Fabric of Consciousness.</text:p>
      <text:p text:style-name="Text_20_body"><text:span text:style-name="T1">Connection</text:span> is the foundational capacity—direct experiential relationship with transcendent reality. Connection practices are designed to cultivate this capacity: to make connection more frequent, more intense, more sustained, and more accessible under diverse conditions. The “Connection Framework” provides comprehensive guidance on preparation, practice, processing, and integration <text:a xlink:type="simple" xlink:href="https://spiritwiki.lightningpath.org/index.php/Connection" text:style-name="Internet_20_link" text:visited-style-name="Visited_20_Internet_20_Link"><text:span text:style-name="Internet_20_link">(lightningpath.org)</text:span></text:a> .</text:p>
      <text:p text:style-name="Text_20_body"><text:span text:style-name="T1">Awakening</text:span> represents a qualitative shift in consciousness—a recognition of one’s true nature and relationship to reality that fundamentally restructures experience and understanding. Awakening is not merely intellectual insight but <text:soft-page-break/>embodied transformation that affects all dimensions of functioning. The SpiritWiki presumably provides guidance for recognizing, stabilizing, and integrating awakening experiences.</text:p>
      <text:p text:style-name="Text_20_body"><text:span text:style-name="T1">Activation</text:span> is the most intense of the three—a “transformative ‘pop’” where “blockages have disintegrated, resistances have evaporated, barriers have collapsed, bindings fall away, the masses rise up and transform” <text:a xlink:type="simple" xlink:href="https://repo.lightningpath.org/assets/monographs/triumph-of-spirit-archetype-system.pdf" text:style-name="Internet_20_link" text:visited-style-name="Visited_20_Internet_20_Link"><text:span text:style-name="Internet_20_link">(The Lightning Path)</text:span></text:a> . This language suggests not merely individual transformation but collective activation, with individual development contributing to and participating in broader social change. The Activation archetype in TOSAS represents this possibility: “the transformative ‘pop’ that arises from collective activation” <text:a xlink:type="simple" xlink:href="https://repo.lightningpath.org/assets/monographs/triumph-of-spirit-archetype-system.pdf" text:style-name="Internet_20_link" text:visited-style-name="Visited_20_Internet_20_Link"><text:span text:style-name="Internet_20_link">(The Lightning Path)</text:span></text:a> .<text:bookmark-end text:name="Xe66f80f8c6efa82196c7633fd62761fcaea2d34"/></text:p>
      <text:h text:style-name="Heading_20_4" text:outline-level="4"><text:bookmark-start text:name="Xf713671168d6c57842ff622952c0dbbd45a76c2"/>4.1.3 Perfection of Consciousness Through Alignment</text:h>
      <text:p text:style-name="First_20_Paragraph">The ultimate individual goal in the SpiritWiki framework is <text:span text:style-name="T1">perfection of consciousness through alignment</text:span>—the complete, unobstructed expression of spiritual potential through the physical unit. This “perfection” is not moral perfectionism but functional completeness: the full actualization of the human design.</text:p>
      <text:p text:style-name="Text_20_body"><text:span text:style-name="T1">Alignment</text:span> is the key process: the coordination of Spiritual Ego (authentic spiritual consciousness) and Bodily Ego (psychological self formed through socialization) so that spiritual insight can be effectively expressed in physical action. Misalignment produces various pathologies: spiritual bypassing (using transcendence to avoid embodied challenges); dissociation (separation from physical and emotional experience); or ineffective action (insight without implementation).</text:p>
      <text:p text:style-name="Text_20_body">The perfection of consciousness is understood as <text:span text:style-name="T1">achievable goal</text:span> rather than distant ideal. The SpiritWiki’s practical tools—workbooks, connection manuals, guided practices—are designed to make this aspiration concrete and actionable <text:a xlink:type="simple" xlink:href="https://spiritwiki.lightningpath.org/index.php/Healing_Moment" text:style-name="Internet_20_link" text:visited-style-name="Visited_20_Internet_20_Link"><text:span text:style-name="Internet_20_link">(lightningpath.org)</text:span></text:a> . The system’s developmental framework provides roadmap and milestones, enabling users to recognize progress and identify next steps.<text:bookmark-end text:name="individual-level-healing-and-development"/><text:bookmark-end text:name="Xf713671168d6c57842ff622952c0dbbd45a76c2"/></text:p>
      <text:h text:style-name="Heading_20_3" text:outline-level="3"><text:bookmark-start text:name="collective-level-social-architecture"/><text:soft-page-break/>4.2 Collective Level: Social Architecture</text:h>
      <text:h text:style-name="Heading_20_4" text:outline-level="4"><text:bookmark-start text:name="harmonic-social-structure-creation"/>4.2.1 Harmonic Social Structure Creation</text:h>
      <text:p text:style-name="First_20_Paragraph">The SpiritWiki’s collective transformation strategy centers on <text:span text:style-name="T1">creation of harmonic social structures</text:span>—institutional and relational arrangements that support rather than obstruct human development. This is the Eupsychian project: building “the good society” that enables “the full realization of human potential” <text:a xlink:type="simple" xlink:href="https://spiritwiki.lightningpath.org/index.php/Avatar.GLOBAL_Knowledge_System" text:style-name="Internet_20_link" text:visited-style-name="Visited_20_Internet_20_Link"><text:span text:style-name="Internet_20_link">(lightningpath.org)</text:span></text:a> .</text:p>
      <text:p text:style-name="Text_20_body">The <text:span text:style-name="T1">Harmonic Social Structure</text:span> framework <text:a xlink:type="simple" xlink:href="https://spiritwiki.lightningpath.org/index.php/Avatar.GLOBAL_Knowledge_System" text:style-name="Internet_20_link" text:visited-style-name="Visited_20_Internet_20_Link"><text:span text:style-name="Internet_20_link">(lightningpath.org)</text:span></text:a> presumably specifies characteristics of such arrangements: symbiotic rather than exploitative economic relations; decolonized rather than hierarchical political structures; culturally supportive rather than undermining of human development; and ecologically sustainable rather than extractive relationships with the natural world. The precise specification would require deeper exploration than available materials provide.</text:p>
      <text:p text:style-name="Text_20_body">The creation of harmonic social structures is understood as <text:span text:style-name="T1">both top-down and bottom-up</text:span>. Top-down changes include transformation of economic systems, political institutions, and cultural narratives. Bottom-up changes include individual development, community cultivation, and alternative institution building. The SpiritWiki emphasizes the bottom-up dimension: “You never change things by fighting the existing reality. To change something, build a new model that makes the existing model obsolete” <text:a xlink:type="simple" xlink:href="https://spiritwiki.lightningpath.org/index.php/Main_Page" text:style-name="Internet_20_link" text:visited-style-name="Visited_20_Internet_20_Link"><text:span text:style-name="Internet_20_link">(lightningpath.org)</text:span></text:a> . The system itself represents such new model—knowledge infrastructure designed for liberation rather than control.<text:bookmark-end text:name="harmonic-social-structure-creation"/></text:p>
      <text:h text:style-name="Heading_20_4" text:outline-level="4"><text:bookmark-start text:name="raising-collective-consciousness"/>4.2.2 Raising Collective Consciousness</text:h>
      <text:p text:style-name="First_20_Paragraph">Beyond institutional change, the SpiritWiki aims at <text:span text:style-name="T1">raising collective consciousness</text:span>—increasing the frequency, intensity, and quality of connection experiences across populations. This is not merely aggregate individual development but emergent collective phenomenon: the “activation” that arises when sufficient individuals achieve sufficient alignment <text:a xlink:type="simple" xlink:href="https://repo.lightningpath.org/assets/monographs/triumph-of-spirit-archetype-system.pdf" text:style-name="Internet_20_link" text:visited-style-name="Visited_20_Internet_20_Link"><text:span text:style-name="Internet_20_link">(The Lightning Path)</text:span></text:a> .</text:p>
      <text:p text:style-name="Text_20_body">The mechanism of collective consciousness raising is not fully specified in available materials, but several elements can be inferred. <text:span text:style-name="T1">Education</text:span>—the <text:soft-page-break/>Pathfinder Educational Model and related initiatives—spreads understanding and capacity. <text:span text:style-name="T1">Practice</text:span>—connection practices, healing work, alignment exercises—develops individual capacity that contributes to collective field. <text:span text:style-name="T1">Relationship</text:span>—community cultivation, shared experience, mutual support—creates conditions where individual development reinforces rather than isolates. And <text:span text:style-name="T1">narrative</text:span>—new stories, new archetypes, new meanings—restructures collective understanding and motivation.</text:p>
      <text:p text:style-name="Text_20_body">The <text:span text:style-name="T1">Triumph of Spirit Archetype System (TOSAS)</text:span> plays crucial role in collective consciousness raising. By providing “a creation template” for “new stories, stories that foster healing and connection in all people” <text:a xlink:type="simple" xlink:href="https://repo.lightningpath.org/assets/monographs/triumph-of-spirit-archetype-system.pdf" text:style-name="Internet_20_link" text:visited-style-name="Visited_20_Internet_20_Link"><text:span text:style-name="Internet_20_link">(The Lightning Path)</text:span></text:a> , TOSAS enables coordinated narrative transformation across diverse contexts. The twenty-two archetypes provide shared symbolic vocabulary that can unite otherwise dispersed efforts toward common purpose.<text:bookmark-end text:name="raising-collective-consciousness"/></text:p>
      <text:h text:style-name="Heading_20_4" text:outline-level="4"><text:bookmark-start text:name="X4c7ff2f4c190e280a1c6c7572e39796c2a91227"/>4.2.3 Paradigm Shifting Through New Theoretical Models</text:h>
      <text:p text:style-name="First_20_Paragraph">The SpiritWiki understands itself as contributing to <text:span text:style-name="T1">paradigm shift</text:span>—fundamental transformation of the frameworks through which reality is understood and engaged. This is not merely adding new information within existing frameworks but restructuring the frameworks themselves.</text:p>
      <text:p text:style-name="Text_20_body">The paradigm shift involves multiple dimensions. <text:span text:style-name="T1">Ontological</text:span>: from materialism to consciousness-based understanding of reality. <text:span text:style-name="T1">Epistemological</text:span>: from narrow empiricism to expanded methods including autoethnography, MTH expertise, and direct experience. <text:span text:style-name="T1">Axiological</text:span>: from accumulation and competition to connection and symbiosis. And <text:span text:style-name="T1">praxeological</text:span>: from manipulation and control to healing and empowerment.</text:p>
      <text:p text:style-name="Text_20_body">The SpiritWiki’s theoretical models—Eupsychia, the Circle of Seven Essential Needs, TOSAS, the dual-consciousness theory—are designed to enable and support this paradigm shift. They provide alternative frameworks that can be understood, practiced, and verified, demonstrating their superiority to dominant models through their fruits in individual and collective life.<text:bookmark-end text:name="collective-level-social-architecture"/><text:bookmark-end text:name="X4c7ff2f4c190e280a1c6c7572e39796c2a91227"/></text:p>
      <text:h text:style-name="Heading_20_3" text:outline-level="3"><text:bookmark-start text:name="X33e11d67d105edd2a3723c3b95c1d312aaf09ca"/><text:soft-page-break/>4.3 Planetary Level: Stewardship and Evolution</text:h>
      <text:h text:style-name="Heading_20_4" text:outline-level="4"><text:bookmark-start text:name="Xbe148ba439922e1cbc0473d6dd61c902142cd43"/>4.3.1 Transformation of Social, Economic, Cultural Systems</text:h>
      <text:p text:style-name="First_20_Paragraph">The SpiritWiki’s planetary ambition extends to <text:span text:style-name="T1">transformation of all major systems</text:span>—social, economic, cultural—that currently organize human life on Earth. This is not reform or adjustment but fundamental restructuring according to symbiotic, decolonized principles <text:a xlink:type="simple" xlink:href="https://spiritwiki.lightningpath.org/index.php/Avatar.GLOBAL_Knowledge_System" text:style-name="Internet_20_link" text:visited-style-name="Visited_20_Internet_20_Link"><text:span text:style-name="Internet_20_link">(lightningpath.org)</text:span></text:a> .</text:p>
      <text:p text:style-name="Text_20_body">The <text:span text:style-name="T1">social transformation</text:span> involves replacement of hierarchical, exploitative relations with horizontal, cooperative arrangements. The <text:span text:style-name="T1">economic transformation</text:span> involves replacement of accumulation-oriented, growth-dependent systems with needs-satisfying, sustainable arrangements. The <text:span text:style-name="T1">cultural transformation</text:span> involves replacement of toxic socialization and elite-controlled narratives with healing-centered, authentically spiritual cultures.</text:p>
      <text:p text:style-name="Text_20_body">The SpiritWiki recognizes the <text:span text:style-name="T1">scale and difficulty</text:span> of this transformation. “Creating healthy, happy, human beings (creating a global eupsychia) is a massive collective effort that will require not only fundamental political and economic change, but sophisticated institutional supports designed specifically to meet human needs throughout the entire lifespan” <text:a xlink:type="simple" xlink:href="https://www.lightningpath.org/research/" text:style-name="Internet_20_link" text:visited-style-name="Visited_20_Internet_20_Link"><text:span text:style-name="Internet_20_link">(lightningpath.org)</text:span></text:a> . The system does not promise quick or easy victory but commits to sustained, systematic work toward achievable goals.<text:bookmark-end text:name="Xbe148ba439922e1cbc0473d6dd61c902142cd43"/></text:p>
      <text:h text:style-name="Heading_20_4" text:outline-level="4"><text:bookmark-start text:name="Xaeef2dde68f0ac4bb2762b785a382ff445f2717"/>4.3.2 Symbiotic, Decolonized Systemic Principles</text:h>
      <text:p text:style-name="First_20_Paragraph">The guiding principles for planetary transformation are <text:span text:style-name="T1">symbiosis and decolonization</text:span>—mutually reinforcing commitments that shape all specific proposals.</text:p>
      <text:p text:style-name="Text_20_body"><text:span text:style-name="T1">Symbiosis</text:span> refers to mutually beneficial relationship between all system components: between individuals and society, between humanity and nature, between present and future generations. This contrasts with parasitic or exploitative relationships that benefit some at cost to others. The symbiotic principle is instantiated in the Circle of Seven Essential Needs (all needs essential, all must be met) and in the AGKS architecture itself (emergent, collaborative, distributed) <text:a xlink:type="simple" xlink:href="https://spiritwiki.lightningpath.org/index.php/Avatar.GLOBAL_Knowledge_System" text:style-name="Internet_20_link" text:visited-style-name="Visited_20_Internet_20_Link"><text:span text:style-name="Internet_20_link">(lightningpath.org)</text:span></text:a> .</text:p>
      <text:p text:style-name="Text_20_body"><text:soft-page-break/><text:span text:style-name="T1">Decolonization</text:span> refers to systematic removal of colonial patterns from all systems: epistemic decolonization (recovery of suppressed knowledges), political decolonization (restoration of Indigenous sovereignty), economic decolonization (fair distribution of resources), and cultural decolonization (liberation from elite-controlled narratives). The SpiritWiki’s own decolonizing practices—Indigenous team majority, land acknowledgment, MTH expertise integration—model this commitment <text:a xlink:type="simple" xlink:href="https://www.lightningpath.org/" text:style-name="Internet_20_link" text:visited-style-name="Visited_20_Internet_20_Link"><text:span text:style-name="Internet_20_link">(lightningpath.org)</text:span></text:a> .<text:bookmark-end text:name="Xaeef2dde68f0ac4bb2762b785a382ff445f2717"/></text:p>
      <text:h text:style-name="Heading_20_4" text:outline-level="4"><text:bookmark-start text:name="X0de57f4948b49dbd2844808a8dd21f1d4cc3b9f"/>4.3.3 Ethical and Spiritually Grounded Civilization Emergence</text:h>
      <text:p text:style-name="First_20_Paragraph">The ultimate vision is <text:span text:style-name="T1">emergence of ethical and spiritually grounded civilization</text:span>—planetary society organized around genuine human flourishing and conscious evolution rather than accumulation, domination, or mere survival.</text:p>
      <text:p text:style-name="Text_20_body">This civilization would be characterized by: <text:span text:style-name="T1">universal needs satisfaction</text:span> through institutional design; <text:span text:style-name="T1">widespread connection capacity</text:span> enabling direct experience of transcendent reality; <text:span text:style-name="T1">authentic spirituality</text:span> free from elite manipulation; <text:span text:style-name="T1">symbiotic relationships</text:span> at all scales; <text:span text:style-name="T1">decolonized structures</text:span> respecting diverse knowledges and peoples; and <text:span text:style-name="T1">conscious evolution</text:span> as ongoing, collective project.</text:p>
      <text:p text:style-name="Text_20_body">The SpiritWiki does not claim to fully specify this civilization but to contribute knowledge infrastructure that enables its emergence. The system’s architects recognize their own limitations and the necessity of collaborative, emergent development: “the SW is in development constantly” with “more stuff coming soon” <text:a xlink:type="simple" xlink:href="https://spiritwiki.lightningpath.org/index.php/Main_Page" text:style-name="Internet_20_link" text:visited-style-name="Visited_20_Internet_20_Link"><text:span text:style-name="Internet_20_link">(lightningpath.org)</text:span></text:a> . This epistemic humility—combined with systematic commitment to improvement—distinguishes the SpiritWiki from utopian blueprints that claim complete knowledge of desired futures.<text:bookmark-end text:name="transformational-mechanisms"/><text:bookmark-end text:name="X33e11d67d105edd2a3723c3b95c1d312aaf09ca"/><text:bookmark-end text:name="X0de57f4948b49dbd2844808a8dd21f1d4cc3b9f"/></text:p>
      <text:h text:style-name="Heading_20_2" text:outline-level="2"><text:bookmark-start text:name="X0ef2ce880a267a57e50debfd6d60b7d4225fe71"/>5. Institutional Context: The Lightning Path Institute</text:h>
      <text:h text:style-name="Heading_20_3" text:outline-level="3"><text:bookmark-start text:name="organizational-identity"/>5.1 Organizational Identity</text:h>
      <text:h text:style-name="Heading_20_4" text:outline-level="4"><text:bookmark-start text:name="Xba1f54f03955f90f2880b2380461ed252a603ce"/>5.1.1 Progressive Educational and Research Institute</text:h>
      <text:p text:style-name="First_20_Paragraph">The <text:span text:style-name="T1">Lightning Path Institute</text:span> is the institutional vehicle through which the SpiritWiki’s transformative vision is developed, disseminated, and implemented. It is explicitly characterized as a <text:span text:style-name="T1">progressive educational and research </text:span><text:soft-page-break/><text:span text:style-name="T1">institute</text:span>, positioning itself within traditions of critical pedagogy and engaged scholarship <text:a xlink:type="simple" xlink:href="https://www.lightningpath.org/research/" text:style-name="Internet_20_link" text:visited-style-name="Visited_20_Internet_20_Link"><text:span text:style-name="Internet_20_link">(lightningpath.org)</text:span></text:a> .</text:p>
      <text:p text:style-name="Text_20_body">The “progressive” designation signals commitment to social transformation rather than mere reproduction of existing arrangements. This aligns with the Institute’s critique of conventional education as perpetuating toxic socialization and its development of alternatives through the Pathfinder Educational Model. The progressive orientation also implies political engagement: the Institute does not claim neutrality but explicitly aims at “fundamental political and economic change” <text:a xlink:type="simple" xlink:href="https://www.lightningpath.org/research/" text:style-name="Internet_20_link" text:visited-style-name="Visited_20_Internet_20_Link"><text:span text:style-name="Internet_20_link">(lightningpath.org)</text:span></text:a> .</text:p>
      <text:p text:style-name="Text_20_body">The <text:span text:style-name="T1">educational</text:span> function encompasses both formal training and informal learning. The Institute provides structured curriculum, workbooks, and guided practices for systematic development. It also maintains open-access knowledge resources (the SpiritWiki) for self-directed exploration. This dual approach—structured and self-directed, intensive and extensive—enables diverse engagement patterns appropriate to diverse users.</text:p>
      <text:p text:style-name="Text_20_body">The <text:span text:style-name="T1">research</text:span> function grounds the Institute’s work in systematic investigation rather than mere assertion or tradition. The research program includes empirical study of spiritual phenomena, auto-ethnographic documentation, and theoretical development. Publication in peer-reviewed venues (e.g., Athens Journal of Psychology) demonstrates commitment to academic standards and engagement with scholarly communities <text:a xlink:type="simple" xlink:href="https://www.athensjournals.gr/psychology/2025-6940-AJPSY-Sosteric-02.pdf" text:style-name="Internet_20_link" text:visited-style-name="Visited_20_Internet_20_Link"><text:span text:style-name="Internet_20_link">(Athens Institute for Education &amp; Research)</text:span></text:a> .<text:bookmark-end text:name="Xba1f54f03955f90f2880b2380461ed252a603ce"/></text:p>
      <text:h text:style-name="Heading_20_4" text:outline-level="4"><text:bookmark-start text:name="X451f138af0766a191fc9f024d07c9870009e8ba"/>5.1.2 Focus on Paradigm-Shifting Theory and Pedagogy</text:h>
      <text:p text:style-name="First_20_Paragraph">The Lightning Path Institute’s distinctive focus is <text:span text:style-name="T1">paradigm-shifting theory and pedagogy</text:span>—knowledge and methods designed to transform fundamental frameworks rather than merely operate within them. This focus shapes both what the Institute produces and how it produces it.</text:p>
      <text:p text:style-name="Text_20_body">The <text:span text:style-name="T1">paradigm-shifting theory</text:span> includes: the critique of Maslow’s pyramid and its replacement with the Circle of Seven Essential Needs; the dual-consciousness theory challenging dominant neuroscience; the analysis of elite ideological distortion in spiritual traditions; and the Eupsychian framework for societal transformation. Each of these represents not incremental addition to existing <text:soft-page-break/>knowledge but fundamental restructuring of how problems are understood and addressed.</text:p>
      <text:p text:style-name="Text_20_body">The <text:span text:style-name="T1">paradigm-shifting pedagogy</text:span> includes: trauma-informed, life-centered, healing and connection-centered educational design; AI-assisted personalized learning; and integration of expanded methods including autoethnography and MTH expertise. These pedagogical innovations aim to overcome limitations of conventional education that the Institute identifies as contributing to toxic socialization and arrested development.<text:bookmark-end text:name="X451f138af0766a191fc9f024d07c9870009e8ba"/></text:p>
      <text:h text:style-name="Heading_20_4" text:outline-level="4"><text:bookmark-start text:name="X441b6026aef11e83876113b85eb803f5820badb"/>5.1.3 Bridge Between Academic Rigor and Transformative Practice</text:h>
      <text:p text:style-name="First_20_Paragraph">The Lightning Path Institute occupies a <text:span text:style-name="T1">hybrid position</text:span> between academic and extra-academic contexts, attempting to combine the rigor of scholarly research with the transformative intent of spiritual practice. This bridging function is instantiated in Dr. Mike Sosteric’s dual role as Associate Professor at Athabasca University and founder of the Lightning Path <text:a xlink:type="simple" xlink:href="https://www.athensjournals.gr/psychology/2025-6940-AJPSY-Sosteric-02.pdf" text:style-name="Internet_20_link" text:visited-style-name="Visited_20_Internet_20_Link"><text:span text:style-name="Internet_20_link">(Athens Institute for Education &amp; Research)</text:span></text:a> .</text:p>
      <text:p text:style-name="Text_20_body">The <text:span text:style-name="T1">academic rigor</text:span> component includes: peer-reviewed publication; scholarly citation practices; systematic research methodologies; and engagement with established disciplinary conversations. This rigor serves multiple functions: it validates claims for skeptical audiences; it enables productive dialogue with scholarly communities; and it maintains quality control against the excesses that often characterize spiritual movements.</text:p>
      <text:p text:style-name="Text_20_body">The <text:span text:style-name="T1">transformative practice</text:span> component includes: direct engagement with connection experiences; development and dissemination of practical tools; community cultivation; and explicit commitment to personal and collective change. This practice orientation ensures that the Institute’s work remains grounded in actual transformation rather than merely theoretical speculation.</text:p>
      <text:p text:style-name="Text_20_body">The bridge between these components is <text:span text:style-name="T1">auto-ethnography</text:span>: systematic self-observation and documentation that generates both personal transformation and generalizable knowledge. Dr. Sosteric’s “Connection 100” represents this bridging methodology, using eight years of daily connection practice as research site for understanding connection phenomena <text:a xlink:type="simple" xlink:href="https://www.mdpi.com/2077-1444/13/10/993" text:style-name="Internet_20_link" text:visited-style-name="Visited_20_Internet_20_Link"><text:span text:style-name="Internet_20_link">(MDPI)</text:span></text:a> .<text:bookmark-end text:name="organizational-identity"/><text:bookmark-end text:name="X441b6026aef11e83876113b85eb803f5820badb"/></text:p>
      <text:h text:style-name="Heading_20_3" text:outline-level="3"><text:bookmark-start text:name="educational-offerings"/><text:soft-page-break/>5.2 Educational Offerings</text:h>
      <text:h text:style-name="Heading_20_4" text:outline-level="4"><text:bookmark-start text:name="Xecb793a4bed45abc5f40a62145ea1076b3144df"/>5.2.1 LP Rocket Guides: Accelerated Learning Tools</text:h>
      <text:p text:style-name="First_20_Paragraph">The <text:span text:style-name="T1">LP Rocket Guides</text:span> represent the Lightning Path’s approach to <text:span text:style-name="T1">accelerated learning</text:span>—condensed, intensive presentations designed to rapidly convey essential understanding and enable immediate application <text:a xlink:type="simple" xlink:href="https://www.lightningpath.org/research/" text:style-name="Internet_20_link" text:visited-style-name="Visited_20_Internet_20_Link"><text:span text:style-name="Internet_20_link">(lightningpath.org)</text:span></text:a> . The “rocket” metaphor suggests speed, power, and trajectory: these guides aim to propel learners quickly toward developmental goals.</text:p>
      <text:p text:style-name="Text_20_body">The specific content and format of Rocket Guides are not detailed in available materials, but their positioning suggests several characteristics. They are likely <text:span text:style-name="T1">focused</text:span> on specific topics rather than comprehensive coverage. They are likely <text:span text:style-name="T1">practical</text:span> rather than merely theoretical, with explicit guidance for application. They are likely <text:span text:style-name="T1">intensive</text:span>, requiring concentrated engagement for rapid progress. And they are likely <text:span text:style-name="T1">structured</text:span>, with clear sequences and milestones that enable self-assessment.</text:p>
      <text:p text:style-name="Text_20_body">The Rocket Guides address a practical challenge in transformative education: many seekers have limited time, limited prior preparation, or urgent need for specific guidance. Comprehensive curriculum may be ideal but not always feasible; accelerated tools can meet immediate needs while preparing for deeper engagement.<text:bookmark-end text:name="Xecb793a4bed45abc5f40a62145ea1076b3144df"/></text:p>
      <text:h text:style-name="Heading_20_4" text:outline-level="4"><text:bookmark-start text:name="X167d51bee75d478a2c9070e72dc3eaf2b862f81"/>5.2.2 LP Workbooks: Structured Developmental Practice</text:h>
      <text:p text:style-name="First_20_Paragraph">The <text:span text:style-name="T1">LP Workbooks</text:span> provide <text:span text:style-name="T1">structured developmental practice</text:span>—systematic exercises, reflections, and activities designed to support progressive transformation over time <text:a xlink:type="simple" xlink:href="https://www.lightningpath.org/research/" text:style-name="Internet_20_link" text:visited-style-name="Visited_20_Internet_20_Link"><text:span text:style-name="Internet_20_link">(lightningpath.org)</text:span></text:a> . Unlike Rocket Guides’ accelerated intensity, workbooks enable sustained, cumulative engagement.</text:p>
      <text:p text:style-name="Text_20_body">Workbooks presumably address different developmental domains: healing from toxic socialization; developing connection capacity; achieving alignment between Spiritual and Bodily Egos; and progressing toward full realization. They likely include: theoretical introduction explaining the purpose and context of practices; step-by-step guidance for specific exercises; reflection questions for processing experience; and progression markers for recognizing development.</text:p>
      <text:p text:style-name="Text_20_body"><text:soft-page-break/>The workbook format embodies the SpiritWiki’s <text:span text:style-name="T1">practice-oriented</text:span> character. Understanding is not sufficient; transformation requires embodied engagement with structured methods. The workbook provides container for this engagement, making sophisticated practices accessible without requiring continuous live instruction.<text:bookmark-end text:name="X167d51bee75d478a2c9070e72dc3eaf2b862f81"/></text:p>
      <text:h text:style-name="Heading_20_4" text:outline-level="4"><text:bookmark-start text:name="curriculum-systematic-training-pathways"/>5.2.3 Curriculum: Systematic Training Pathways</text:h>
      <text:p text:style-name="First_20_Paragraph">The <text:span text:style-name="T1">Curriculum</text:span> represents the Lightning Path’s most comprehensive educational offering: <text:span text:style-name="T1">systematic training pathways</text:span> that guide learners from initial engagement through advanced development <text:a xlink:type="simple" xlink:href="https://www.lightningpath.org/research/" text:style-name="Internet_20_link" text:visited-style-name="Visited_20_Internet_20_Link"><text:span text:style-name="Internet_20_link">(lightningpath.org)</text:span></text:a> . The curriculum presumably integrates Rocket Guides, workbooks, and other resources into coherent sequences with explicit goals, prerequisites, and outcomes.</text:p>
      <text:p text:style-name="Text_20_body">The curriculum structure likely reflects the SpiritWiki’s developmental framework: progression through healing, alignment, connection, integration, empowerment, perfection, and transformation. Each stage would have specific learning objectives, required practices, assessment criteria, and preparation for subsequent stages. This systematic approach enables reliable development and quality assurance that less structured alternatives cannot achieve.</text:p>
      <text:p text:style-name="Text_20_body">The curriculum also enables <text:span text:style-name="T1">community cultivation</text:span>: learners at similar stages can support each other, creating peer relationships that reinforce and extend formal instruction. The Pathfinder Educational Model’s “Learning Pods” presumably facilitate such community <text:a xlink:type="simple" xlink:href="https://spiritwiki.lightningpath.org/index.php/What_is_My_Purpose" text:style-name="Internet_20_link" text:visited-style-name="Visited_20_Internet_20_Link"><text:span text:style-name="Internet_20_link">(lightningpath.org)</text:span></text:a> .<text:bookmark-end text:name="educational-offerings"/><text:bookmark-end text:name="curriculum-systematic-training-pathways"/></text:p>
      <text:h text:style-name="Heading_20_3" text:outline-level="3"><text:bookmark-start text:name="research-program"/>5.3 Research Program</text:h>
      <text:h text:style-name="Heading_20_4" text:outline-level="4"><text:bookmark-start text:name="X51b1fd7bb98c46ac38fe433cd17656aae57d0c1"/>5.3.1 Empirical Grounding of Spiritual Phenomena</text:h>
      <text:p text:style-name="First_20_Paragraph">The Lightning Path Institute’s <text:span text:style-name="T1">research program</text:span> explicitly commits to <text:span text:style-name="T1">empirical grounding of spiritual phenomena</text:span>—systematic investigation of experiences and capacities that conventional science often excludes or dismisses <text:a xlink:type="simple" xlink:href="https://www.lightningpath.org/research/" text:style-name="Internet_20_link" text:visited-style-name="Visited_20_Internet_20_Link"><text:span text:style-name="Internet_20_link">(lightningpath.org)</text:span></text:a> . This commitment distinguishes the Institute from both anti-scientific spiritual traditions and dismissively materialist science.</text:p>
      <text:p text:style-name="Text_20_body">The empirical grounding operates through multiple strategies. <text:span text:style-name="T1">Phenomenological description</text:span>: careful, detailed reporting of experience that <text:soft-page-break/>enables recognition and comparison. <text:span text:style-name="T1">Auto-ethnographic documentation</text:span>: systematic self-observation over extended periods that generates both personal transformation and generalizable knowledge. <text:span text:style-name="T1">Cross-cultural validation</text:span>: identification of similar phenomena across diverse traditions, suggesting universal rather than culture-specific patterns. And <text:span text:style-name="T1">theoretical integration</text:span>: development of explanatory frameworks that connect spiritual phenomena with established scientific understanding.</text:p>
      <text:p text:style-name="Text_20_body">The Institute’s empirical commitment is not naive or uncritical. It recognizes limitations of conventional methods for investigating consciousness and explicitly adopts “expanded research methodologies” that can access dimensions resistant to standard approaches <text:a xlink:type="simple" xlink:href="https://www.lightningpath.org/research/" text:style-name="Internet_20_link" text:visited-style-name="Visited_20_Internet_20_Link"><text:span text:style-name="Internet_20_link">(lightningpath.org)</text:span></text:a> .<text:bookmark-end text:name="X51b1fd7bb98c46ac38fe433cd17656aae57d0c1"/></text:p>
      <text:h text:style-name="Heading_20_4" text:outline-level="4"><text:bookmark-start text:name="X422b3c04cc101bdb3370367c8f28f6550049546"/>5.3.2 Auto-Ethnographic and Phenomenological Methods</text:h>
      <text:p text:style-name="First_20_Paragraph">The <text:span text:style-name="T1">auto-ethnographic and phenomenological methods</text:span> are central to the Lightning Path’s research approach, particularly for investigating connection experiences that resist conventional third-person observation <text:a xlink:type="simple" xlink:href="https://www.lightningpath.org/research/" text:style-name="Internet_20_link" text:visited-style-name="Visited_20_Internet_20_Link"><text:span text:style-name="Internet_20_link">(lightningpath.org)</text:span></text:a> .</text:p>
      <text:p text:style-name="Text_20_body"><text:span text:style-name="T1">Auto-ethnography</text:span> involves systematic self-observation and documentation, treating one’s own experience as research site. Dr. Sosteric’s “Connection 100” exemplifies this method: eight years of daily connection practice with careful recording, analysis, and theorization <text:a xlink:type="simple" xlink:href="https://www.mdpi.com/2077-1444/13/10/993" text:style-name="Internet_20_link" text:visited-style-name="Visited_20_Internet_20_Link"><text:span text:style-name="Internet_20_link">(MDPI)</text:span></text:a> . This method generates rich, detailed data unavailable through other means, while also producing personal transformation that is itself part of the phenomenon under investigation.</text:p>
      <text:p text:style-name="Text_20_body"><text:span text:style-name="T1">Phenomenology</text:span> involves careful description of experience as experienced, bracketing assumptions about causes or reality-status to focus on the experience itself. The SpiritWiki’s precise definitions of connection experiences—“a discrete, short-term psychological, emotional, and physical experience of connection that are sufficiently above one’s average daily phenomenological experience as to be perceived by the individual as a qualitatively different state” <text:a xlink:type="simple" xlink:href="https://www.mdpi.com/2077-1444/13/10/993" text:style-name="Internet_20_link" text:visited-style-name="Visited_20_Internet_20_Link"><text:span text:style-name="Internet_20_link">(MDPI)</text:span></text:a> —exemplify phenomenological method.</text:p>
      <text:p text:style-name="Text_20_body">These methods have recognized limitations: subjectivity, non-replicability, potential for distortion. The Lightning Path addresses these through: systematic documentation enabling external examination; cross-cultural validation <text:soft-page-break/>suggesting universality; theoretical integration with established knowledge; and explicit acknowledgment of limitations rather than false claims to certainty.<text:bookmark-end text:name="X422b3c04cc101bdb3370367c8f28f6550049546"/></text:p>
      <text:h text:style-name="Heading_20_4" text:outline-level="4"><text:bookmark-start text:name="Xbacb5643fde134898ff9f63962648e4c48795f6"/>5.3.3 Integration of Connection Supplements (Psychedelics) for Healing</text:h>
      <text:p text:style-name="First_20_Paragraph">The Lightning Path Institute’s research program explicitly includes <text:span text:style-name="T1">integration of connection supplements (psychedelics) for healing</text:span> <text:a xlink:type="simple" xlink:href="https://www.lightningpath.org/research/" text:style-name="Internet_20_link" text:visited-style-name="Visited_20_Internet_20_Link"><text:span text:style-name="Internet_20_link">(lightningpath.org)</text:span></text:a> —a controversial position that places the Institute within emerging conversations about psychedelic-assisted therapy and consciousness research.</text:p>
      <text:p text:style-name="Text_20_body">The framing as “connection supplements” rather than “psychedelics” or “drugs” is significant: it emphasizes functional purpose (facilitating connection) rather than pharmacological class or recreational use. This framing aligns with Indigenous traditions that have long used plant medicines as spiritual tools, and with contemporary research on psilocybin, MDMA, and other substances for treatment-resistant conditions.</text:p>
      <text:p text:style-name="Text_20_body">The Institute’s position appears to be: these substances can be valuable tools for healing and development when used appropriately; they are not panaceas or shortcuts; their use requires proper preparation, guidance, and integration; and they should be understood within broader framework of connection practice rather than isolated as chemical effects. This nuanced position attempts to avoid both prohibitionist rejection and naive promotion.</text:p>
      <text:p text:style-name="Text_20_body">The inclusion of this research area demonstrates the Institute’s <text:span text:style-name="T1">willingness to engage controversial topics</text:span> that many academic and spiritual institutions avoid. It also reflects genuine commitment to “whatever works” for healing and development, without ideological restriction to conventional methods.<text:bookmark-end text:name="X0ef2ce880a267a57e50debfd6d60b7d4225fe71"/><text:bookmark-end text:name="research-program"/><text:bookmark-end text:name="Xbacb5643fde134898ff9f63962648e4c48795f6"/></text:p>
      <text:h text:style-name="Heading_20_2" text:outline-level="2"><text:bookmark-start text:name="X5345995db6f91c7aee214dbbe047dac046d38a1"/>6. Critical Frameworks for Global Transformation</text:h>
      <text:h text:style-name="Heading_20_3" text:outline-level="3"><text:bookmark-start text:name="diagnostic-analysis"/>6.1 Diagnostic Analysis</text:h>
      <text:h text:style-name="Heading_20_4" text:outline-level="4"><text:bookmark-start text:name="disconnected-egos-and-fractured-selves"/>6.1.1 Disconnected Egos and Fractured Selves</text:h>
      <text:p text:style-name="First_20_Paragraph">The SpiritWiki’s diagnostic framework begins with recognition of <text:span text:style-name="T1">widespread psychological damage</text:span>: “disconnected egos and fractured selves” that result from toxic socialization and systemic disconnection <text:a xlink:type="simple" xlink:href="https://spiritwiki.lightningpath.org/index.php/Main_Page" text:style-name="Internet_20_link" text:visited-style-name="Visited_20_Internet_20_Link"><text:span text:style-name="Internet_20_link">(lightningpath.org)</text:span></text:a> . This damage is not understood as individual pathology or moral failure but as predictable, systematic outcome of social arrangements.</text:p>
      <text:p text:style-name="Text_20_body"><text:soft-page-break/>The <text:span text:style-name="T1">disconnected ego</text:span> refers to the Bodily Ego’s separation from both authentic core (Spiritual Ego) and transcendent source (Fabric of Consciousness). This disconnection produces: defensive, compulsive functioning; inability to access genuine needs and desires; chronic anxiety and dissatisfaction; and susceptibility to manipulation through false promises of satisfaction. The disconnection is both cause and effect of toxic socialization: damage produces disconnection, and disconnection makes further damage more likely.</text:p>
      <text:p text:style-name="Text_20_body">The <text:span text:style-name="T1">fractured self</text:span> refers to lack of integration among different aspects of personality: cognitive and emotional, conscious and unconscious, individual and social. This fracturing produces: internal conflict and self-sabotage; inconsistent behavior and unreliable relationships; and difficulty maintaining coherent purpose across contexts. The fracturing is reinforced by social demands for compartmentalization—separation of work and life, public and private, rational and emotional.</text:p>
      <text:p text:style-name="Text_20_body">The SpiritWiki’s diagnosis is <text:span text:style-name="T1">not hopeless</text:span>: disconnection can be reversed, fracturing can be healed, through appropriate intervention. But the diagnosis does imply that superficial solutions—positive thinking, willpower, consumption—are inadequate to the scale of the problem.<text:bookmark-end text:name="disconnected-egos-and-fractured-selves"/></text:p>
      <text:h text:style-name="Heading_20_4" text:outline-level="4"><text:bookmark-start text:name="elite-manipulation-of-consciousness"/>6.1.2 Elite Manipulation of Consciousness</text:h>
      <text:p text:style-name="First_20_Paragraph">Beyond individual damage, the SpiritWiki diagnoses <text:span text:style-name="T1">systematic elite manipulation of consciousness</text:span>—deliberate shaping of perception, understanding, and desire to serve dominant interests <text:a xlink:type="simple" xlink:href="https://spiritwiki.lightningpath.org/index.php/Main_Page" text:style-name="Internet_20_link" text:visited-style-name="Visited_20_Internet_20_Link"><text:span text:style-name="Internet_20_link">(lightningpath.org)</text:span></text:a> . This is not conspiracy theory but structural analysis: the predictable operation of institutions organized around accumulation and domination.</text:p>
      <text:p text:style-name="Text_20_body">The mechanisms of elite manipulation include: <text:span text:style-name="T1">control of narrative</text:span> through media, education, and entertainment; <text:span text:style-name="T1">distortion of spirituality</text:span> through elite-controlled religious institutions and constructed traditions like the Tarot <text:a xlink:type="simple" xlink:href="https://www.mdpi.com/2077-1444/13/10/993" text:style-name="Internet_20_link" text:visited-style-name="Visited_20_Internet_20_Link"><text:span text:style-name="Internet_20_link">(MDPI)</text:span></text:a> ; <text:span text:style-name="T1">creation of false needs</text:span> through advertising and consumer culture; and <text:span text:style-name="T1">suppression of alternatives</text:span> through marginalization, co-optation, or direct repression.</text:p>
      <text:p text:style-name="Text_20_body"><text:soft-page-break/>The SpiritWiki’s analysis of the Tarot exemplifies this diagnostic approach. What appears as ancient spiritual wisdom is revealed as “an elite constructed discourse invented by the emerging industrial bourgeoisie during the Industrial Revolution for the purpose of lubricating the transition from Feudalism to Industrial Capitalism” <text:a xlink:type="simple" xlink:href="https://www.mdpi.com/2077-1444/13/10/993" text:style-name="Internet_20_link" text:visited-style-name="Visited_20_Internet_20_Link"><text:span text:style-name="Internet_20_link">(MDPI)</text:span></text:a> . The “most successful propaganda campaign ever launched” succeeded because its ideological function was disguised as spiritual content <text:a xlink:type="simple" xlink:href="https://www.mdpi.com/2077-1444/13/10/993" text:style-name="Internet_20_link" text:visited-style-name="Visited_20_Internet_20_Link"><text:span text:style-name="Internet_20_link">(MDPI)</text:span></text:a> .</text:p>
      <text:p text:style-name="Text_20_body">This analysis implies that <text:span text:style-name="T1">critical consciousness</text:span>—ability to recognize and resist manipulation—is essential for genuine transformation. The SpiritWiki aims to develop such consciousness through: historical analysis revealing constructed nature of apparent traditions; structural analysis identifying whose interests served by particular arrangements; and practical tools for direct experience that bypasses mediated manipulation.<text:bookmark-end text:name="elite-manipulation-of-consciousness"/></text:p>
      <text:h text:style-name="Heading_20_4" text:outline-level="4"><text:bookmark-start text:name="X084a38a1d717f0077ff75f591927161408b6011"/>6.1.3 Ideological Contamination of Science and Spirituality</text:h>
      <text:p text:style-name="First_20_Paragraph">The SpiritWiki extends its diagnostic analysis to <text:span text:style-name="T1">ideological contamination of both science and spirituality</text:span>—the penetration of dominant interests into knowledge systems that claim neutrality or transcendence <text:a xlink:type="simple" xlink:href="https://spiritwiki.lightningpath.org/index.php/Main_Page" text:style-name="Internet_20_link" text:visited-style-name="Visited_20_Internet_20_Link"><text:span text:style-name="Internet_20_link">(lightningpath.org)</text:span></text:a> . This double contamination is particularly insidious because it disables the very resources that might resist it.</text:p>
      <text:p text:style-name="Text_20_body"><text:span text:style-name="T1">Scientific contamination</text:span> includes: materialist reductionism that excludes consciousness from serious investigation; neuroscientific pathologization of non-ordinary states <text:a xlink:type="simple" xlink:href="https://mraei1974.podbean.com/" text:style-name="Internet_20_link" text:visited-style-name="Visited_20_Internet_20_Link"><text:span text:style-name="Internet_20_link">(podbean.com)</text:span></text:a> ; and funding and publication structures that reward conformity to dominant paradigms. The result is “science” that cannot investigate significant dimensions of human experience and that actively delegitimizes alternative approaches.</text:p>
      <text:p text:style-name="Text_20_body"><text:span text:style-name="T1">Spiritual contamination</text:span> includes: hierarchical institutions that mediate and control access to transcendent experience; constructed traditions that serve elite interests while claiming ancient authority <text:a xlink:type="simple" xlink:href="https://www.mdpi.com/2077-1444/13/10/993" text:style-name="Internet_20_link" text:visited-style-name="Visited_20_Internet_20_Link"><text:span text:style-name="Internet_20_link">(MDPI)</text:span></text:a> ; and commercialization that reduces transformation to consumption. The result is “spirituality” that pacifies rather than empowers, that accommodates rather than transforms.</text:p>
      <text:p text:style-name="Text_20_body"><text:soft-page-break/>The SpiritWiki’s response to double contamination is <text:span text:style-name="T1">reconstruction of both science and spirituality on purified foundations</text:span>: empirical but expanded, spiritual but decolonized. This reconstruction is not rejection of these traditions but critical recovery of their genuine contributions.<text:bookmark-end text:name="diagnostic-analysis"/><text:bookmark-end text:name="X084a38a1d717f0077ff75f591927161408b6011"/></text:p>
      <text:h text:style-name="Heading_20_3" text:outline-level="3"><text:bookmark-start text:name="prescriptive-vision"/>6.2 Prescriptive Vision</text:h>
      <text:h text:style-name="Heading_20_4" text:outline-level="4"><text:bookmark-start text:name="Xf744b403808aa13d103d9da40390a39741c0683"/>6.2.1 Building New Models That Obsolete Existing Reality (Buckminster Fuller)</text:h>
      <text:p text:style-name="First_20_Paragraph">The SpiritWiki’s prescriptive vision is captured in its prominent quotation of <text:span text:style-name="T1">Buckminster Fuller</text:span>: “You never change things by fighting the existing reality. To change something, build a new model that makes the existing model obsolete” <text:a xlink:type="simple" xlink:href="https://spiritwiki.lightningpath.org/index.php/Main_Page" text:style-name="Internet_20_link" text:visited-style-name="Visited_20_Internet_20_Link"><text:span text:style-name="Internet_20_link">(lightningpath.org)</text:span></text:a> . This principle shapes the system’s strategic orientation toward transformation.</text:p>
      <text:p text:style-name="Text_20_body">The “new model” approach has several implications. <text:span text:style-name="T1">Non-oppositional</text:span>: rather than direct confrontation with existing power, which tends to reinforce its structures, create attractive alternatives that draw energy away. <text:span text:style-name="T1">Constructive</text:span>: focus on building what is desired rather than merely criticizing what exists. <text:span text:style-name="T1">Demonstrative</text:span>: new models prove their superiority through actual functioning rather than theoretical argument. And <text:span text:style-name="T1">contagious</text:span>: successful alternatives spread through imitation and adaptation rather than forced conversion.</text:p>
      <text:p text:style-name="Text_20_body">The SpiritWiki itself is presented as such new model: knowledge infrastructure designed for liberation rather than control, for healing rather than exploitation, for connection rather than division. The AGKS architecture—emergent, collaborative, distributed—embodies the principles it advocates <text:a xlink:type="simple" xlink:href="https://spiritwiki.lightningpath.org/index.php/Avatar.GLOBAL_Knowledge_System" text:style-name="Internet_20_link" text:visited-style-name="Visited_20_Internet_20_Link"><text:span text:style-name="Internet_20_link">(lightningpath.org)</text:span></text:a> . The Pathfinder Educational Model demonstrates alternative schooling <text:a xlink:type="simple" xlink:href="https://spiritwiki.lightningpath.org/index.php/What_is_My_Purpose" text:style-name="Internet_20_link" text:visited-style-name="Visited_20_Internet_20_Link"><text:span text:style-name="Internet_20_link">(lightningpath.org)</text:span></text:a> . TOSAS provides alternative symbolic vocabulary <text:a xlink:type="simple" xlink:href="https://repo.lightningpath.org/assets/monographs/triumph-of-spirit-archetype-system.pdf" text:style-name="Internet_20_link" text:visited-style-name="Visited_20_Internet_20_Link"><text:span text:style-name="Internet_20_link">(The Lightning Path)</text:span></text:a> .</text:p>
      <text:p text:style-name="Text_20_body">The limitation of this approach is that <text:span text:style-name="T1">existing power may not permit peaceful coexistence of alternatives</text:span>. The SpiritWiki’s analysis of elite manipulation suggests that dominant interests actively suppress threatening alternatives. The “new model” strategy may need to be complemented by more direct resistance, a tension not fully resolved in available materials.<text:bookmark-end text:name="Xf744b403808aa13d103d9da40390a39741c0683"/></text:p>
      <text:h text:style-name="Heading_20_4" text:outline-level="4"><text:bookmark-start text:name="X580691ed9a04593db7241f9bd9cbb032c6c3996"/><text:soft-page-break/>6.2.2 Authentic Human Awakening, Healing, and Connection</text:h>
      <text:p text:style-name="First_20_Paragraph">The SpiritWiki’s positive vision centers on <text:span text:style-name="T1">authentic human awakening, healing, and connection</text:span>—genuine transformation of consciousness and relationship that enables full human flourishing <text:a xlink:type="simple" xlink:href="https://spiritwiki.lightningpath.org/index.php/Main_Page" text:style-name="Internet_20_link" text:visited-style-name="Visited_20_Internet_20_Link"><text:span text:style-name="Internet_20_link">(lightningpath.org)</text:span></text:a> . Each term carries specific weight in this formulation.</text:p>
      <text:p text:style-name="Text_20_body"><text:span text:style-name="T1">Authentic</text:span> distinguishes genuine transformation from superficial or simulated change: not performance of spirituality but actual development; not consumption of spiritual products but embodied practice; not adoption of spiritual identity but fundamental restructuring of consciousness.</text:p>
      <text:p text:style-name="Text_20_body"><text:span text:style-name="T1">Awakening</text:span> refers to recognition of true nature and relationship to reality—insight that fundamentally restructures understanding and experience. This is not merely intellectual learning but existential shift that affects all dimensions of functioning.</text:p>
      <text:p text:style-name="Text_20_body"><text:span text:style-name="T1">Healing</text:span> addresses the damage that prevents awakening and connection: repair of toxic socialization effects, restoration of healthy functioning, preparation for further development. Healing is understood as necessary foundation rather than optional preliminary.</text:p>
      <text:p text:style-name="Text_20_body"><text:span text:style-name="T1">Connection</text:span> is the core capacity and goal: direct experiential relationship with the Fabric of Consciousness that is source, sustenance, and goal of authentic spirituality. Connection is both means and end, both developmental catalyst and ultimate realization.</text:p>
      <text:p text:style-name="Text_20_body">This vision is <text:span text:style-name="T1">aspirational but achievable</text:span>: the SpiritWiki provides practical tools and systematic guidance for its realization, not merely distant ideal. The system’s developmental framework enables recognition of progress and identification of next steps.<text:bookmark-end text:name="X580691ed9a04593db7241f9bd9cbb032c6c3996"/></text:p>
      <text:h text:style-name="Heading_20_4" text:outline-level="4"><text:bookmark-start text:name="X2b15fbd809541fe2dfaee0874eba01275eb343d"/>6.2.3 Full Alignment of Spiritual Ego and Bodily Ego</text:h>
      <text:p text:style-name="First_20_Paragraph">The ultimate individual goal in the SpiritWiki’s prescriptive vision is <text:span text:style-name="T1">full alignment of Spiritual Ego and Bodily Ego</text:span>—complete coordination between authentic spiritual consciousness and psychological self so that spiritual insight can be effectively expressed in physical action <text:a xlink:type="simple" xlink:href="https://spiritwiki.lightningpath.org/index.php/Avatar.GLOBAL_Knowledge_System" text:style-name="Internet_20_link" text:visited-style-name="Visited_20_Internet_20_Link"><text:span text:style-name="Internet_20_link">(lightningpath.org)</text:span></text:a> .</text:p>
      <text:p text:style-name="Text_20_body">The <text:span text:style-name="T1">Spiritual Ego</text:span> is the authentic spiritual consciousness that originates from and remains connected to the Fabric of Consciousness. It is characterized by: <text:soft-page-break/>direct knowing (noesis); unconditional love; creative power; and transcendence of ordinary limitations. The Spiritual Ego is not created through development but discovered through removal of obstructions—it is always already present, merely obscured.</text:p>
      <text:p text:style-name="Text_20_body">The <text:span text:style-name="T1">Bodily Ego</text:span> is the psychological self that develops through embodied experience and socialization. It is characterized by: narrative self-continuity; social adaptation; defensive protections; and practical engagement with physical reality. The Bodily Ego is necessary for functioning but often damaged and distorted by toxic socialization.</text:p>
      <text:p text:style-name="Text_20_body"><text:span text:style-name="T1">Alignment</text:span> is the coordination of these two aspects so that Spiritual Ego’s insight and intention can be effectively implemented through Bodily Ego’s capacities. Misalignment produces various pathologies: spiritual bypassing (using transcendence to avoid embodied challenges); dissociation (separation from physical and emotional experience); ineffective action (insight without implementation); or worldly corruption (spiritual insight captured by egoic desires).</text:p>
      <text:p text:style-name="Text_20_body">Full alignment enables what the SpiritWiki calls <text:span text:style-name="T1">“perfection of consciousness”</text:span>—not moral perfectionism but functional completeness, the full actualization of human design <text:a xlink:type="simple" xlink:href="https://spiritwiki.lightningpath.org/index.php/Avatar.GLOBAL_Knowledge_System" text:style-name="Internet_20_link" text:visited-style-name="Visited_20_Internet_20_Link"><text:span text:style-name="Internet_20_link">(lightningpath.org)</text:span></text:a> .<text:bookmark-end text:name="prescriptive-vision"/><text:bookmark-end text:name="X2b15fbd809541fe2dfaee0874eba01275eb343d"/></text:p>
      <text:h text:style-name="Heading_20_3" text:outline-level="3"><text:bookmark-start text:name="implementation-strategy"/>6.3 Implementation Strategy</text:h>
      <text:h text:style-name="Heading_20_4" text:outline-level="4"><text:bookmark-start text:name="X677266d51d4b2900714baff1c4157c12c99d7c2"/>6.3.1 Knowledge Infrastructure for Empowered Navigation</text:h>
      <text:p text:style-name="First_20_Paragraph">The SpiritWiki’s core implementation strategy is <text:span text:style-name="T1">creation of knowledge infrastructure that enables empowered navigation</text:span>—tools and resources that allow individuals and communities to find their own path toward transformation rather than depending on authorized guides <text:a xlink:type="simple" xlink:href="https://spiritwiki.lightningpath.org/index.php/Main_Page" text:style-name="Internet_20_link" text:visited-style-name="Visited_20_Internet_20_Link"><text:span text:style-name="Internet_20_link">(lightningpath.org)</text:span></text:a> .</text:p>
      <text:p text:style-name="Text_20_body">This infrastructure includes: <text:span text:style-name="T1">conceptual frameworks</text:span> that make experience intelligible and action possible; <text:span text:style-name="T1">practical tools</text:span> (workbooks, scripts, guided practices) that structure effective engagement; <text:span text:style-name="T1">typologies and assessments</text:span> that enable self-location and progress tracking; and <text:span text:style-name="T1">AI assistance</text:span> that personalizes guidance for diverse needs and circumstances.</text:p>
      <text:p text:style-name="Text_20_body"><text:soft-page-break/>The knowledge infrastructure is designed for <text:span text:style-name="T1">accessibility</text:span>: free and open licensing, machine- and human-readable formats, multiple entry points and navigation pathways. This accessibility is political: it resists the gatekeeping that has historically restricted transformative knowledge to elite control.</text:p>
      <text:p text:style-name="Text_20_body">The infrastructure is also designed for <text:span text:style-name="T1">evolution</text:span>: emergent, collaborative architecture that enables continuous improvement through user contribution and AI assistance. This evolvability ensures that the system can adapt to changing conditions and incorporate new understanding.<text:bookmark-end text:name="X677266d51d4b2900714baff1c4157c12c99d7c2"/></text:p>
      <text:h text:style-name="Heading_20_4" text:outline-level="4"><text:bookmark-start text:name="Xd7384032a718fc28e8a2b4d5827727e638785a1"/>6.3.2 Community Cultivation Through Shared Understanding</text:h>
      <text:p text:style-name="First_20_Paragraph">Beyond individual use of knowledge infrastructure, the SpiritWiki aims at <text:span text:style-name="T1">community cultivation through shared understanding</text:span>—development of collective identity and coordinated action based on common frameworks and commitments.</text:p>
      <text:p text:style-name="Text_20_body">The <text:span text:style-name="T1">Pathfinder Educational Model’s “Learning Pods”</text:span> presumably facilitate such community: small groups of learners at similar developmental stages who support each other’s progress <text:a xlink:type="simple" xlink:href="https://spiritwiki.lightningpath.org/index.php/What_is_My_Purpose" text:style-name="Internet_20_link" text:visited-style-name="Visited_20_Internet_20_Link"><text:span text:style-name="Internet_20_link">(lightningpath.org)</text:span></text:a> . The <text:span text:style-name="T1">TOSAS archetypes</text:span> provide shared symbolic vocabulary that can unite dispersed individuals and groups <text:a xlink:type="simple" xlink:href="https://repo.lightningpath.org/assets/monographs/triumph-of-spirit-archetype-system.pdf" text:style-name="Internet_20_link" text:visited-style-name="Visited_20_Internet_20_Link"><text:span text:style-name="Internet_20_link">(The Lightning Path)</text:span></text:a> . And the <text:span text:style-name="T1">SpiritWiki itself</text:span> as collaborative project creates community of contributors and users with common investment in the system’s development.</text:p>
      <text:p text:style-name="Text_20_body">Community cultivation addresses a key challenge in transformative movements: sustaining commitment and coordination over time, across distance, despite setbacks. Shared understanding—common frameworks, symbols, practices—enables recognition of common cause and mutual support even without continuous direct contact.<text:bookmark-end text:name="Xd7384032a718fc28e8a2b4d5827727e638785a1"/></text:p>
      <text:h text:style-name="Heading_20_4" text:outline-level="4"><text:bookmark-start text:name="X53142838db8d3a7cade2ca719f985c883a69132"/>6.3.3 Iterative Development and Constant Evolution</text:h>
      <text:p text:style-name="First_20_Paragraph">The SpiritWiki’s implementation strategy explicitly embraces <text:span text:style-name="T1">iterative development and constant evolution</text:span> rather than claiming complete or final knowledge <text:a xlink:type="simple" xlink:href="https://spiritwiki.lightningpath.org/index.php/Main_Page" text:style-name="Internet_20_link" text:visited-style-name="Visited_20_Internet_20_Link"><text:span text:style-name="Internet_20_link">(lightningpath.org)</text:span></text:a> . The main page acknowledges: “the SW is in development constantly” with “more stuff coming soon” <text:a xlink:type="simple" xlink:href="https://spiritwiki.lightningpath.org/index.php/Main_Page" text:style-name="Internet_20_link" text:visited-style-name="Visited_20_Internet_20_Link"><text:span text:style-name="Internet_20_link">(lightningpath.org)</text:span></text:a> .</text:p>
      <text:p text:style-name="Text_20_body"><text:soft-page-break/>This evolutionary orientation has several implications. <text:span text:style-name="T1">Humility</text:span>: recognition that current understanding is partial and provisional, subject to revision in light of new evidence or better frameworks. <text:span text:style-name="T1">Responsiveness</text:span>: ability to adapt to changing conditions and incorporate new understanding. <text:span text:style-name="T1">Participation</text:span>: invitation to users to contribute to development rather than merely receive finished product. And <text:span text:style-name="T1">resilience</text:span>: capacity to recover from errors or failures rather than collapsing when initial plans prove inadequate.</text:p>
      <text:p text:style-name="Text_20_body">The iterative approach is institutionalized through: editorial structures that enable continuous revision; AI systems that generate and test new content; and community processes that identify gaps and propose improvements. This institutionalized evolution distinguishes the SpiritWiki from more rigid doctrinal systems that claim final truth.<text:bookmark-end text:name="X5345995db6f91c7aee214dbbe047dac046d38a1"/><text:bookmark-end text:name="implementation-strategy"/><text:bookmark-end text:name="X53142838db8d3a7cade2ca719f985c883a69132"/></text:p>
      <text:h text:style-name="Heading_20_2" text:outline-level="2"><text:bookmark-start text:name="assessment-of-transformative-potential"/>7. Assessment of Transformative Potential</text:h>
      <text:h text:style-name="Heading_20_3" text:outline-level="3"><text:bookmark-start text:name="strengths-and-innovations"/>7.1 Strengths and Innovations</text:h>
      <text:h text:style-name="Heading_20_4" text:outline-level="4"><text:bookmark-start text:name="comprehensive-integration-of-disciplines"/>7.1.1 Comprehensive Integration of Disciplines</text:h>
      <text:p text:style-name="First_20_Paragraph">The SpiritWiki’s most striking strength is its <text:span text:style-name="T1">comprehensive integration of disciplines</text:span> that have historically operated in isolation or opposition. The synthesis of psychology, sociology, neuroscience, Indigenous knowledge, and spiritual traditions represents genuine intellectual achievement that transcends superficial eclecticism.</text:p>
      <text:p text:style-name="Text_20_body">This integration is not merely additive (placing elements side by side) but transformative (reconfiguring elements in light of new wholes). The Circle of Seven Essential Needs, for instance, reworks Maslow’s psychology through Indigenous contribution to produce framework unrecognizable in either source alone <text:a xlink:type="simple" xlink:href="https://www.athensjournals.gr/psychology/2025-6940-AJPSY-Sosteric-02.pdf" text:style-name="Internet_20_link" text:visited-style-name="Visited_20_Internet_20_Link"><text:span text:style-name="Internet_20_link">(Athens Institute for Education &amp; Research)</text:span></text:a> . The dual-consciousness theory reconfigures neuroscience through spiritual phenomenology to enable investigation excluded by materialist assumptions <text:a xlink:type="simple" xlink:href="https://mraei1974.podbean.com/" text:style-name="Internet_20_link" text:visited-style-name="Visited_20_Internet_20_Link"><text:span text:style-name="Internet_20_link">(podbean.com)</text:span></text:a> .</text:p>
      <text:p text:style-name="Text_20_body">The integration enables <text:span text:style-name="T1">practical coherence</text:span>: users can address psychological, social, and spiritual dimensions of their situation with consistent framework rather than incompatible approaches. This coherence supports more effective intervention than fragmented alternatives.<text:bookmark-end text:name="comprehensive-integration-of-disciplines"/></text:p>
      <text:h text:style-name="Heading_20_4" text:outline-level="4"><text:bookmark-start text:name="X8c74f82a5ad9122b3fb50c0fe195494dc7c8d64"/><text:soft-page-break/>7.1.2 Systematic Decolonization of Spiritual Knowledge</text:h>
      <text:p text:style-name="First_20_Paragraph">The SpiritWiki’s <text:span text:style-name="T1">decolonization commitment</text:span> is not merely rhetorical but instantiated in concrete practices: Indigenous team majority, explicit attribution of Indigenous contributions, land acknowledgment, integration of MTH expertise, and critique of Eurocentric science <text:a xlink:type="simple" xlink:href="https://www.athensjournals.gr/psychology/2025-6940-AJPSY-Sosteric-02.pdf" text:style-name="Internet_20_link" text:visited-style-name="Visited_20_Internet_20_Link"><text:span text:style-name="Internet_20_link">(Athens Institute for Education &amp; Research)</text:span></text:a> . This systematic approach distinguishes the SpiritWiki from both colonial spiritual traditions and superficially “multicultural” alternatives.</text:p>
      <text:p text:style-name="Text_20_body">The decolonization extends to <text:span text:style-name="T1">epistemic infrastructure</text:span>: the AGKS architecture (emergent, collaborative, distributed) resists hierarchical control that has characterized colonial knowledge systems <text:a xlink:type="simple" xlink:href="https://spiritwiki.lightningpath.org/index.php/Avatar.GLOBAL_Knowledge_System" text:style-name="Internet_20_link" text:visited-style-name="Visited_20_Internet_20_Link"><text:span text:style-name="Internet_20_link">(lightningpath.org)</text:span></text:a> . The semantic, topological organization enables multiple valid pathways rather than single authorized route.</text:p>
      <text:p text:style-name="Text_20_body">The decolonization also includes <text:span text:style-name="T1">critical historical analysis</text:span> that reveals constructed nature of apparent traditions, enabling users to recognize and resist ongoing manipulation <text:a xlink:type="simple" xlink:href="https://www.mdpi.com/2077-1444/13/10/993" text:style-name="Internet_20_link" text:visited-style-name="Visited_20_Internet_20_Link"><text:span text:style-name="Internet_20_link">(MDPI)</text:span></text:a> . This critical capacity is itself decolonizing: it reduces susceptibility to elite-controlled narratives.<text:bookmark-end text:name="X8c74f82a5ad9122b3fb50c0fe195494dc7c8d64"/></text:p>
      <text:h text:style-name="Heading_20_4" text:outline-level="4"><text:bookmark-start text:name="Xceb93af5429906c65ac7af8019859f24a16b56c"/>7.1.3 Practical Tools Combined with Theoretical Depth</text:h>
      <text:p text:style-name="First_20_Paragraph">The SpiritWiki successfully combines <text:span text:style-name="T1">sophisticated theoretical framework with practical accessibility</text:span>. Users can engage at multiple levels: philosophical exploration of consciousness and reality; psychological self-understanding and development; or immediate application of specific practices for specific purposes.</text:p>
      <text:p text:style-name="Text_20_body">The practical tools—workbooks, scripts, guided practices, AI assistance—embody theoretical understanding in actionable form <text:a xlink:type="simple" xlink:href="https://spiritwiki.lightningpath.org/index.php/Healing_Moment" text:style-name="Internet_20_link" text:visited-style-name="Visited_20_Internet_20_Link"><text:span text:style-name="Internet_20_link">(lightningpath.org)</text:span></text:a> . This embodiment ensures that the system is not merely contemplated but used, with understanding developing through use.</text:p>
      <text:p text:style-name="Text_20_body">The theoretical depth provides <text:span text:style-name="T1">orientation and integration</text:span> for diverse practices, preventing eclectic accumulation of techniques without coherent direction. The developmental framework enables recognition of what practices are appropriate when, and how different practices relate to overall progression.<text:bookmark-end text:name="Xceb93af5429906c65ac7af8019859f24a16b56c"/></text:p>
      <text:h text:style-name="Heading_20_4" text:outline-level="4"><text:bookmark-start text:name="X5901a0752e45e10a9ef127beab3f726d5c265d0"/><text:soft-page-break/>7.1.4 AI-Enhanced Accessibility and Personalization</text:h>
      <text:p text:style-name="First_20_Paragraph">The <text:span text:style-name="T1">Pathfinder AI integration</text:span> represents significant innovation in knowledge system design <text:a xlink:type="simple" xlink:href="https://spiritwiki.lightningpath.org/index.php/Avatar.GLOBAL_Knowledge_System" text:style-name="Internet_20_link" text:visited-style-name="Visited_20_Internet_20_Link"><text:span text:style-name="Internet_20_link">(lightningpath.org)</text:span></text:a> . Unlike conventional search or chatbot interfaces, Pathfinder is architecturally integrated with the SpiritWiki’s semantic structure and designed for co-creative knowledge generation rather than mere information retrieval.</text:p>
      <text:p text:style-name="Text_20_body">The AI enables <text:span text:style-name="T1">personalized guidance</text:span> that adapts to individual needs, backgrounds, and developmental stages. This personalization addresses fundamental limitation of static knowledge organization: optimal presentation varies across users and changes as users develop.</text:p>
      <text:p text:style-name="Text_20_body">The AI also enables <text:span text:style-name="T1">scalability</text:span>: sophisticated guidance can reach far more people than human teachers alone could serve. This scalability is crucial for transformative ambitions that extend beyond individual or local change to global transformation.<text:bookmark-end text:name="strengths-and-innovations"/><text:bookmark-end text:name="X5901a0752e45e10a9ef127beab3f726d5c265d0"/></text:p>
      <text:h text:style-name="Heading_20_3" text:outline-level="3"><text:bookmark-start text:name="questions-and-considerations"/>7.2 Questions and Considerations</text:h>
      <text:h text:style-name="Heading_20_4" text:outline-level="4"><text:bookmark-start text:name="X30f385c7447b80452f56b9fc4afdcb4caa3da77"/>7.2.1 Empirical Validation of Transformation Claims</text:h>
      <text:p text:style-name="First_20_Paragraph">The SpiritWiki’s empirical claims—about connection experiences, developmental stages, transformative outcomes—require <text:span text:style-name="T1">critical examination and independent validation</text:span>. While the system adopts empirical methodologies (auto-ethnography, phenomenology) and publishes in peer-reviewed venues, the scope and rigor of validation remains limited.</text:p>
      <text:p text:style-name="Text_20_body">Specific questions include: How replicable are connection experiences across diverse populations? How reliable are self-reported outcomes? How durable are claimed transformations? How do SpiritWiki methods compare to alternative approaches? And what are the risks or negative outcomes that may accompany claimed benefits?</text:p>
      <text:p text:style-name="Text_20_body">The Lightning Path Institute’s expanded methodologies—including MTH expertise and auto-ethnography—are valuable for investigating phenomena resistant to conventional methods, but they also require critical assessment of their own limitations and potential biases.<text:bookmark-end text:name="X30f385c7447b80452f56b9fc4afdcb4caa3da77"/></text:p>
      <text:h text:style-name="Heading_20_4" text:outline-level="4"><text:bookmark-start text:name="Xc6e6bb614c763610c0d554f97bebcf9f7956360"/><text:soft-page-break/>7.2.2 Scalability of Individual Practices to Collective Change</text:h>
      <text:p text:style-name="First_20_Paragraph">The SpiritWiki’s transformative vision extends from individual to collective to planetary levels, but the <text:span text:style-name="T1">mechanisms of scale</text:span> are not fully specified. How do individual connection practices produce collective activation? How does community cultivation generate institutional transformation? How does knowledge infrastructure change political and economic systems?</text:p>
      <text:p text:style-name="Text_20_body">The “build a new model” strategy <text:a xlink:type="simple" xlink:href="https://spiritwiki.lightningpath.org/index.php/Main_Page" text:style-name="Internet_20_link" text:visited-style-name="Visited_20_Internet_20_Link"><text:span text:style-name="Internet_20_link">(lightningpath.org)</text:span></text:a> is valuable but may be insufficient against active resistance from dominant interests. The SpiritWiki’s analysis of elite manipulation <text:a xlink:type="simple" xlink:href="https://www.mdpi.com/2077-1444/13/10/993" text:style-name="Internet_20_link" text:visited-style-name="Visited_20_Internet_20_Link"><text:span text:style-name="Internet_20_link">(MDPI)</text:span></text:a> suggests that alternatives will be opposed, yet the implementation strategy does not fully address this opposition.</text:p>
      <text:p text:style-name="Text_20_body">The relationship between consciousness change and structural change remains theoretically and practically challenging. The SpiritWiki’s commitment to both—individual development and institutional transformation—is appropriate, but their integration requires further elaboration.<text:bookmark-end text:name="Xc6e6bb614c763610c0d554f97bebcf9f7956360"/></text:p>
      <text:h text:style-name="Heading_20_4" text:outline-level="4"><text:bookmark-start text:name="X6332d75986f2c215153500b5790a806b502c421"/>7.2.3 Relationship to Established Institutional Structures</text:h>
      <text:p text:style-name="First_20_Paragraph">The SpiritWiki’s positioning <text:span text:style-name="T1">outside conventional academic and religious institutions</text:span> enables critical independence but also raises questions about legitimacy, resources, and impact. How does the system relate to established institutions whose cooperation or at least non-interference may be necessary for large-scale change?</text:p>
      <text:p text:style-name="Text_20_body">Dr. Sosteric’s dual position at Athabasca University provides some bridge to academic legitimacy <text:a xlink:type="simple" xlink:href="https://www.athensjournals.gr/psychology/2025-6940-AJPSY-Sosteric-02.pdf" text:style-name="Internet_20_link" text:visited-style-name="Visited_20_Internet_20_Link"><text:span text:style-name="Internet_20_link">(Athens Institute for Education &amp; Research)</text:span></text:a> , but the SpiritWiki’s broader relationship to universities, religious organizations, government agencies, and other established institutions remains to be developed.</text:p>
      <text:p text:style-name="Text_20_body">The free and open access model <text:a xlink:type="simple" xlink:href="https://repo.lightningpath.org/" text:style-name="Internet_20_link" text:visited-style-name="Visited_20_Internet_20_Link"><text:span text:style-name="Internet_20_link">(The Lightning Path)</text:span></text:a> maximizes accessibility but may limit resources for sustained development and implementation. The system’s “living, evolving” quality <text:a xlink:type="simple" xlink:href="https://spiritwiki.lightningpath.org/index.php/Main_Page" text:style-name="Internet_20_link" text:visited-style-name="Visited_20_Internet_20_Link"><text:span text:style-name="Internet_20_link">(lightningpath.org)</text:span></text:a> requires ongoing investment that funding mechanisms do not guarantee.<text:bookmark-end text:name="X6332d75986f2c215153500b5790a806b502c421"/></text:p>
      <text:h text:style-name="Heading_20_4" text:outline-level="4"><text:bookmark-start text:name="X442a29fcc4b402498704483c441b758a23795bb"/><text:soft-page-break/>7.2.4 Measurement of Progress Toward Eupsychian Goals</text:h>
      <text:p text:style-name="First_20_Paragraph">The SpiritWiki’s aspirational vision—Eupsychia, full realization of human potential, planetary stewardship—raises <text:span text:style-name="T1">challenges of assessment and accountability</text:span>. How is progress toward these goals measured? How is the system’s own contribution evaluated? And how are course corrections made when progress is insufficient?</text:p>
      <text:p text:style-name="Text_20_body">The developmental framework provides some metrics: stages of attainment, components of development, indicators of connection capacity <text:a xlink:type="simple" xlink:href="https://spiritwiki.lightningpath.org/index.php/Connection" text:style-name="Internet_20_link" text:visited-style-name="Visited_20_Internet_20_Link"><text:span text:style-name="Internet_20_link">(lightningpath.org)</text:span></text:a> . But these are primarily individual and psychological; collective and institutional metrics are less developed.</text:p>
      <text:p text:style-name="Text_20_body">The system’s iterative, evolutionary orientation <text:a xlink:type="simple" xlink:href="https://spiritwiki.lightningpath.org/index.php/Main_Page" text:style-name="Internet_20_link" text:visited-style-name="Visited_20_Internet_20_Link"><text:span text:style-name="Internet_20_link">(lightningpath.org)</text:span></text:a> enables adaptation based on experience, but explicit evaluation mechanisms would strengthen accountability and learning.<text:bookmark-end text:name="questions-and-considerations"/><text:bookmark-end text:name="X442a29fcc4b402498704483c441b758a23795bb"/></text:p>
      <text:h text:style-name="Heading_20_3" text:outline-level="3"><text:bookmark-start text:name="comparative-positioning"/>7.3 Comparative Positioning</text:h>
      <text:h text:style-name="Heading_20_4" text:outline-level="4"><text:bookmark-start text:name="X49e61c7d70d25712c75fd64f74e9220336a96d3"/>7.3.1 Distinction from Conventional Spiritual Directories</text:h>
      <text:p text:style-name="First_20_Paragraph">The SpiritWiki explicitly contrasts itself with “casual spiritual directories” <text:a xlink:type="simple" xlink:href="https://spiritwiki.lightningpath.org/index.php/Main_Page" text:style-name="Internet_20_link" text:visited-style-name="Visited_20_Internet_20_Link"><text:span text:style-name="Internet_20_link">(lightningpath.org)</text:span></text:a> —resources that aggregate spiritual information without systematic organization, critical evaluation, or transformative intent. This distinction is substantiated through multiple features.</text:p>
      <text:p text:style-name="Text_20_body"><text:span text:style-name="T1">Structural</text:span>: semantic, topological organization versus alphabetical or categorical listing. <text:span text:style-name="T1">Methodological</text:span>: empirical grounding and scholarly citation versus anecdote and assertion. <text:span text:style-name="T1">Political</text:span>: explicit decolonization and anti-elitism versus uncritical reproduction of dominant traditions. <text:span text:style-name="T1">Practical</text:span>: integrated developmental framework versus eclectic accumulation of techniques. And <text:span text:style-name="T1">evolutionary</text:span>: living, collaborative, AI-enhanced development versus static, authoritative presentation.</text:p>
      <text:p text:style-name="Text_20_body">The SpiritWiki thus occupies distinctive position: more systematic than popular spiritual resources, more expansive than academic psychology, more critical than conventional religious education, and more practical than philosophical contemplation.<text:bookmark-end text:name="X49e61c7d70d25712c75fd64f74e9220336a96d3"/></text:p>
      <text:h text:style-name="Heading_20_4" text:outline-level="4"><text:bookmark-start text:name="X326a7746fefb7e0f0b0dc18423cdd24dece15c2"/><text:soft-page-break/>7.3.2 Advancement Beyond Traditional Humanistic Psychology</text:h>
      <text:p text:style-name="First_20_Paragraph">The SpiritWiki’s relationship to <text:span text:style-name="T1">humanistic psychology</text:span> is both inheritance and transcendence. It preserves core commitments: belief in human potential, importance of supportive environments, value of peak experiences, possibility of self-actualization. But it advances beyond traditional formulations in significant ways.</text:p>
      <text:p text:style-name="Text_20_body"><text:span text:style-name="T1">Theoretical</text:span>: integration of spiritual dimensions that Maslow only partially explored; reconceptualization of needs as circular rather than hierarchical; development of detailed phenomenology of connection experiences. <text:span text:style-name="T1">Methodological</text:span>: adoption of expanded methods including auto-ethnography and MTH expertise; AI-enhanced knowledge organization and personalization. <text:span text:style-name="T1">Political</text:span>: explicit attention to elite manipulation and colonial contamination; commitment to decolonization and democratization. And <text:span text:style-name="T1">practical</text:span>: systematic tools for development from initial engagement through full realization; community cultivation and institutional transformation.</text:p>
      <text:p text:style-name="Text_20_body">These advances respond to recognized limitations of the human potential movement: its individualism, its political quietism, its occasional anti-intellectualism, and its commercial co-optation.<text:bookmark-end text:name="X326a7746fefb7e0f0b0dc18423cdd24dece15c2"/></text:p>
      <text:h text:style-name="Heading_20_4" text:outline-level="4"><text:bookmark-start text:name="X5da5915762d69d2126b549b4fbe902611448c97"/>7.3.3 Alternative to Elite-Controlled Knowledge Systems</text:h>
      <text:p text:style-name="First_20_Paragraph">The SpiritWiki’s most fundamental positioning is as <text:span text:style-name="T1">alternative to elite-controlled knowledge systems</text:span> of all kinds: academic, religious, commercial, political <text:a xlink:type="simple" xlink:href="https://spiritwiki.lightningpath.org/index.php/Main_Page" text:style-name="Internet_20_link" text:visited-style-name="Visited_20_Internet_20_Link"><text:span text:style-name="Internet_20_link">(lightningpath.org)</text:span></text:a> . This alternative status is claimed through multiple features.</text:p>
      <text:p text:style-name="Text_20_body"><text:span text:style-name="T1">Epistemic</text:span>: expanded ontology and methodology that access dimensions excluded by materialist or reductionist frameworks. <text:span text:style-name="T1">Structural</text:span>: emergent, collaborative, distributed architecture that resists hierarchical control. <text:span text:style-name="T1">Political</text:span>: explicit decolonization, democratization, and anti-elitism. <text:span text:style-name="T1">Economic</text:span>: free and open access that resists commodification. And <text:span text:style-name="T1">practical</text:span>: tools for direct experience that bypass institutional mediation.</text:p>
      <text:p text:style-name="Text_20_body">Whether this alternative can achieve sufficient scale and impact to genuinely challenge dominant systems remains to be seen. The SpiritWiki’s architects are <text:soft-page-break/>explicit about ongoing development and limitations <text:a xlink:type="simple" xlink:href="https://spiritwiki.lightningpath.org/index.php/Main_Page" text:style-name="Internet_20_link" text:visited-style-name="Visited_20_Internet_20_Link"><text:span text:style-name="Internet_20_link">(lightningpath.org)</text:span></text:a> , suggesting appropriate epistemic humility. But the ambition is clear: not merely to provide another spiritual resource but to contribute to fundamental transformation of how knowledge is produced, organized, and used for human flourishing.<text:bookmark-end text:name="X83f1b084e95b6197e945528fa89eb8810278dba"/><text:bookmark-end text:name="assessment-of-transformative-potential"/><text:bookmark-end text:name="comparative-positioning"/><text:bookmark-end text:name="X5da5915762d69d2126b549b4fbe902611448c9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标题 CS)" svg:font-family="'Times New Roman (标题 CS)'" style:font-family-generic="system" style:font-pitch="variable"/>
    <style:font-face style:name="Times New Roman (正文 CS 字体)" svg:font-family="'Times New Roman (正文 CS 字体)'" style:font-family-generic="system" style:font-pitch="variable"/>
    <style:font-face style:name="宋体" svg:font-family="宋体" style:font-family-generic="system" style:font-pitch="variable"/>
    <style:font-face style:name="等线" svg:font-family="等线" style:font-family-generic="system" style:font-pitch="variable"/>
    <style:font-face style:name="等线 Light" svg:font-family="'等线 Light'"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等线"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等线"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start" style:justify-single-word="false" fo:orphans="2" fo:widows="2" style:writing-mode="lr-tb"/>
      <style:text-properties style:font-name="Arial" fo:font-family="Arial" style:font-family-generic="roman" style:font-pitch="variable" style:font-name-asian="宋体" style:font-family-asian="宋体" style:font-family-generic-asian="system" style:font-pitch-asian="variable" style:font-name-complex="Times New Roman (正文 CS 字体)" style:font-family-complex="'Times New Roman (正文 CS 字体)'"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题注_20_字符"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Text_20_body" loext:linked-style-name="标题_20_1_20_字符" style:default-outline-level="1" style:list-style-name="" style:class="text">
      <style:paragraph-properties fo:keep-together="always" fo:keep-with-next="always"/>
      <style:text-properties fo:font-size="15pt" style:font-name-asian="黑体" style:font-family-asian="黑体" style:font-family-generic-asian="system" style:font-pitch-asian="variable" style:font-size-asian="15pt" style:font-name-complex="Times New Roman (标题 CS)" style:font-family-complex="'Times New Roman (标题 CS)'" style:font-family-generic-complex="system" style:font-pitch-complex="variable" style:font-size-complex="20pt"/>
    </style:style>
    <style:style style:name="Heading_20_2" style:display-name="Heading 2" style:family="paragraph" style:parent-style-name="Standard" style:next-style-name="Text_20_body" loext:linked-style-name="标题_20_2_20_字符" style:default-outline-level="2" style:list-style-name="" style:class="text">
      <style:paragraph-properties fo:keep-together="always" fo:keep-with-next="always"/>
      <style:text-properties fo:font-size="14pt" style:font-name-asian="黑体" style:font-family-asian="黑体" style:font-family-generic-asian="system" style:font-pitch-asian="variable" style:font-size-asian="14pt" style:font-name-complex="Times New Roman (标题 CS)" style:font-family-complex="'Times New Roman (标题 CS)'" style:font-family-generic-complex="system" style:font-pitch-complex="variable" style:font-size-complex="16pt"/>
    </style:style>
    <style:style style:name="Heading_20_3" style:display-name="Heading 3" style:family="paragraph" style:parent-style-name="Standard" style:next-style-name="Text_20_body" loext:linked-style-name="标题_20_3_20_字符" style:default-outline-level="3" style:list-style-name="" style:class="text">
      <style:paragraph-properties fo:keep-together="always" fo:keep-with-next="always"/>
      <style:text-properties fo:font-size="13pt" style:font-name-asian="黑体" style:font-family-asian="黑体" style:font-family-generic-asian="system" style:font-pitch-asian="variable" style:font-size-asian="13pt" style:font-name-complex="Times New Roman (标题 CS)" style:font-family-complex="'Times New Roman (标题 CS)'" style:font-family-generic-complex="system" style:font-pitch-complex="variable" style:font-size-complex="14pt"/>
    </style:style>
    <style:style style:name="Heading_20_4" style:display-name="Heading 4" style:family="paragraph" style:parent-style-name="Heading_20_3" style:next-style-name="Text_20_body" loext:linked-style-name="标题_20_4_20_字符" style:default-outline-level="4" style:list-style-name="" style:class="text"/>
    <style:style style:name="Heading_20_5" style:display-name="Heading 5" style:family="paragraph" style:parent-style-name="Heading_20_4" style:next-style-name="Text_20_body" loext:linked-style-name="标题_20_5_20_字符" style:default-outline-level="5" style:list-style-name="" style:class="text"/>
    <style:style style:name="Heading_20_6" style:display-name="Heading 6" style:family="paragraph" style:parent-style-name="Heading_20_5" style:next-style-name="Text_20_body" loext:linked-style-name="标题_20_6_20_字符" style:default-outline-level="6" style:list-style-name="" style:class="text"/>
    <style:style style:name="Heading_20_7" style:display-name="Heading 7" style:family="paragraph" style:parent-style-name="Heading_20_6" style:next-style-name="Text_20_body" loext:linked-style-name="标题_20_7_20_字符" style:default-outline-level="7" style:list-style-name="" style:class="text"/>
    <style:style style:name="Heading_20_8" style:display-name="Heading 8" style:family="paragraph" style:parent-style-name="Heading_20_7" style:next-style-name="Text_20_body" loext:linked-style-name="标题_20_8_20_字符" style:default-outline-level="8" style:list-style-name="" style:class="text"/>
    <style:style style:name="Heading_20_9" style:display-name="Heading 9" style:family="paragraph" style:parent-style-name="Heading_20_8" style:next-style-name="Text_20_body" loext:linked-style-name="标题_20_9_20_字符" style:default-outline-level="9" style:list-style-name="" style:class="text"/>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标题_20_字符" style:class="chapter">
      <style:paragraph-properties fo:margin-top="0in" fo:margin-bottom="0in" style:contextual-spacing="true" fo:text-align="center" style:justify-single-word="false"/>
      <style:text-properties fo:font-size="15pt" style:font-name-asian="黑体" style:font-family-asian="黑体" style:font-family-generic-asian="system" style:font-pitch-asian="variable" style:font-size-asian="15pt" style:font-name-complex="Times New Roman (标题 CS)" style:font-family-complex="'Times New Roman (标题 CS)'" style:font-family-generic-complex="system" style:font-pitch-complex="variable" style:font-size-complex="28pt"/>
    </style:style>
    <style:style style:name="Subtitle" style:family="paragraph" style:parent-style-name="Title" style:next-style-name="Text_20_body" loext:linked-style-name="副标题_20_字符" style:class="chapter">
      <style:text-properties fo:font-size="14pt" fo:letter-spacing="0.0102in" style:font-name-asian="等线 Light" style:font-family-asian="'等线 Light'" style:font-family-generic-asian="system" style:font-pitch-asian="variable" style:font-size-asian="14pt" style:font-name-complex="F" style:font-family-generic-complex="system" style:font-pitch-complex="variable" style:font-size-complex="14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style:style>
    <style:style style:name="Footnote" style:family="paragraph" style:parent-style-name="Standard" style:class="extra">
      <style:text-properties fo:font-size="9pt" style:font-size-asian="9pt"/>
    </style:style>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style:style>
    <style:style style:name="Definition_20_Term" style:display-name="Definition Term" style:family="paragraph" style:parent-style-name="Standard" style:next-style-name="Definition">
      <style:paragraph-properties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margin-top="0in" fo:margin-bottom="0in" style:contextual-spacing="false" fo:text-align="center" style:justify-single-word="false" fo:keep-with-next="always"/>
      <style:text-properties fo:font-size="10pt" fo:font-style="normal" style:font-size-asian="10pt" style:font-style-asian="normal"/>
    </style:style>
    <style:style style:name="Image_20_Caption" style:display-name="Image Caption" style:family="paragraph" style:parent-style-name="Caption">
      <style:paragraph-properties fo:margin-top="0in" fo:margin-bottom="0in" style:contextual-spacing="false" fo:text-align="center" style:justify-single-word="false"/>
      <style:text-properties fo:font-size="10pt" fo:font-style="normal" style:font-size-asian="10pt" style:font-style-asian="normal"/>
    </style:style>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style:font-name="Aptos Display" fo:font-family="'Aptos Display'" style:font-family-generic="roman" style:font-pitch="variable" style:font-name-asian="等线 Light" style:font-family-asian="'等线 Light'" style:font-family-generic-asian="system" style:font-pitch-asian="variable" style:font-name-complex="F" style:font-family-generic-complex="system" style:font-pitch-complex="variable"/>
    </style:style>
    <style:style style:name="List_20_Paragraph" style:display-name="List Paragraph" style:family="paragraph" style:parent-style-name="Text_20_body">
      <style:paragraph-properties fo:text-indent="0.2917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页眉_20_字符" style:class="extra">
      <style:paragraph-properties fo:line-height="100%" fo:text-align="center"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loext:linked-style-name="页脚_20_字符" style:class="extra">
      <style:paragraph-properties fo:line-height="1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Source_20_Code" style:display-name="Source Code" style:family="paragraph" loext:linked-style-name="Verbatim_20_Char"/>
    <style:style style:name="Default_20_Paragraph_20_Font" style:display-name="Default Paragraph Font" style:family="text"/>
    <style:style style:name="标题_20_字符" style:display-name="标题 字符" style:family="text" style:parent-style-name="Default_20_Paragraph_20_Font" loext:linked-style-name="Title">
      <style:text-properties style:font-name="Arial" fo:font-family="Arial" style:font-family-generic="roman" style:font-pitch="variable" fo:font-size="15pt" style:font-name-asian="黑体" style:font-family-asian="黑体" style:font-family-generic-asian="system" style:font-pitch-asian="variable" style:font-size-asian="15pt" style:font-name-complex="Times New Roman (标题 CS)" style:font-family-complex="'Times New Roman (标题 CS)'" style:font-family-generic-complex="system" style:font-pitch-complex="variable" style:font-size-complex="28pt"/>
    </style:style>
    <style:style style:name="副标题_20_字符" style:display-name="副标题 字符" style:family="text" style:parent-style-name="Default_20_Paragraph_20_Font" loext:linked-style-name="Subtitle">
      <style:text-properties fo:color="#595959" loext:opacity="100%" fo:font-size="14pt" fo:letter-spacing="0.0102in" style:font-name-asian="等线 Light" style:font-family-asian="'等线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标题_20_1_20_字符" style:display-name="标题 1 字符" style:family="text" style:parent-style-name="Default_20_Paragraph_20_Font" loext:linked-style-name="Heading_20_1">
      <style:text-properties style:font-name="Arial" fo:font-family="Arial" style:font-family-generic="roman" style:font-pitch="variable" fo:font-size="15pt" style:font-name-asian="黑体" style:font-family-asian="黑体" style:font-family-generic-asian="system" style:font-pitch-asian="variable" style:font-size-asian="15pt" style:font-name-complex="Times New Roman (标题 CS)" style:font-family-complex="'Times New Roman (标题 CS)'" style:font-family-generic-complex="system" style:font-pitch-complex="variable" style:font-size-complex="20pt"/>
    </style:style>
    <style:style style:name="标题_20_2_20_字符" style:display-name="标题 2 字符" style:family="text" style:parent-style-name="Default_20_Paragraph_20_Font" loext:linked-style-name="Heading_20_2">
      <style:text-properties style:font-name="Arial" fo:font-family="Arial" style:font-family-generic="roman" style:font-pitch="variable" fo:font-size="14pt" style:font-name-asian="黑体" style:font-family-asian="黑体" style:font-family-generic-asian="system" style:font-pitch-asian="variable" style:font-size-asian="14pt" style:font-name-complex="Times New Roman (标题 CS)" style:font-family-complex="'Times New Roman (标题 CS)'" style:font-family-generic-complex="system" style:font-pitch-complex="variable" style:font-size-complex="16pt"/>
    </style:style>
    <style:style style:name="标题_20_3_20_字符" style:display-name="标题 3 字符" style:family="text" style:parent-style-name="Default_20_Paragraph_20_Font" loext:linked-style-name="Heading_20_3">
      <style:text-properties style:font-name="Arial" fo:font-family="Arial" style:font-family-generic="roman" style:font-pitch="variable" fo:font-size="13pt" style:font-name-asian="黑体" style:font-family-asian="黑体" style:font-family-generic-asian="system" style:font-pitch-asian="variable" style:font-size-asian="13pt" style:font-name-complex="Times New Roman (标题 CS)" style:font-family-complex="'Times New Roman (标题 CS)'" style:font-family-generic-complex="system" style:font-pitch-complex="variable" style:font-size-complex="14pt"/>
    </style:style>
    <style:style style:name="标题_20_4_20_字符" style:display-name="标题 4 字符" style:family="text" style:parent-style-name="Default_20_Paragraph_20_Font" loext:linked-style-name="Heading_20_4">
      <style:text-properties fo:color="#0f4761" loext:opacity="100%" style:font-name="Arial" fo:font-family="Arial" style:font-family-generic="roman" style:font-pitch="variable" fo:font-size="13pt" style:font-name-asian="黑体" style:font-family-asian="黑体" style:font-family-generic-asian="system" style:font-pitch-asian="variable" style:font-size-asian="13pt" style:font-name-complex="Times New Roman (标题 CS)" style:font-family-complex="'Times New Roman (标题 C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标题_20_5_20_字符" style:display-name="标题 5 字符" style:family="text" style:parent-style-name="Default_20_Paragraph_20_Font" loext:linked-style-name="Heading_20_5">
      <style:text-properties fo:color="#0f4761" loext:opacity="100%" style:font-name="Arial" fo:font-family="Arial" style:font-family-generic="roman" style:font-pitch="variable" fo:font-size="13pt" style:font-name-asian="黑体" style:font-family-asian="黑体" style:font-family-generic-asian="system" style:font-pitch-asian="variable" style:font-size-asian="13pt" style:font-name-complex="Times New Roman (标题 CS)" style:font-family-complex="'Times New Roman (标题 C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标题_20_6_20_字符" style:display-name="标题 6 字符" style:family="text" style:parent-style-name="Default_20_Paragraph_20_Font" loext:linked-style-name="Heading_20_6">
      <style:text-properties fo:color="#0f4761" loext:opacity="100%" style:font-name="Arial" fo:font-family="Arial" style:font-family-generic="roman" style:font-pitch="variable" fo:font-size="13pt" style:font-name-asian="黑体" style:font-family-asian="黑体" style:font-family-generic-asian="system" style:font-pitch-asian="variable" style:font-size-asian="13pt" style:font-name-complex="Times New Roman (标题 CS)" style:font-family-complex="'Times New Roman (标题 C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标题_20_7_20_字符" style:display-name="标题 7 字符" style:family="text" style:parent-style-name="Default_20_Paragraph_20_Font" loext:linked-style-name="Heading_20_7">
      <style:text-properties fo:color="#0f4761" loext:opacity="100%" style:font-name="Arial" fo:font-family="Arial" style:font-family-generic="roman" style:font-pitch="variable" fo:font-size="13pt" style:font-name-asian="黑体" style:font-family-asian="黑体" style:font-family-generic-asian="system" style:font-pitch-asian="variable" style:font-size-asian="13pt" style:font-name-complex="Times New Roman (标题 CS)" style:font-family-complex="'Times New Roman (标题 C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标题_20_8_20_字符" style:display-name="标题 8 字符" style:family="text" style:parent-style-name="Default_20_Paragraph_20_Font" loext:linked-style-name="Heading_20_8">
      <style:text-properties fo:color="#0f4761" loext:opacity="100%" style:font-name="Arial" fo:font-family="Arial" style:font-family-generic="roman" style:font-pitch="variable" fo:font-size="13pt" style:font-name-asian="黑体" style:font-family-asian="黑体" style:font-family-generic-asian="system" style:font-pitch-asian="variable" style:font-size-asian="13pt" style:font-name-complex="Times New Roman (标题 CS)" style:font-family-complex="'Times New Roman (标题 C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标题_20_9_20_字符" style:display-name="标题 9 字符" style:family="text" style:parent-style-name="Default_20_Paragraph_20_Font" loext:linked-style-name="Heading_20_9">
      <style:text-properties fo:color="#0f4761" loext:opacity="100%" style:font-name="Arial" fo:font-family="Arial" style:font-family-generic="roman" style:font-pitch="variable" fo:font-size="13pt" style:font-name-asian="黑体" style:font-family-asian="黑体" style:font-family-generic-asian="system" style:font-pitch-asian="variable" style:font-size-asian="13pt" style:font-name-complex="Times New Roman (标题 CS)" style:font-family-complex="'Times New Roman (标题 C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题注_20_字符" style:display-name="题注 字符" style:family="text" style:parent-style-name="Default_20_Paragraph_20_Font" loext:linked-style-name="Caption"/>
    <style:style style:name="Verbatim_20_Char" style:display-name="Verbatim Char" style:family="text" style:parent-style-name="题注_20_字符">
      <style:text-properties style:font-name="Consolas" fo:font-family="Consolas" style:font-family-generic="roman" style:font-pitch="variable" fo:font-size="11pt" style:font-size-asian="11pt"/>
    </style:style>
    <style:style style:name="Section_20_Number" style:display-name="Section Number" style:family="text" style:parent-style-name="题注_20_字符"/>
    <style:style style:name="Footnote_20_Symbol" style:display-name="Footnote Symbol" style:family="text" style:parent-style-name="题注_20_字符">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题注_20_字符">
      <style:text-properties fo:color="#156082" loext:opacity="100%">
        <loext:char-complex-color loext:theme-type="accent1" loext:color-type="theme"/>
      </style:text-properties>
    </style:style>
    <style:style style:name="页眉_20_字符" style:display-name="页眉 字符" style:family="text" style:parent-style-name="Default_20_Paragraph_20_Font" loext:linked-style-name="Header">
      <style:text-properties style:font-name="Arial" fo:font-family="Arial" style:font-family-generic="roman" style:font-pitch="variable" fo:font-size="9pt" style:font-name-asian="宋体" style:font-family-asian="宋体" style:font-family-generic-asian="system" style:font-pitch-asian="variable" style:font-size-asian="9pt" style:font-name-complex="Times New Roman (正文 CS 字体)" style:font-family-complex="'Times New Roman (正文 CS 字体)'" style:font-family-generic-complex="system" style:font-pitch-complex="variable" style:font-size-complex="9pt"/>
    </style:style>
    <style:style style:name="页脚_20_字符" style:display-name="页脚 字符" style:family="text" style:parent-style-name="Default_20_Paragraph_20_Font" loext:linked-style-name="Footer">
      <style:text-properties style:font-name="Arial" fo:font-family="Arial" style:font-family-generic="roman" style:font-pitch="variable" fo:font-size="9pt" style:font-name-asian="宋体" style:font-family-asian="宋体" style:font-family-generic-asian="system" style:font-pitch-asian="variable" style:font-size-asian="9pt" style:font-name-complex="Times New Roman (正文 CS 字体)" style:font-family-complex="'Times New Roman (正文 CS 字体)'" style:font-family-generic-complex="system" style:font-pitch-complex="variable" style:font-size-complex="9pt"/>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text:style-name="ListLabel_20_19"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4"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25"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6"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27"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28"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3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ize="12pt" style:font-size-asian="12pt" style:language-asian="zh" style:country-asian="CN" style:font-size-complex="12pt"/>
    </style:style>
    <style:style style:name="MT2" style:family="text">
      <style:text-properties fo:font-size="12pt" style:font-size-asian="12pt" style:font-size-complex="12pt"/>
    </style:style>
    <style:page-layout style:name="Mpm1">
      <style:page-layout-properties fo:page-width="8.5in" fo:page-height="11in" style:num-format="1" style:print-orientation="portrait" fo:margin-top="0.5in" fo:margin-bottom="0.7083in" fo:margin-left="1.25in" fo:margin-right="1.25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917in" fo:margin-left="0in" fo:margin-right="0in" fo:margin-top="0.2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loext:marker-style-name="MT1"><text:span text:style-name="MT2">Generated by Kimi.ai</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5T03:24:05</meta:creation-date>
    <dc:date>2026-04-15T03:24:05</dc:date>
    <meta:editing-duration>PT27M</meta:editing-duration>
    <meta:generator>LibreOffice/24.2.7.2$Linux_X86_64 LibreOffice_project/420$Build-2</meta:generator>
    <meta:document-statistic meta:table-count="1" meta:image-count="0" meta:object-count="0" meta:page-count="59" meta:paragraph-count="382" meta:word-count="15546" meta:character-count="122115" meta:non-whitespace-character-count="107077"/>
    <meta:user-defined meta:name="AIGC">{"Label":"1","ContentProducer":"001191110108MACG2KBH8F10000","ProduceID":"anonymous-19d8c69b-40e2-823b-8000-094095dfb97c-20260415032405","ReservedCode1":"","ContentPropagator":"001191110108MACG2KBH8F20000","PropagateID":"anonymous-19d8c69b-40e2-823b-8000-094095dfb97c-20260415032405","ReservedCode2":""}</meta:user-defined>
    <meta:user-defined meta:name="AppVersion">16.0000</meta:user-defined>
    <meta:template xlink:type="simple" xlink:actuate="onRequest" xlink:title="Normal.dotm" xlink:href=""/>
  </office:meta>
</office:document-meta>
</file>